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  <style:style style:name="ce2" style:family="table-cell" style:parent-style-name="Default">
      <style:table-cell-properties fo:background-color="#ffff99" fo:border="0.06pt solid #000000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99ff"/>
    </style:style>
    <style:style style:name="ce6" style:family="table-cell" style:parent-style-name="Default">
      <style:table-cell-properties fo:background-color="#ffff99" fo:border="0.06pt solid #000000"/>
      <style:text-properties fo:color="#ff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1" table:number-columns-repeated="2" table:default-cell-style-name="ce1"/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x_idx</text:p>
          </table:table-cell>
          <table:table-cell office:value-type="string" calcext:value-type="string">
            <text:p>y_id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goal sp</text:p>
          </table:table-cell>
          <table:table-cell table:style-name="ce3" office:value-type="float" office:value="-2.2" calcext:value-type="float">
            <text:p>-2.2</text:p>
          </table:table-cell>
          <table:table-cell table:style-name="ce3" office:value-type="float" office:value="1.25" calcext:value-type="float">
            <text:p>1.25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.$I$4]+[.$H$10]*[.A2]" office:value-type="float" office:value="-10.7" calcext:value-type="float">
            <text:p>-10.70</text:p>
          </table:table-cell>
          <table:table-cell table:formula="of:=[.$I$5]+[.$H$10]*[.B2]" office:value-type="float" office:value="-7.25" calcext:value-type="float">
            <text:p>-7.25</text:p>
          </table:table-cell>
          <table:table-cell table:number-columns-repeated="2"/>
          <table:table-cell office:value-type="string" calcext:value-type="string">
            <text:p>speed_atk</text:p>
          </table:table-cell>
          <table:table-cell table:style-name="ce4" office:value-type="string" calcext:value-type="string">
            <text:p>0.08m/s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$I$4]+[.$H$10]*[.A3]" office:value-type="float" office:value="-9.9" calcext:value-type="float">
            <text:p>-9.90</text:p>
          </table:table-cell>
          <table:table-cell table:formula="of:=[.$I$5]+[.$H$10]*[.B3]" office:value-type="float" office:value="-7.25" calcext:value-type="float">
            <text:p>-7.25</text:p>
          </table:table-cell>
          <table:table-cell table:number-columns-repeated="2"/>
          <table:table-cell office:value-type="string" calcext:value-type="string">
            <text:p>100 tick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$I$4]+[.$H$10]*[.A4]" office:value-type="float" office:value="-9.1" calcext:value-type="float">
            <text:p>-9.10</text:p>
          </table:table-cell>
          <table:table-cell table:formula="of:=[.$I$5]+[.$H$10]*[.B4]" office:value-type="float" office:value="-7.25" calcext:value-type="float">
            <text:p>-7.25</text:p>
          </table:table-cell>
          <table:table-cell table:number-columns-repeated="2"/>
          <table:table-cell table:style-name="ce2" office:value-type="string" calcext:value-type="string">
            <text:p>max x</text:p>
          </table:table-cell>
          <table:table-cell table:style-name="ce2" table:formula="of:=-2.2 + 100 * 0.08" office:value-type="float" office:value="5.8" calcext:value-type="float">
            <text:p>5.8</text:p>
          </table:table-cell>
          <table:table-cell table:style-name="ce6" table:formula="of:=-2.2 - 100 * 0.08 - 0.5" office:value-type="float" office:value="-10.7" calcext:value-type="float">
            <text:p>-10.7</text:p>
          </table:table-cell>
          <table:table-cell office:value-type="string" calcext:value-type="string">
            <text:p>&lt;-fixed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$I$4]+[.$H$10]*[.A5]" office:value-type="float" office:value="-8.3" calcext:value-type="float">
            <text:p>-8.30</text:p>
          </table:table-cell>
          <table:table-cell table:formula="of:=[.$I$5]+[.$H$10]*[.B5]" office:value-type="float" office:value="-7.25" calcext:value-type="float">
            <text:p>-7.25</text:p>
          </table:table-cell>
          <table:table-cell table:number-columns-repeated="2"/>
          <table:table-cell table:style-name="ce2" office:value-type="string" calcext:value-type="string">
            <text:p>max y</text:p>
          </table:table-cell>
          <table:table-cell table:style-name="ce2" table:formula="of:=1.25 + 100 * 0.08" office:value-type="float" office:value="9.25" calcext:value-type="float">
            <text:p>9.25</text:p>
          </table:table-cell>
          <table:table-cell table:style-name="ce6" table:formula="of:=1.25 - 100 * 0.08 - 0.5" office:value-type="float" office:value="-7.25" calcext:value-type="float">
            <text:p>-7.25</text:p>
          </table:table-cell>
          <table:table-cell office:value-type="string" calcext:value-type="string">
            <text:p>&lt;-fixed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$I$4]+[.$H$10]*[.A6]" office:value-type="float" office:value="-7.5" calcext:value-type="float">
            <text:p>-7.50</text:p>
          </table:table-cell>
          <table:table-cell table:formula="of:=[.$I$5]+[.$H$10]*[.B6]" office:value-type="float" office:value="-7.25" calcext:value-type="float">
            <text:p>-7.25</text:p>
          </table:table-cell>
          <table:table-cell table:number-columns-repeated="8"/>
          <table:table-cell office:value-type="string" calcext:value-type="string">
            <text:p>num of tota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$I$4]+[.$H$10]*[.A7]" office:value-type="float" office:value="-6.7" calcext:value-type="float">
            <text:p>-6.70</text:p>
          </table:table-cell>
          <table:table-cell table:formula="of:=[.$I$5]+[.$H$10]*[.B7]" office:value-type="float" office:value="-7.25" calcext:value-type="float">
            <text:p>-7.25</text:p>
          </table:table-cell>
          <table:table-cell table:number-columns-repeated="2"/>
          <table:table-cell office:value-type="string" calcext:value-type="string">
            <text:p>seperated_unit (supposed to be)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m</text:p>
          </table:table-cell>
          <table:table-cell table:formula="of:=ABS([.I4]-[.H4])/[.H7]" office:value-type="float" office:value="82.5" calcext:value-type="float">
            <text:p>82.5</text:p>
          </table:table-cell>
          <table:table-cell table:formula="of:=ABS([.I5]-[.H5])/[.H7]" office:value-type="float" office:value="82.5" calcext:value-type="float">
            <text:p>82.5</text:p>
          </table:table-cell>
          <table:table-cell/>
          <table:table-cell table:formula="of:=[.J7]*[.K7]" office:value-type="float" office:value="6806.25" calcext:value-type="float">
            <text:p>6806.2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$I$4]+[.$H$10]*[.A8]" office:value-type="float" office:value="-5.9" calcext:value-type="float">
            <text:p>-5.90</text:p>
          </table:table-cell>
          <table:table-cell table:formula="of:=[.$I$5]+[.$H$10]*[.B8]" office:value-type="float" office:value="-7.25" calcext:value-type="float">
            <text:p>-7.25</text:p>
          </table:table-cell>
          <table:table-cell table:number-columns-repeated="2"/>
          <table:table-cell office:value-type="string" calcext:value-type="string">
            <text:p>seperated_unit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m</text:p>
          </table:table-cell>
          <table:table-cell table:formula="of:=ABS([.$I$4]-[.$H$4])/[.H8]" office:value-type="float" office:value="41.25" calcext:value-type="float">
            <text:p>41.25</text:p>
          </table:table-cell>
          <table:table-cell table:formula="of:=ABS([.$I$5]-[.$H$5])/[.H8]" office:value-type="float" office:value="41.25" calcext:value-type="float">
            <text:p>41.25</text:p>
          </table:table-cell>
          <table:table-cell/>
          <table:table-cell table:formula="of:=[.J8]*[.K8]" office:value-type="float" office:value="1701.5625" calcext:value-type="float">
            <text:p>1701.562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$I$4]+[.$H$10]*[.A9]" office:value-type="float" office:value="-5.1" calcext:value-type="float">
            <text:p>-5.10</text:p>
          </table:table-cell>
          <table:table-cell table:formula="of:=[.$I$5]+[.$H$10]*[.B9]" office:value-type="float" office:value="-7.25" calcext:value-type="float">
            <text:p>-7.25</text:p>
          </table:table-cell>
          <table:table-cell table:number-columns-repeated="2"/>
          <table:table-cell office:value-type="string" calcext:value-type="string">
            <text:p>seperated_unit</text:p>
          </table:table-cell>
          <table:table-cell office:value-type="float" office:value="0.6" calcext:value-type="float">
            <text:p>0.6</text:p>
          </table:table-cell>
          <table:table-cell/>
          <table:table-cell table:formula="of:=ABS([.$I$4]-[.$H$4])/[.H9]" office:value-type="float" office:value="27.5" calcext:value-type="float">
            <text:p>27.5</text:p>
          </table:table-cell>
          <table:table-cell table:formula="of:=ABS([.$I$5]-[.$H$5])/[.H9]" office:value-type="float" office:value="27.5" calcext:value-type="float">
            <text:p>27.5</text:p>
          </table:table-cell>
          <table:table-cell/>
          <table:table-cell table:formula="of:=[.J9]*[.K9]" office:value-type="float" office:value="756.25" calcext:value-type="float">
            <text:p>756.2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$I$4]+[.$H$10]*[.A10]" office:value-type="float" office:value="-4.3" calcext:value-type="float">
            <text:p>-4.30</text:p>
          </table:table-cell>
          <table:table-cell table:formula="of:=[.$I$5]+[.$H$10]*[.B10]" office:value-type="float" office:value="-7.25" calcext:value-type="float">
            <text:p>-7.25</text:p>
          </table:table-cell>
          <table:table-cell table:number-columns-repeated="3"/>
          <table:table-cell table:style-name="ce5" office:value-type="float" office:value="0.8" calcext:value-type="float">
            <text:p>0.8</text:p>
          </table:table-cell>
          <table:table-cell office:value-type="string" calcext:value-type="string">
            <text:p>&lt;-select</text:p>
          </table:table-cell>
          <table:table-cell table:formula="of:=ABS([.$I$4]-[.$H$4])/[.H10]" office:value-type="float" office:value="20.625" calcext:value-type="float">
            <text:p>20.625</text:p>
          </table:table-cell>
          <table:table-cell table:formula="of:=ABS([.$I$5]-[.$H$5])/[.H10]" office:value-type="float" office:value="20.625" calcext:value-type="float">
            <text:p>20.625</text:p>
          </table:table-cell>
          <table:table-cell/>
          <table:table-cell table:formula="of:=[.J10]*[.K10]" office:value-type="float" office:value="425.390625" calcext:value-type="float">
            <text:p>425.39062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$I$4]+[.$H$10]*[.A11]" office:value-type="float" office:value="-3.5" calcext:value-type="float">
            <text:p>-3.50</text:p>
          </table:table-cell>
          <table:table-cell table:formula="of:=[.$I$5]+[.$H$10]*[.B11]" office:value-type="float" office:value="-7.25" calcext:value-type="float">
            <text:p>-7.25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$I$4]+[.$H$10]*[.A12]" office:value-type="float" office:value="-2.7" calcext:value-type="float">
            <text:p>-2.70</text:p>
          </table:table-cell>
          <table:table-cell table:formula="of:=[.$I$5]+[.$H$10]*[.B12]" office:value-type="float" office:value="-7.25" calcext:value-type="float">
            <text:p>-7.25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$I$4]+[.$H$10]*[.A13]" office:value-type="float" office:value="-1.9" calcext:value-type="float">
            <text:p>-1.90</text:p>
          </table:table-cell>
          <table:table-cell table:formula="of:=[.$I$5]+[.$H$10]*[.B13]" office:value-type="float" office:value="-7.25" calcext:value-type="float">
            <text:p>-7.25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$I$4]+[.$H$10]*[.A14]" office:value-type="float" office:value="-1.1" calcext:value-type="float">
            <text:p>-1.10</text:p>
          </table:table-cell>
          <table:table-cell table:formula="of:=[.$I$5]+[.$H$10]*[.B14]" office:value-type="float" office:value="-7.25" calcext:value-type="float">
            <text:p>-7.25</text:p>
          </table:table-cell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[.$I$4]+[.$H$10]*[.A15]" office:value-type="float" office:value="-0.299999999999999" calcext:value-type="float">
            <text:p>-0.30</text:p>
          </table:table-cell>
          <table:table-cell table:formula="of:=[.$I$5]+[.$H$10]*[.B15]" office:value-type="float" office:value="-7.25" calcext:value-type="float">
            <text:p>-7.25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$I$4]+[.$H$10]*[.A16]" office:value-type="float" office:value="0.500000000000002" calcext:value-type="float">
            <text:p>0.50</text:p>
          </table:table-cell>
          <table:table-cell table:formula="of:=[.$I$5]+[.$H$10]*[.B16]" office:value-type="float" office:value="-7.25" calcext:value-type="float">
            <text:p>-7.25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[.$I$4]+[.$H$10]*[.A17]" office:value-type="float" office:value="1.3" calcext:value-type="float">
            <text:p>1.30</text:p>
          </table:table-cell>
          <table:table-cell table:formula="of:=[.$I$5]+[.$H$10]*[.B17]" office:value-type="float" office:value="-7.25" calcext:value-type="float">
            <text:p>-7.25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$I$4]+[.$H$10]*[.A18]" office:value-type="float" office:value="2.1" calcext:value-type="float">
            <text:p>2.10</text:p>
          </table:table-cell>
          <table:table-cell table:formula="of:=[.$I$5]+[.$H$10]*[.B18]" office:value-type="float" office:value="-7.25" calcext:value-type="float">
            <text:p>-7.25</text:p>
          </table:table-cell>
          <table:table-cell table:number-columns-repeated="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$I$4]+[.$H$10]*[.A19]" office:value-type="float" office:value="2.9" calcext:value-type="float">
            <text:p>2.90</text:p>
          </table:table-cell>
          <table:table-cell table:formula="of:=[.$I$5]+[.$H$10]*[.B19]" office:value-type="float" office:value="-7.25" calcext:value-type="float">
            <text:p>-7.25</text:p>
          </table:table-cell>
          <table:table-cell table:number-columns-repeated="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$I$4]+[.$H$10]*[.A20]" office:value-type="float" office:value="3.7" calcext:value-type="float">
            <text:p>3.70</text:p>
          </table:table-cell>
          <table:table-cell table:formula="of:=[.$I$5]+[.$H$10]*[.B20]" office:value-type="float" office:value="-7.25" calcext:value-type="float">
            <text:p>-7.25</text:p>
          </table:table-cell>
          <table:table-cell table:number-columns-repeated="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$I$4]+[.$H$10]*[.A21]" office:value-type="float" office:value="4.5" calcext:value-type="float">
            <text:p>4.50</text:p>
          </table:table-cell>
          <table:table-cell table:formula="of:=[.$I$5]+[.$H$10]*[.B21]" office:value-type="float" office:value="-7.25" calcext:value-type="float">
            <text:p>-7.25</text:p>
          </table:table-cell>
          <table:table-cell table:number-columns-repeated="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$I$4]+[.$H$10]*[.A22]" office:value-type="float" office:value="5.3" calcext:value-type="float">
            <text:p>5.30</text:p>
          </table:table-cell>
          <table:table-cell table:formula="of:=[.$I$5]+[.$H$10]*[.B22]" office:value-type="float" office:value="-7.25" calcext:value-type="float">
            <text:p>-7.25</text:p>
          </table:table-cell>
          <table:table-cell table:number-columns-repeated="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$I$4]+[.$H$10]*[.A23]" office:value-type="float" office:value="6.1" calcext:value-type="float">
            <text:p>6.10</text:p>
          </table:table-cell>
          <table:table-cell table:formula="of:=[.$I$5]+[.$H$10]*[.B23]" office:value-type="float" office:value="-7.25" calcext:value-type="float">
            <text:p>-7.25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B2]+1" office:value-type="float" office:value="1" calcext:value-type="float">
            <text:p>1</text:p>
          </table:table-cell>
          <table:table-cell table:formula="of:=[.$I$4]+[.$H$10]*[.A24]" office:value-type="float" office:value="-10.7" calcext:value-type="float">
            <text:p>-10.70</text:p>
          </table:table-cell>
          <table:table-cell table:formula="of:=[.$I$5]+[.$H$10]*[.B24]" office:value-type="float" office:value="-6.45" calcext:value-type="float">
            <text:p>-6.45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3]+1" office:value-type="float" office:value="1" calcext:value-type="float">
            <text:p>1</text:p>
          </table:table-cell>
          <table:table-cell table:formula="of:=[.$I$4]+[.$H$10]*[.A25]" office:value-type="float" office:value="-9.9" calcext:value-type="float">
            <text:p>-9.90</text:p>
          </table:table-cell>
          <table:table-cell table:formula="of:=[.$I$5]+[.$H$10]*[.B25]" office:value-type="float" office:value="-6.45" calcext:value-type="float">
            <text:p>-6.45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4]+1" office:value-type="float" office:value="1" calcext:value-type="float">
            <text:p>1</text:p>
          </table:table-cell>
          <table:table-cell table:formula="of:=[.$I$4]+[.$H$10]*[.A26]" office:value-type="float" office:value="-9.1" calcext:value-type="float">
            <text:p>-9.10</text:p>
          </table:table-cell>
          <table:table-cell table:formula="of:=[.$I$5]+[.$H$10]*[.B26]" office:value-type="float" office:value="-6.45" calcext:value-type="float">
            <text:p>-6.45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5]+1" office:value-type="float" office:value="1" calcext:value-type="float">
            <text:p>1</text:p>
          </table:table-cell>
          <table:table-cell table:formula="of:=[.$I$4]+[.$H$10]*[.A27]" office:value-type="float" office:value="-8.3" calcext:value-type="float">
            <text:p>-8.30</text:p>
          </table:table-cell>
          <table:table-cell table:formula="of:=[.$I$5]+[.$H$10]*[.B27]" office:value-type="float" office:value="-6.45" calcext:value-type="float">
            <text:p>-6.45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6]+1" office:value-type="float" office:value="1" calcext:value-type="float">
            <text:p>1</text:p>
          </table:table-cell>
          <table:table-cell table:formula="of:=[.$I$4]+[.$H$10]*[.A28]" office:value-type="float" office:value="-7.5" calcext:value-type="float">
            <text:p>-7.50</text:p>
          </table:table-cell>
          <table:table-cell table:formula="of:=[.$I$5]+[.$H$10]*[.B28]" office:value-type="float" office:value="-6.45" calcext:value-type="float">
            <text:p>-6.45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7]+1" office:value-type="float" office:value="1" calcext:value-type="float">
            <text:p>1</text:p>
          </table:table-cell>
          <table:table-cell table:formula="of:=[.$I$4]+[.$H$10]*[.A29]" office:value-type="float" office:value="-6.7" calcext:value-type="float">
            <text:p>-6.70</text:p>
          </table:table-cell>
          <table:table-cell table:formula="of:=[.$I$5]+[.$H$10]*[.B29]" office:value-type="float" office:value="-6.45" calcext:value-type="float">
            <text:p>-6.45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8]+1" office:value-type="float" office:value="1" calcext:value-type="float">
            <text:p>1</text:p>
          </table:table-cell>
          <table:table-cell table:formula="of:=[.$I$4]+[.$H$10]*[.A30]" office:value-type="float" office:value="-5.9" calcext:value-type="float">
            <text:p>-5.90</text:p>
          </table:table-cell>
          <table:table-cell table:formula="of:=[.$I$5]+[.$H$10]*[.B30]" office:value-type="float" office:value="-6.45" calcext:value-type="float">
            <text:p>-6.45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9]+1" office:value-type="float" office:value="1" calcext:value-type="float">
            <text:p>1</text:p>
          </table:table-cell>
          <table:table-cell table:formula="of:=[.$I$4]+[.$H$10]*[.A31]" office:value-type="float" office:value="-5.1" calcext:value-type="float">
            <text:p>-5.10</text:p>
          </table:table-cell>
          <table:table-cell table:formula="of:=[.$I$5]+[.$H$10]*[.B31]" office:value-type="float" office:value="-6.45" calcext:value-type="float">
            <text:p>-6.45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10]+1" office:value-type="float" office:value="1" calcext:value-type="float">
            <text:p>1</text:p>
          </table:table-cell>
          <table:table-cell table:formula="of:=[.$I$4]+[.$H$10]*[.A32]" office:value-type="float" office:value="-4.3" calcext:value-type="float">
            <text:p>-4.30</text:p>
          </table:table-cell>
          <table:table-cell table:formula="of:=[.$I$5]+[.$H$10]*[.B32]" office:value-type="float" office:value="-6.45" calcext:value-type="float">
            <text:p>-6.45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1]+1" office:value-type="float" office:value="1" calcext:value-type="float">
            <text:p>1</text:p>
          </table:table-cell>
          <table:table-cell table:formula="of:=[.$I$4]+[.$H$10]*[.A33]" office:value-type="float" office:value="-3.5" calcext:value-type="float">
            <text:p>-3.50</text:p>
          </table:table-cell>
          <table:table-cell table:formula="of:=[.$I$5]+[.$H$10]*[.B33]" office:value-type="float" office:value="-6.45" calcext:value-type="float">
            <text:p>-6.45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12]+1" office:value-type="float" office:value="1" calcext:value-type="float">
            <text:p>1</text:p>
          </table:table-cell>
          <table:table-cell table:formula="of:=[.$I$4]+[.$H$10]*[.A34]" office:value-type="float" office:value="-2.7" calcext:value-type="float">
            <text:p>-2.70</text:p>
          </table:table-cell>
          <table:table-cell table:formula="of:=[.$I$5]+[.$H$10]*[.B34]" office:value-type="float" office:value="-6.45" calcext:value-type="float">
            <text:p>-6.45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13]+1" office:value-type="float" office:value="1" calcext:value-type="float">
            <text:p>1</text:p>
          </table:table-cell>
          <table:table-cell table:formula="of:=[.$I$4]+[.$H$10]*[.A35]" office:value-type="float" office:value="-1.9" calcext:value-type="float">
            <text:p>-1.90</text:p>
          </table:table-cell>
          <table:table-cell table:formula="of:=[.$I$5]+[.$H$10]*[.B35]" office:value-type="float" office:value="-6.45" calcext:value-type="float">
            <text:p>-6.45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14]+1" office:value-type="float" office:value="1" calcext:value-type="float">
            <text:p>1</text:p>
          </table:table-cell>
          <table:table-cell table:formula="of:=[.$I$4]+[.$H$10]*[.A36]" office:value-type="float" office:value="-1.1" calcext:value-type="float">
            <text:p>-1.10</text:p>
          </table:table-cell>
          <table:table-cell table:formula="of:=[.$I$5]+[.$H$10]*[.B36]" office:value-type="float" office:value="-6.45" calcext:value-type="float">
            <text:p>-6.45</text:p>
          </table:table-cell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15]+1" office:value-type="float" office:value="1" calcext:value-type="float">
            <text:p>1</text:p>
          </table:table-cell>
          <table:table-cell table:formula="of:=[.$I$4]+[.$H$10]*[.A37]" office:value-type="float" office:value="-0.299999999999999" calcext:value-type="float">
            <text:p>-0.30</text:p>
          </table:table-cell>
          <table:table-cell table:formula="of:=[.$I$5]+[.$H$10]*[.B37]" office:value-type="float" office:value="-6.45" calcext:value-type="float">
            <text:p>-6.45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16]+1" office:value-type="float" office:value="1" calcext:value-type="float">
            <text:p>1</text:p>
          </table:table-cell>
          <table:table-cell table:formula="of:=[.$I$4]+[.$H$10]*[.A38]" office:value-type="float" office:value="0.500000000000002" calcext:value-type="float">
            <text:p>0.50</text:p>
          </table:table-cell>
          <table:table-cell table:formula="of:=[.$I$5]+[.$H$10]*[.B38]" office:value-type="float" office:value="-6.45" calcext:value-type="float">
            <text:p>-6.45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17]+1" office:value-type="float" office:value="1" calcext:value-type="float">
            <text:p>1</text:p>
          </table:table-cell>
          <table:table-cell table:formula="of:=[.$I$4]+[.$H$10]*[.A39]" office:value-type="float" office:value="1.3" calcext:value-type="float">
            <text:p>1.30</text:p>
          </table:table-cell>
          <table:table-cell table:formula="of:=[.$I$5]+[.$H$10]*[.B39]" office:value-type="float" office:value="-6.45" calcext:value-type="float">
            <text:p>-6.45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18]+1" office:value-type="float" office:value="1" calcext:value-type="float">
            <text:p>1</text:p>
          </table:table-cell>
          <table:table-cell table:formula="of:=[.$I$4]+[.$H$10]*[.A40]" office:value-type="float" office:value="2.1" calcext:value-type="float">
            <text:p>2.10</text:p>
          </table:table-cell>
          <table:table-cell table:formula="of:=[.$I$5]+[.$H$10]*[.B40]" office:value-type="float" office:value="-6.45" calcext:value-type="float">
            <text:p>-6.45</text:p>
          </table:table-cell>
          <table:table-cell table:number-columns-repeated="9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19]+1" office:value-type="float" office:value="1" calcext:value-type="float">
            <text:p>1</text:p>
          </table:table-cell>
          <table:table-cell table:formula="of:=[.$I$4]+[.$H$10]*[.A41]" office:value-type="float" office:value="2.9" calcext:value-type="float">
            <text:p>2.90</text:p>
          </table:table-cell>
          <table:table-cell table:formula="of:=[.$I$5]+[.$H$10]*[.B41]" office:value-type="float" office:value="-6.45" calcext:value-type="float">
            <text:p>-6.45</text:p>
          </table:table-cell>
          <table:table-cell table:number-columns-repeated="9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20]+1" office:value-type="float" office:value="1" calcext:value-type="float">
            <text:p>1</text:p>
          </table:table-cell>
          <table:table-cell table:formula="of:=[.$I$4]+[.$H$10]*[.A42]" office:value-type="float" office:value="3.7" calcext:value-type="float">
            <text:p>3.70</text:p>
          </table:table-cell>
          <table:table-cell table:formula="of:=[.$I$5]+[.$H$10]*[.B42]" office:value-type="float" office:value="-6.45" calcext:value-type="float">
            <text:p>-6.45</text:p>
          </table:table-cell>
          <table:table-cell table:number-columns-repeated="9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21]+1" office:value-type="float" office:value="1" calcext:value-type="float">
            <text:p>1</text:p>
          </table:table-cell>
          <table:table-cell table:formula="of:=[.$I$4]+[.$H$10]*[.A43]" office:value-type="float" office:value="4.5" calcext:value-type="float">
            <text:p>4.50</text:p>
          </table:table-cell>
          <table:table-cell table:formula="of:=[.$I$5]+[.$H$10]*[.B43]" office:value-type="float" office:value="-6.45" calcext:value-type="float">
            <text:p>-6.45</text:p>
          </table:table-cell>
          <table:table-cell table:number-columns-repeated="9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22]+1" office:value-type="float" office:value="1" calcext:value-type="float">
            <text:p>1</text:p>
          </table:table-cell>
          <table:table-cell table:formula="of:=[.$I$4]+[.$H$10]*[.A44]" office:value-type="float" office:value="5.3" calcext:value-type="float">
            <text:p>5.30</text:p>
          </table:table-cell>
          <table:table-cell table:formula="of:=[.$I$5]+[.$H$10]*[.B44]" office:value-type="float" office:value="-6.45" calcext:value-type="float">
            <text:p>-6.45</text:p>
          </table:table-cell>
          <table:table-cell table:number-columns-repeated="9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23]+1" office:value-type="float" office:value="1" calcext:value-type="float">
            <text:p>1</text:p>
          </table:table-cell>
          <table:table-cell table:formula="of:=[.$I$4]+[.$H$10]*[.A45]" office:value-type="float" office:value="6.1" calcext:value-type="float">
            <text:p>6.10</text:p>
          </table:table-cell>
          <table:table-cell table:formula="of:=[.$I$5]+[.$H$10]*[.B45]" office:value-type="float" office:value="-6.45" calcext:value-type="float">
            <text:p>-6.45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B24]+1" office:value-type="float" office:value="2" calcext:value-type="float">
            <text:p>2</text:p>
          </table:table-cell>
          <table:table-cell table:formula="of:=[.$I$4]+[.$H$10]*[.A46]" office:value-type="float" office:value="-10.7" calcext:value-type="float">
            <text:p>-10.70</text:p>
          </table:table-cell>
          <table:table-cell table:formula="of:=[.$I$5]+[.$H$10]*[.B46]" office:value-type="float" office:value="-5.65" calcext:value-type="float">
            <text:p>-5.65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25]+1" office:value-type="float" office:value="2" calcext:value-type="float">
            <text:p>2</text:p>
          </table:table-cell>
          <table:table-cell table:formula="of:=[.$I$4]+[.$H$10]*[.A47]" office:value-type="float" office:value="-9.9" calcext:value-type="float">
            <text:p>-9.90</text:p>
          </table:table-cell>
          <table:table-cell table:formula="of:=[.$I$5]+[.$H$10]*[.B47]" office:value-type="float" office:value="-5.65" calcext:value-type="float">
            <text:p>-5.65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26]+1" office:value-type="float" office:value="2" calcext:value-type="float">
            <text:p>2</text:p>
          </table:table-cell>
          <table:table-cell table:formula="of:=[.$I$4]+[.$H$10]*[.A48]" office:value-type="float" office:value="-9.1" calcext:value-type="float">
            <text:p>-9.10</text:p>
          </table:table-cell>
          <table:table-cell table:formula="of:=[.$I$5]+[.$H$10]*[.B48]" office:value-type="float" office:value="-5.65" calcext:value-type="float">
            <text:p>-5.65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27]+1" office:value-type="float" office:value="2" calcext:value-type="float">
            <text:p>2</text:p>
          </table:table-cell>
          <table:table-cell table:formula="of:=[.$I$4]+[.$H$10]*[.A49]" office:value-type="float" office:value="-8.3" calcext:value-type="float">
            <text:p>-8.30</text:p>
          </table:table-cell>
          <table:table-cell table:formula="of:=[.$I$5]+[.$H$10]*[.B49]" office:value-type="float" office:value="-5.65" calcext:value-type="float">
            <text:p>-5.65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28]+1" office:value-type="float" office:value="2" calcext:value-type="float">
            <text:p>2</text:p>
          </table:table-cell>
          <table:table-cell table:formula="of:=[.$I$4]+[.$H$10]*[.A50]" office:value-type="float" office:value="-7.5" calcext:value-type="float">
            <text:p>-7.50</text:p>
          </table:table-cell>
          <table:table-cell table:formula="of:=[.$I$5]+[.$H$10]*[.B50]" office:value-type="float" office:value="-5.65" calcext:value-type="float">
            <text:p>-5.65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29]+1" office:value-type="float" office:value="2" calcext:value-type="float">
            <text:p>2</text:p>
          </table:table-cell>
          <table:table-cell table:formula="of:=[.$I$4]+[.$H$10]*[.A51]" office:value-type="float" office:value="-6.7" calcext:value-type="float">
            <text:p>-6.70</text:p>
          </table:table-cell>
          <table:table-cell table:formula="of:=[.$I$5]+[.$H$10]*[.B51]" office:value-type="float" office:value="-5.65" calcext:value-type="float">
            <text:p>-5.65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30]+1" office:value-type="float" office:value="2" calcext:value-type="float">
            <text:p>2</text:p>
          </table:table-cell>
          <table:table-cell table:formula="of:=[.$I$4]+[.$H$10]*[.A52]" office:value-type="float" office:value="-5.9" calcext:value-type="float">
            <text:p>-5.90</text:p>
          </table:table-cell>
          <table:table-cell table:formula="of:=[.$I$5]+[.$H$10]*[.B52]" office:value-type="float" office:value="-5.65" calcext:value-type="float">
            <text:p>-5.65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31]+1" office:value-type="float" office:value="2" calcext:value-type="float">
            <text:p>2</text:p>
          </table:table-cell>
          <table:table-cell table:formula="of:=[.$I$4]+[.$H$10]*[.A53]" office:value-type="float" office:value="-5.1" calcext:value-type="float">
            <text:p>-5.10</text:p>
          </table:table-cell>
          <table:table-cell table:formula="of:=[.$I$5]+[.$H$10]*[.B53]" office:value-type="float" office:value="-5.65" calcext:value-type="float">
            <text:p>-5.65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32]+1" office:value-type="float" office:value="2" calcext:value-type="float">
            <text:p>2</text:p>
          </table:table-cell>
          <table:table-cell table:formula="of:=[.$I$4]+[.$H$10]*[.A54]" office:value-type="float" office:value="-4.3" calcext:value-type="float">
            <text:p>-4.30</text:p>
          </table:table-cell>
          <table:table-cell table:formula="of:=[.$I$5]+[.$H$10]*[.B54]" office:value-type="float" office:value="-5.65" calcext:value-type="float">
            <text:p>-5.65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33]+1" office:value-type="float" office:value="2" calcext:value-type="float">
            <text:p>2</text:p>
          </table:table-cell>
          <table:table-cell table:formula="of:=[.$I$4]+[.$H$10]*[.A55]" office:value-type="float" office:value="-3.5" calcext:value-type="float">
            <text:p>-3.50</text:p>
          </table:table-cell>
          <table:table-cell table:formula="of:=[.$I$5]+[.$H$10]*[.B55]" office:value-type="float" office:value="-5.65" calcext:value-type="float">
            <text:p>-5.65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34]+1" office:value-type="float" office:value="2" calcext:value-type="float">
            <text:p>2</text:p>
          </table:table-cell>
          <table:table-cell table:formula="of:=[.$I$4]+[.$H$10]*[.A56]" office:value-type="float" office:value="-2.7" calcext:value-type="float">
            <text:p>-2.70</text:p>
          </table:table-cell>
          <table:table-cell table:formula="of:=[.$I$5]+[.$H$10]*[.B56]" office:value-type="float" office:value="-5.65" calcext:value-type="float">
            <text:p>-5.65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35]+1" office:value-type="float" office:value="2" calcext:value-type="float">
            <text:p>2</text:p>
          </table:table-cell>
          <table:table-cell table:formula="of:=[.$I$4]+[.$H$10]*[.A57]" office:value-type="float" office:value="-1.9" calcext:value-type="float">
            <text:p>-1.90</text:p>
          </table:table-cell>
          <table:table-cell table:formula="of:=[.$I$5]+[.$H$10]*[.B57]" office:value-type="float" office:value="-5.65" calcext:value-type="float">
            <text:p>-5.65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36]+1" office:value-type="float" office:value="2" calcext:value-type="float">
            <text:p>2</text:p>
          </table:table-cell>
          <table:table-cell table:formula="of:=[.$I$4]+[.$H$10]*[.A58]" office:value-type="float" office:value="-1.1" calcext:value-type="float">
            <text:p>-1.10</text:p>
          </table:table-cell>
          <table:table-cell table:formula="of:=[.$I$5]+[.$H$10]*[.B58]" office:value-type="float" office:value="-5.65" calcext:value-type="float">
            <text:p>-5.65</text:p>
          </table:table-cell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37]+1" office:value-type="float" office:value="2" calcext:value-type="float">
            <text:p>2</text:p>
          </table:table-cell>
          <table:table-cell table:formula="of:=[.$I$4]+[.$H$10]*[.A59]" office:value-type="float" office:value="-0.299999999999999" calcext:value-type="float">
            <text:p>-0.30</text:p>
          </table:table-cell>
          <table:table-cell table:formula="of:=[.$I$5]+[.$H$10]*[.B59]" office:value-type="float" office:value="-5.65" calcext:value-type="float">
            <text:p>-5.65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38]+1" office:value-type="float" office:value="2" calcext:value-type="float">
            <text:p>2</text:p>
          </table:table-cell>
          <table:table-cell table:formula="of:=[.$I$4]+[.$H$10]*[.A60]" office:value-type="float" office:value="0.500000000000002" calcext:value-type="float">
            <text:p>0.50</text:p>
          </table:table-cell>
          <table:table-cell table:formula="of:=[.$I$5]+[.$H$10]*[.B60]" office:value-type="float" office:value="-5.65" calcext:value-type="float">
            <text:p>-5.65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39]+1" office:value-type="float" office:value="2" calcext:value-type="float">
            <text:p>2</text:p>
          </table:table-cell>
          <table:table-cell table:formula="of:=[.$I$4]+[.$H$10]*[.A61]" office:value-type="float" office:value="1.3" calcext:value-type="float">
            <text:p>1.30</text:p>
          </table:table-cell>
          <table:table-cell table:formula="of:=[.$I$5]+[.$H$10]*[.B61]" office:value-type="float" office:value="-5.65" calcext:value-type="float">
            <text:p>-5.65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40]+1" office:value-type="float" office:value="2" calcext:value-type="float">
            <text:p>2</text:p>
          </table:table-cell>
          <table:table-cell table:formula="of:=[.$I$4]+[.$H$10]*[.A62]" office:value-type="float" office:value="2.1" calcext:value-type="float">
            <text:p>2.10</text:p>
          </table:table-cell>
          <table:table-cell table:formula="of:=[.$I$5]+[.$H$10]*[.B62]" office:value-type="float" office:value="-5.65" calcext:value-type="float">
            <text:p>-5.65</text:p>
          </table:table-cell>
          <table:table-cell table:number-columns-repeated="9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41]+1" office:value-type="float" office:value="2" calcext:value-type="float">
            <text:p>2</text:p>
          </table:table-cell>
          <table:table-cell table:formula="of:=[.$I$4]+[.$H$10]*[.A63]" office:value-type="float" office:value="2.9" calcext:value-type="float">
            <text:p>2.90</text:p>
          </table:table-cell>
          <table:table-cell table:formula="of:=[.$I$5]+[.$H$10]*[.B63]" office:value-type="float" office:value="-5.65" calcext:value-type="float">
            <text:p>-5.65</text:p>
          </table:table-cell>
          <table:table-cell table:number-columns-repeated="9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42]+1" office:value-type="float" office:value="2" calcext:value-type="float">
            <text:p>2</text:p>
          </table:table-cell>
          <table:table-cell table:formula="of:=[.$I$4]+[.$H$10]*[.A64]" office:value-type="float" office:value="3.7" calcext:value-type="float">
            <text:p>3.70</text:p>
          </table:table-cell>
          <table:table-cell table:formula="of:=[.$I$5]+[.$H$10]*[.B64]" office:value-type="float" office:value="-5.65" calcext:value-type="float">
            <text:p>-5.65</text:p>
          </table:table-cell>
          <table:table-cell table:number-columns-repeated="9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43]+1" office:value-type="float" office:value="2" calcext:value-type="float">
            <text:p>2</text:p>
          </table:table-cell>
          <table:table-cell table:formula="of:=[.$I$4]+[.$H$10]*[.A65]" office:value-type="float" office:value="4.5" calcext:value-type="float">
            <text:p>4.50</text:p>
          </table:table-cell>
          <table:table-cell table:formula="of:=[.$I$5]+[.$H$10]*[.B65]" office:value-type="float" office:value="-5.65" calcext:value-type="float">
            <text:p>-5.65</text:p>
          </table:table-cell>
          <table:table-cell table:number-columns-repeated="9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44]+1" office:value-type="float" office:value="2" calcext:value-type="float">
            <text:p>2</text:p>
          </table:table-cell>
          <table:table-cell table:formula="of:=[.$I$4]+[.$H$10]*[.A66]" office:value-type="float" office:value="5.3" calcext:value-type="float">
            <text:p>5.30</text:p>
          </table:table-cell>
          <table:table-cell table:formula="of:=[.$I$5]+[.$H$10]*[.B66]" office:value-type="float" office:value="-5.65" calcext:value-type="float">
            <text:p>-5.65</text:p>
          </table:table-cell>
          <table:table-cell table:number-columns-repeated="9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45]+1" office:value-type="float" office:value="2" calcext:value-type="float">
            <text:p>2</text:p>
          </table:table-cell>
          <table:table-cell table:formula="of:=[.$I$4]+[.$H$10]*[.A67]" office:value-type="float" office:value="6.1" calcext:value-type="float">
            <text:p>6.10</text:p>
          </table:table-cell>
          <table:table-cell table:formula="of:=[.$I$5]+[.$H$10]*[.B67]" office:value-type="float" office:value="-5.65" calcext:value-type="float">
            <text:p>-5.65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B46]+1" office:value-type="float" office:value="3" calcext:value-type="float">
            <text:p>3</text:p>
          </table:table-cell>
          <table:table-cell table:formula="of:=[.$I$4]+[.$H$10]*[.A68]" office:value-type="float" office:value="-10.7" calcext:value-type="float">
            <text:p>-10.70</text:p>
          </table:table-cell>
          <table:table-cell table:formula="of:=[.$I$5]+[.$H$10]*[.B68]" office:value-type="float" office:value="-4.85" calcext:value-type="float">
            <text:p>-4.85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47]+1" office:value-type="float" office:value="3" calcext:value-type="float">
            <text:p>3</text:p>
          </table:table-cell>
          <table:table-cell table:formula="of:=[.$I$4]+[.$H$10]*[.A69]" office:value-type="float" office:value="-9.9" calcext:value-type="float">
            <text:p>-9.90</text:p>
          </table:table-cell>
          <table:table-cell table:formula="of:=[.$I$5]+[.$H$10]*[.B69]" office:value-type="float" office:value="-4.85" calcext:value-type="float">
            <text:p>-4.85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48]+1" office:value-type="float" office:value="3" calcext:value-type="float">
            <text:p>3</text:p>
          </table:table-cell>
          <table:table-cell table:formula="of:=[.$I$4]+[.$H$10]*[.A70]" office:value-type="float" office:value="-9.1" calcext:value-type="float">
            <text:p>-9.10</text:p>
          </table:table-cell>
          <table:table-cell table:formula="of:=[.$I$5]+[.$H$10]*[.B70]" office:value-type="float" office:value="-4.85" calcext:value-type="float">
            <text:p>-4.85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49]+1" office:value-type="float" office:value="3" calcext:value-type="float">
            <text:p>3</text:p>
          </table:table-cell>
          <table:table-cell table:formula="of:=[.$I$4]+[.$H$10]*[.A71]" office:value-type="float" office:value="-8.3" calcext:value-type="float">
            <text:p>-8.30</text:p>
          </table:table-cell>
          <table:table-cell table:formula="of:=[.$I$5]+[.$H$10]*[.B71]" office:value-type="float" office:value="-4.85" calcext:value-type="float">
            <text:p>-4.85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50]+1" office:value-type="float" office:value="3" calcext:value-type="float">
            <text:p>3</text:p>
          </table:table-cell>
          <table:table-cell table:formula="of:=[.$I$4]+[.$H$10]*[.A72]" office:value-type="float" office:value="-7.5" calcext:value-type="float">
            <text:p>-7.50</text:p>
          </table:table-cell>
          <table:table-cell table:formula="of:=[.$I$5]+[.$H$10]*[.B72]" office:value-type="float" office:value="-4.85" calcext:value-type="float">
            <text:p>-4.85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51]+1" office:value-type="float" office:value="3" calcext:value-type="float">
            <text:p>3</text:p>
          </table:table-cell>
          <table:table-cell table:formula="of:=[.$I$4]+[.$H$10]*[.A73]" office:value-type="float" office:value="-6.7" calcext:value-type="float">
            <text:p>-6.70</text:p>
          </table:table-cell>
          <table:table-cell table:formula="of:=[.$I$5]+[.$H$10]*[.B73]" office:value-type="float" office:value="-4.85" calcext:value-type="float">
            <text:p>-4.85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52]+1" office:value-type="float" office:value="3" calcext:value-type="float">
            <text:p>3</text:p>
          </table:table-cell>
          <table:table-cell table:formula="of:=[.$I$4]+[.$H$10]*[.A74]" office:value-type="float" office:value="-5.9" calcext:value-type="float">
            <text:p>-5.90</text:p>
          </table:table-cell>
          <table:table-cell table:formula="of:=[.$I$5]+[.$H$10]*[.B74]" office:value-type="float" office:value="-4.85" calcext:value-type="float">
            <text:p>-4.85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53]+1" office:value-type="float" office:value="3" calcext:value-type="float">
            <text:p>3</text:p>
          </table:table-cell>
          <table:table-cell table:formula="of:=[.$I$4]+[.$H$10]*[.A75]" office:value-type="float" office:value="-5.1" calcext:value-type="float">
            <text:p>-5.10</text:p>
          </table:table-cell>
          <table:table-cell table:formula="of:=[.$I$5]+[.$H$10]*[.B75]" office:value-type="float" office:value="-4.85" calcext:value-type="float">
            <text:p>-4.85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54]+1" office:value-type="float" office:value="3" calcext:value-type="float">
            <text:p>3</text:p>
          </table:table-cell>
          <table:table-cell table:formula="of:=[.$I$4]+[.$H$10]*[.A76]" office:value-type="float" office:value="-4.3" calcext:value-type="float">
            <text:p>-4.30</text:p>
          </table:table-cell>
          <table:table-cell table:formula="of:=[.$I$5]+[.$H$10]*[.B76]" office:value-type="float" office:value="-4.85" calcext:value-type="float">
            <text:p>-4.85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55]+1" office:value-type="float" office:value="3" calcext:value-type="float">
            <text:p>3</text:p>
          </table:table-cell>
          <table:table-cell table:formula="of:=[.$I$4]+[.$H$10]*[.A77]" office:value-type="float" office:value="-3.5" calcext:value-type="float">
            <text:p>-3.50</text:p>
          </table:table-cell>
          <table:table-cell table:formula="of:=[.$I$5]+[.$H$10]*[.B77]" office:value-type="float" office:value="-4.85" calcext:value-type="float">
            <text:p>-4.85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56]+1" office:value-type="float" office:value="3" calcext:value-type="float">
            <text:p>3</text:p>
          </table:table-cell>
          <table:table-cell table:formula="of:=[.$I$4]+[.$H$10]*[.A78]" office:value-type="float" office:value="-2.7" calcext:value-type="float">
            <text:p>-2.70</text:p>
          </table:table-cell>
          <table:table-cell table:formula="of:=[.$I$5]+[.$H$10]*[.B78]" office:value-type="float" office:value="-4.85" calcext:value-type="float">
            <text:p>-4.85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57]+1" office:value-type="float" office:value="3" calcext:value-type="float">
            <text:p>3</text:p>
          </table:table-cell>
          <table:table-cell table:formula="of:=[.$I$4]+[.$H$10]*[.A79]" office:value-type="float" office:value="-1.9" calcext:value-type="float">
            <text:p>-1.90</text:p>
          </table:table-cell>
          <table:table-cell table:formula="of:=[.$I$5]+[.$H$10]*[.B79]" office:value-type="float" office:value="-4.85" calcext:value-type="float">
            <text:p>-4.85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58]+1" office:value-type="float" office:value="3" calcext:value-type="float">
            <text:p>3</text:p>
          </table:table-cell>
          <table:table-cell table:formula="of:=[.$I$4]+[.$H$10]*[.A80]" office:value-type="float" office:value="-1.1" calcext:value-type="float">
            <text:p>-1.10</text:p>
          </table:table-cell>
          <table:table-cell table:formula="of:=[.$I$5]+[.$H$10]*[.B80]" office:value-type="float" office:value="-4.85" calcext:value-type="float">
            <text:p>-4.85</text:p>
          </table:table-cell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59]+1" office:value-type="float" office:value="3" calcext:value-type="float">
            <text:p>3</text:p>
          </table:table-cell>
          <table:table-cell table:formula="of:=[.$I$4]+[.$H$10]*[.A81]" office:value-type="float" office:value="-0.299999999999999" calcext:value-type="float">
            <text:p>-0.30</text:p>
          </table:table-cell>
          <table:table-cell table:formula="of:=[.$I$5]+[.$H$10]*[.B81]" office:value-type="float" office:value="-4.85" calcext:value-type="float">
            <text:p>-4.85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60]+1" office:value-type="float" office:value="3" calcext:value-type="float">
            <text:p>3</text:p>
          </table:table-cell>
          <table:table-cell table:formula="of:=[.$I$4]+[.$H$10]*[.A82]" office:value-type="float" office:value="0.500000000000002" calcext:value-type="float">
            <text:p>0.50</text:p>
          </table:table-cell>
          <table:table-cell table:formula="of:=[.$I$5]+[.$H$10]*[.B82]" office:value-type="float" office:value="-4.85" calcext:value-type="float">
            <text:p>-4.85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61]+1" office:value-type="float" office:value="3" calcext:value-type="float">
            <text:p>3</text:p>
          </table:table-cell>
          <table:table-cell table:formula="of:=[.$I$4]+[.$H$10]*[.A83]" office:value-type="float" office:value="1.3" calcext:value-type="float">
            <text:p>1.30</text:p>
          </table:table-cell>
          <table:table-cell table:formula="of:=[.$I$5]+[.$H$10]*[.B83]" office:value-type="float" office:value="-4.85" calcext:value-type="float">
            <text:p>-4.85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62]+1" office:value-type="float" office:value="3" calcext:value-type="float">
            <text:p>3</text:p>
          </table:table-cell>
          <table:table-cell table:formula="of:=[.$I$4]+[.$H$10]*[.A84]" office:value-type="float" office:value="2.1" calcext:value-type="float">
            <text:p>2.10</text:p>
          </table:table-cell>
          <table:table-cell table:formula="of:=[.$I$5]+[.$H$10]*[.B84]" office:value-type="float" office:value="-4.85" calcext:value-type="float">
            <text:p>-4.85</text:p>
          </table:table-cell>
          <table:table-cell table:number-columns-repeated="9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63]+1" office:value-type="float" office:value="3" calcext:value-type="float">
            <text:p>3</text:p>
          </table:table-cell>
          <table:table-cell table:formula="of:=[.$I$4]+[.$H$10]*[.A85]" office:value-type="float" office:value="2.9" calcext:value-type="float">
            <text:p>2.90</text:p>
          </table:table-cell>
          <table:table-cell table:formula="of:=[.$I$5]+[.$H$10]*[.B85]" office:value-type="float" office:value="-4.85" calcext:value-type="float">
            <text:p>-4.85</text:p>
          </table:table-cell>
          <table:table-cell table:number-columns-repeated="9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64]+1" office:value-type="float" office:value="3" calcext:value-type="float">
            <text:p>3</text:p>
          </table:table-cell>
          <table:table-cell table:formula="of:=[.$I$4]+[.$H$10]*[.A86]" office:value-type="float" office:value="3.7" calcext:value-type="float">
            <text:p>3.70</text:p>
          </table:table-cell>
          <table:table-cell table:formula="of:=[.$I$5]+[.$H$10]*[.B86]" office:value-type="float" office:value="-4.85" calcext:value-type="float">
            <text:p>-4.85</text:p>
          </table:table-cell>
          <table:table-cell table:number-columns-repeated="9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65]+1" office:value-type="float" office:value="3" calcext:value-type="float">
            <text:p>3</text:p>
          </table:table-cell>
          <table:table-cell table:formula="of:=[.$I$4]+[.$H$10]*[.A87]" office:value-type="float" office:value="4.5" calcext:value-type="float">
            <text:p>4.50</text:p>
          </table:table-cell>
          <table:table-cell table:formula="of:=[.$I$5]+[.$H$10]*[.B87]" office:value-type="float" office:value="-4.85" calcext:value-type="float">
            <text:p>-4.85</text:p>
          </table:table-cell>
          <table:table-cell table:number-columns-repeated="9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66]+1" office:value-type="float" office:value="3" calcext:value-type="float">
            <text:p>3</text:p>
          </table:table-cell>
          <table:table-cell table:formula="of:=[.$I$4]+[.$H$10]*[.A88]" office:value-type="float" office:value="5.3" calcext:value-type="float">
            <text:p>5.30</text:p>
          </table:table-cell>
          <table:table-cell table:formula="of:=[.$I$5]+[.$H$10]*[.B88]" office:value-type="float" office:value="-4.85" calcext:value-type="float">
            <text:p>-4.85</text:p>
          </table:table-cell>
          <table:table-cell table:number-columns-repeated="9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67]+1" office:value-type="float" office:value="3" calcext:value-type="float">
            <text:p>3</text:p>
          </table:table-cell>
          <table:table-cell table:formula="of:=[.$I$4]+[.$H$10]*[.A89]" office:value-type="float" office:value="6.1" calcext:value-type="float">
            <text:p>6.10</text:p>
          </table:table-cell>
          <table:table-cell table:formula="of:=[.$I$5]+[.$H$10]*[.B89]" office:value-type="float" office:value="-4.85" calcext:value-type="float">
            <text:p>-4.85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B68]+1" office:value-type="float" office:value="4" calcext:value-type="float">
            <text:p>4</text:p>
          </table:table-cell>
          <table:table-cell table:formula="of:=[.$I$4]+[.$H$10]*[.A90]" office:value-type="float" office:value="-10.7" calcext:value-type="float">
            <text:p>-10.70</text:p>
          </table:table-cell>
          <table:table-cell table:formula="of:=[.$I$5]+[.$H$10]*[.B90]" office:value-type="float" office:value="-4.05" calcext:value-type="float">
            <text:p>-4.05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69]+1" office:value-type="float" office:value="4" calcext:value-type="float">
            <text:p>4</text:p>
          </table:table-cell>
          <table:table-cell table:formula="of:=[.$I$4]+[.$H$10]*[.A91]" office:value-type="float" office:value="-9.9" calcext:value-type="float">
            <text:p>-9.90</text:p>
          </table:table-cell>
          <table:table-cell table:formula="of:=[.$I$5]+[.$H$10]*[.B91]" office:value-type="float" office:value="-4.05" calcext:value-type="float">
            <text:p>-4.05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70]+1" office:value-type="float" office:value="4" calcext:value-type="float">
            <text:p>4</text:p>
          </table:table-cell>
          <table:table-cell table:formula="of:=[.$I$4]+[.$H$10]*[.A92]" office:value-type="float" office:value="-9.1" calcext:value-type="float">
            <text:p>-9.10</text:p>
          </table:table-cell>
          <table:table-cell table:formula="of:=[.$I$5]+[.$H$10]*[.B92]" office:value-type="float" office:value="-4.05" calcext:value-type="float">
            <text:p>-4.05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71]+1" office:value-type="float" office:value="4" calcext:value-type="float">
            <text:p>4</text:p>
          </table:table-cell>
          <table:table-cell table:formula="of:=[.$I$4]+[.$H$10]*[.A93]" office:value-type="float" office:value="-8.3" calcext:value-type="float">
            <text:p>-8.30</text:p>
          </table:table-cell>
          <table:table-cell table:formula="of:=[.$I$5]+[.$H$10]*[.B93]" office:value-type="float" office:value="-4.05" calcext:value-type="float">
            <text:p>-4.05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72]+1" office:value-type="float" office:value="4" calcext:value-type="float">
            <text:p>4</text:p>
          </table:table-cell>
          <table:table-cell table:formula="of:=[.$I$4]+[.$H$10]*[.A94]" office:value-type="float" office:value="-7.5" calcext:value-type="float">
            <text:p>-7.50</text:p>
          </table:table-cell>
          <table:table-cell table:formula="of:=[.$I$5]+[.$H$10]*[.B94]" office:value-type="float" office:value="-4.05" calcext:value-type="float">
            <text:p>-4.05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73]+1" office:value-type="float" office:value="4" calcext:value-type="float">
            <text:p>4</text:p>
          </table:table-cell>
          <table:table-cell table:formula="of:=[.$I$4]+[.$H$10]*[.A95]" office:value-type="float" office:value="-6.7" calcext:value-type="float">
            <text:p>-6.70</text:p>
          </table:table-cell>
          <table:table-cell table:formula="of:=[.$I$5]+[.$H$10]*[.B95]" office:value-type="float" office:value="-4.05" calcext:value-type="float">
            <text:p>-4.05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74]+1" office:value-type="float" office:value="4" calcext:value-type="float">
            <text:p>4</text:p>
          </table:table-cell>
          <table:table-cell table:formula="of:=[.$I$4]+[.$H$10]*[.A96]" office:value-type="float" office:value="-5.9" calcext:value-type="float">
            <text:p>-5.90</text:p>
          </table:table-cell>
          <table:table-cell table:formula="of:=[.$I$5]+[.$H$10]*[.B96]" office:value-type="float" office:value="-4.05" calcext:value-type="float">
            <text:p>-4.05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75]+1" office:value-type="float" office:value="4" calcext:value-type="float">
            <text:p>4</text:p>
          </table:table-cell>
          <table:table-cell table:formula="of:=[.$I$4]+[.$H$10]*[.A97]" office:value-type="float" office:value="-5.1" calcext:value-type="float">
            <text:p>-5.10</text:p>
          </table:table-cell>
          <table:table-cell table:formula="of:=[.$I$5]+[.$H$10]*[.B97]" office:value-type="float" office:value="-4.05" calcext:value-type="float">
            <text:p>-4.05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76]+1" office:value-type="float" office:value="4" calcext:value-type="float">
            <text:p>4</text:p>
          </table:table-cell>
          <table:table-cell table:formula="of:=[.$I$4]+[.$H$10]*[.A98]" office:value-type="float" office:value="-4.3" calcext:value-type="float">
            <text:p>-4.30</text:p>
          </table:table-cell>
          <table:table-cell table:formula="of:=[.$I$5]+[.$H$10]*[.B98]" office:value-type="float" office:value="-4.05" calcext:value-type="float">
            <text:p>-4.05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77]+1" office:value-type="float" office:value="4" calcext:value-type="float">
            <text:p>4</text:p>
          </table:table-cell>
          <table:table-cell table:formula="of:=[.$I$4]+[.$H$10]*[.A99]" office:value-type="float" office:value="-3.5" calcext:value-type="float">
            <text:p>-3.50</text:p>
          </table:table-cell>
          <table:table-cell table:formula="of:=[.$I$5]+[.$H$10]*[.B99]" office:value-type="float" office:value="-4.05" calcext:value-type="float">
            <text:p>-4.05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78]+1" office:value-type="float" office:value="4" calcext:value-type="float">
            <text:p>4</text:p>
          </table:table-cell>
          <table:table-cell table:formula="of:=[.$I$4]+[.$H$10]*[.A100]" office:value-type="float" office:value="-2.7" calcext:value-type="float">
            <text:p>-2.70</text:p>
          </table:table-cell>
          <table:table-cell table:formula="of:=[.$I$5]+[.$H$10]*[.B100]" office:value-type="float" office:value="-4.05" calcext:value-type="float">
            <text:p>-4.05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79]+1" office:value-type="float" office:value="4" calcext:value-type="float">
            <text:p>4</text:p>
          </table:table-cell>
          <table:table-cell table:formula="of:=[.$I$4]+[.$H$10]*[.A101]" office:value-type="float" office:value="-1.9" calcext:value-type="float">
            <text:p>-1.90</text:p>
          </table:table-cell>
          <table:table-cell table:formula="of:=[.$I$5]+[.$H$10]*[.B101]" office:value-type="float" office:value="-4.05" calcext:value-type="float">
            <text:p>-4.05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80]+1" office:value-type="float" office:value="4" calcext:value-type="float">
            <text:p>4</text:p>
          </table:table-cell>
          <table:table-cell table:formula="of:=[.$I$4]+[.$H$10]*[.A102]" office:value-type="float" office:value="-1.1" calcext:value-type="float">
            <text:p>-1.10</text:p>
          </table:table-cell>
          <table:table-cell table:formula="of:=[.$I$5]+[.$H$10]*[.B102]" office:value-type="float" office:value="-4.05" calcext:value-type="float">
            <text:p>-4.05</text:p>
          </table:table-cell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81]+1" office:value-type="float" office:value="4" calcext:value-type="float">
            <text:p>4</text:p>
          </table:table-cell>
          <table:table-cell table:formula="of:=[.$I$4]+[.$H$10]*[.A103]" office:value-type="float" office:value="-0.299999999999999" calcext:value-type="float">
            <text:p>-0.30</text:p>
          </table:table-cell>
          <table:table-cell table:formula="of:=[.$I$5]+[.$H$10]*[.B103]" office:value-type="float" office:value="-4.05" calcext:value-type="float">
            <text:p>-4.05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82]+1" office:value-type="float" office:value="4" calcext:value-type="float">
            <text:p>4</text:p>
          </table:table-cell>
          <table:table-cell table:formula="of:=[.$I$4]+[.$H$10]*[.A104]" office:value-type="float" office:value="0.500000000000002" calcext:value-type="float">
            <text:p>0.50</text:p>
          </table:table-cell>
          <table:table-cell table:formula="of:=[.$I$5]+[.$H$10]*[.B104]" office:value-type="float" office:value="-4.05" calcext:value-type="float">
            <text:p>-4.05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83]+1" office:value-type="float" office:value="4" calcext:value-type="float">
            <text:p>4</text:p>
          </table:table-cell>
          <table:table-cell table:formula="of:=[.$I$4]+[.$H$10]*[.A105]" office:value-type="float" office:value="1.3" calcext:value-type="float">
            <text:p>1.30</text:p>
          </table:table-cell>
          <table:table-cell table:formula="of:=[.$I$5]+[.$H$10]*[.B105]" office:value-type="float" office:value="-4.05" calcext:value-type="float">
            <text:p>-4.05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84]+1" office:value-type="float" office:value="4" calcext:value-type="float">
            <text:p>4</text:p>
          </table:table-cell>
          <table:table-cell table:formula="of:=[.$I$4]+[.$H$10]*[.A106]" office:value-type="float" office:value="2.1" calcext:value-type="float">
            <text:p>2.10</text:p>
          </table:table-cell>
          <table:table-cell table:formula="of:=[.$I$5]+[.$H$10]*[.B106]" office:value-type="float" office:value="-4.05" calcext:value-type="float">
            <text:p>-4.05</text:p>
          </table:table-cell>
          <table:table-cell table:number-columns-repeated="9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85]+1" office:value-type="float" office:value="4" calcext:value-type="float">
            <text:p>4</text:p>
          </table:table-cell>
          <table:table-cell table:formula="of:=[.$I$4]+[.$H$10]*[.A107]" office:value-type="float" office:value="2.9" calcext:value-type="float">
            <text:p>2.90</text:p>
          </table:table-cell>
          <table:table-cell table:formula="of:=[.$I$5]+[.$H$10]*[.B107]" office:value-type="float" office:value="-4.05" calcext:value-type="float">
            <text:p>-4.05</text:p>
          </table:table-cell>
          <table:table-cell table:number-columns-repeated="9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86]+1" office:value-type="float" office:value="4" calcext:value-type="float">
            <text:p>4</text:p>
          </table:table-cell>
          <table:table-cell table:formula="of:=[.$I$4]+[.$H$10]*[.A108]" office:value-type="float" office:value="3.7" calcext:value-type="float">
            <text:p>3.70</text:p>
          </table:table-cell>
          <table:table-cell table:formula="of:=[.$I$5]+[.$H$10]*[.B108]" office:value-type="float" office:value="-4.05" calcext:value-type="float">
            <text:p>-4.05</text:p>
          </table:table-cell>
          <table:table-cell table:number-columns-repeated="9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87]+1" office:value-type="float" office:value="4" calcext:value-type="float">
            <text:p>4</text:p>
          </table:table-cell>
          <table:table-cell table:formula="of:=[.$I$4]+[.$H$10]*[.A109]" office:value-type="float" office:value="4.5" calcext:value-type="float">
            <text:p>4.50</text:p>
          </table:table-cell>
          <table:table-cell table:formula="of:=[.$I$5]+[.$H$10]*[.B109]" office:value-type="float" office:value="-4.05" calcext:value-type="float">
            <text:p>-4.05</text:p>
          </table:table-cell>
          <table:table-cell table:number-columns-repeated="9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88]+1" office:value-type="float" office:value="4" calcext:value-type="float">
            <text:p>4</text:p>
          </table:table-cell>
          <table:table-cell table:formula="of:=[.$I$4]+[.$H$10]*[.A110]" office:value-type="float" office:value="5.3" calcext:value-type="float">
            <text:p>5.30</text:p>
          </table:table-cell>
          <table:table-cell table:formula="of:=[.$I$5]+[.$H$10]*[.B110]" office:value-type="float" office:value="-4.05" calcext:value-type="float">
            <text:p>-4.05</text:p>
          </table:table-cell>
          <table:table-cell table:number-columns-repeated="9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89]+1" office:value-type="float" office:value="4" calcext:value-type="float">
            <text:p>4</text:p>
          </table:table-cell>
          <table:table-cell table:formula="of:=[.$I$4]+[.$H$10]*[.A111]" office:value-type="float" office:value="6.1" calcext:value-type="float">
            <text:p>6.10</text:p>
          </table:table-cell>
          <table:table-cell table:formula="of:=[.$I$5]+[.$H$10]*[.B111]" office:value-type="float" office:value="-4.05" calcext:value-type="float">
            <text:p>-4.05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B90]+1" office:value-type="float" office:value="5" calcext:value-type="float">
            <text:p>5</text:p>
          </table:table-cell>
          <table:table-cell table:formula="of:=[.$I$4]+[.$H$10]*[.A112]" office:value-type="float" office:value="-10.7" calcext:value-type="float">
            <text:p>-10.70</text:p>
          </table:table-cell>
          <table:table-cell table:formula="of:=[.$I$5]+[.$H$10]*[.B112]" office:value-type="float" office:value="-3.25" calcext:value-type="float">
            <text:p>-3.25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91]+1" office:value-type="float" office:value="5" calcext:value-type="float">
            <text:p>5</text:p>
          </table:table-cell>
          <table:table-cell table:formula="of:=[.$I$4]+[.$H$10]*[.A113]" office:value-type="float" office:value="-9.9" calcext:value-type="float">
            <text:p>-9.90</text:p>
          </table:table-cell>
          <table:table-cell table:formula="of:=[.$I$5]+[.$H$10]*[.B113]" office:value-type="float" office:value="-3.25" calcext:value-type="float">
            <text:p>-3.25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92]+1" office:value-type="float" office:value="5" calcext:value-type="float">
            <text:p>5</text:p>
          </table:table-cell>
          <table:table-cell table:formula="of:=[.$I$4]+[.$H$10]*[.A114]" office:value-type="float" office:value="-9.1" calcext:value-type="float">
            <text:p>-9.10</text:p>
          </table:table-cell>
          <table:table-cell table:formula="of:=[.$I$5]+[.$H$10]*[.B114]" office:value-type="float" office:value="-3.25" calcext:value-type="float">
            <text:p>-3.25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93]+1" office:value-type="float" office:value="5" calcext:value-type="float">
            <text:p>5</text:p>
          </table:table-cell>
          <table:table-cell table:formula="of:=[.$I$4]+[.$H$10]*[.A115]" office:value-type="float" office:value="-8.3" calcext:value-type="float">
            <text:p>-8.30</text:p>
          </table:table-cell>
          <table:table-cell table:formula="of:=[.$I$5]+[.$H$10]*[.B115]" office:value-type="float" office:value="-3.25" calcext:value-type="float">
            <text:p>-3.25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94]+1" office:value-type="float" office:value="5" calcext:value-type="float">
            <text:p>5</text:p>
          </table:table-cell>
          <table:table-cell table:formula="of:=[.$I$4]+[.$H$10]*[.A116]" office:value-type="float" office:value="-7.5" calcext:value-type="float">
            <text:p>-7.50</text:p>
          </table:table-cell>
          <table:table-cell table:formula="of:=[.$I$5]+[.$H$10]*[.B116]" office:value-type="float" office:value="-3.25" calcext:value-type="float">
            <text:p>-3.25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95]+1" office:value-type="float" office:value="5" calcext:value-type="float">
            <text:p>5</text:p>
          </table:table-cell>
          <table:table-cell table:formula="of:=[.$I$4]+[.$H$10]*[.A117]" office:value-type="float" office:value="-6.7" calcext:value-type="float">
            <text:p>-6.70</text:p>
          </table:table-cell>
          <table:table-cell table:formula="of:=[.$I$5]+[.$H$10]*[.B117]" office:value-type="float" office:value="-3.25" calcext:value-type="float">
            <text:p>-3.25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96]+1" office:value-type="float" office:value="5" calcext:value-type="float">
            <text:p>5</text:p>
          </table:table-cell>
          <table:table-cell table:formula="of:=[.$I$4]+[.$H$10]*[.A118]" office:value-type="float" office:value="-5.9" calcext:value-type="float">
            <text:p>-5.90</text:p>
          </table:table-cell>
          <table:table-cell table:formula="of:=[.$I$5]+[.$H$10]*[.B118]" office:value-type="float" office:value="-3.25" calcext:value-type="float">
            <text:p>-3.25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97]+1" office:value-type="float" office:value="5" calcext:value-type="float">
            <text:p>5</text:p>
          </table:table-cell>
          <table:table-cell table:formula="of:=[.$I$4]+[.$H$10]*[.A119]" office:value-type="float" office:value="-5.1" calcext:value-type="float">
            <text:p>-5.10</text:p>
          </table:table-cell>
          <table:table-cell table:formula="of:=[.$I$5]+[.$H$10]*[.B119]" office:value-type="float" office:value="-3.25" calcext:value-type="float">
            <text:p>-3.25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98]+1" office:value-type="float" office:value="5" calcext:value-type="float">
            <text:p>5</text:p>
          </table:table-cell>
          <table:table-cell table:formula="of:=[.$I$4]+[.$H$10]*[.A120]" office:value-type="float" office:value="-4.3" calcext:value-type="float">
            <text:p>-4.30</text:p>
          </table:table-cell>
          <table:table-cell table:formula="of:=[.$I$5]+[.$H$10]*[.B120]" office:value-type="float" office:value="-3.25" calcext:value-type="float">
            <text:p>-3.25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99]+1" office:value-type="float" office:value="5" calcext:value-type="float">
            <text:p>5</text:p>
          </table:table-cell>
          <table:table-cell table:formula="of:=[.$I$4]+[.$H$10]*[.A121]" office:value-type="float" office:value="-3.5" calcext:value-type="float">
            <text:p>-3.50</text:p>
          </table:table-cell>
          <table:table-cell table:formula="of:=[.$I$5]+[.$H$10]*[.B121]" office:value-type="float" office:value="-3.25" calcext:value-type="float">
            <text:p>-3.25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100]+1" office:value-type="float" office:value="5" calcext:value-type="float">
            <text:p>5</text:p>
          </table:table-cell>
          <table:table-cell table:formula="of:=[.$I$4]+[.$H$10]*[.A122]" office:value-type="float" office:value="-2.7" calcext:value-type="float">
            <text:p>-2.70</text:p>
          </table:table-cell>
          <table:table-cell table:formula="of:=[.$I$5]+[.$H$10]*[.B122]" office:value-type="float" office:value="-3.25" calcext:value-type="float">
            <text:p>-3.25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101]+1" office:value-type="float" office:value="5" calcext:value-type="float">
            <text:p>5</text:p>
          </table:table-cell>
          <table:table-cell table:formula="of:=[.$I$4]+[.$H$10]*[.A123]" office:value-type="float" office:value="-1.9" calcext:value-type="float">
            <text:p>-1.90</text:p>
          </table:table-cell>
          <table:table-cell table:formula="of:=[.$I$5]+[.$H$10]*[.B123]" office:value-type="float" office:value="-3.25" calcext:value-type="float">
            <text:p>-3.25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102]+1" office:value-type="float" office:value="5" calcext:value-type="float">
            <text:p>5</text:p>
          </table:table-cell>
          <table:table-cell table:formula="of:=[.$I$4]+[.$H$10]*[.A124]" office:value-type="float" office:value="-1.1" calcext:value-type="float">
            <text:p>-1.10</text:p>
          </table:table-cell>
          <table:table-cell table:formula="of:=[.$I$5]+[.$H$10]*[.B124]" office:value-type="float" office:value="-3.25" calcext:value-type="float">
            <text:p>-3.25</text:p>
          </table:table-cell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103]+1" office:value-type="float" office:value="5" calcext:value-type="float">
            <text:p>5</text:p>
          </table:table-cell>
          <table:table-cell table:formula="of:=[.$I$4]+[.$H$10]*[.A125]" office:value-type="float" office:value="-0.299999999999999" calcext:value-type="float">
            <text:p>-0.30</text:p>
          </table:table-cell>
          <table:table-cell table:formula="of:=[.$I$5]+[.$H$10]*[.B125]" office:value-type="float" office:value="-3.25" calcext:value-type="float">
            <text:p>-3.25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104]+1" office:value-type="float" office:value="5" calcext:value-type="float">
            <text:p>5</text:p>
          </table:table-cell>
          <table:table-cell table:formula="of:=[.$I$4]+[.$H$10]*[.A126]" office:value-type="float" office:value="0.500000000000002" calcext:value-type="float">
            <text:p>0.50</text:p>
          </table:table-cell>
          <table:table-cell table:formula="of:=[.$I$5]+[.$H$10]*[.B126]" office:value-type="float" office:value="-3.25" calcext:value-type="float">
            <text:p>-3.25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105]+1" office:value-type="float" office:value="5" calcext:value-type="float">
            <text:p>5</text:p>
          </table:table-cell>
          <table:table-cell table:formula="of:=[.$I$4]+[.$H$10]*[.A127]" office:value-type="float" office:value="1.3" calcext:value-type="float">
            <text:p>1.30</text:p>
          </table:table-cell>
          <table:table-cell table:formula="of:=[.$I$5]+[.$H$10]*[.B127]" office:value-type="float" office:value="-3.25" calcext:value-type="float">
            <text:p>-3.25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106]+1" office:value-type="float" office:value="5" calcext:value-type="float">
            <text:p>5</text:p>
          </table:table-cell>
          <table:table-cell table:formula="of:=[.$I$4]+[.$H$10]*[.A128]" office:value-type="float" office:value="2.1" calcext:value-type="float">
            <text:p>2.10</text:p>
          </table:table-cell>
          <table:table-cell table:formula="of:=[.$I$5]+[.$H$10]*[.B128]" office:value-type="float" office:value="-3.25" calcext:value-type="float">
            <text:p>-3.25</text:p>
          </table:table-cell>
          <table:table-cell table:number-columns-repeated="9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107]+1" office:value-type="float" office:value="5" calcext:value-type="float">
            <text:p>5</text:p>
          </table:table-cell>
          <table:table-cell table:formula="of:=[.$I$4]+[.$H$10]*[.A129]" office:value-type="float" office:value="2.9" calcext:value-type="float">
            <text:p>2.90</text:p>
          </table:table-cell>
          <table:table-cell table:formula="of:=[.$I$5]+[.$H$10]*[.B129]" office:value-type="float" office:value="-3.25" calcext:value-type="float">
            <text:p>-3.25</text:p>
          </table:table-cell>
          <table:table-cell table:number-columns-repeated="9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108]+1" office:value-type="float" office:value="5" calcext:value-type="float">
            <text:p>5</text:p>
          </table:table-cell>
          <table:table-cell table:formula="of:=[.$I$4]+[.$H$10]*[.A130]" office:value-type="float" office:value="3.7" calcext:value-type="float">
            <text:p>3.70</text:p>
          </table:table-cell>
          <table:table-cell table:formula="of:=[.$I$5]+[.$H$10]*[.B130]" office:value-type="float" office:value="-3.25" calcext:value-type="float">
            <text:p>-3.25</text:p>
          </table:table-cell>
          <table:table-cell table:number-columns-repeated="9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109]+1" office:value-type="float" office:value="5" calcext:value-type="float">
            <text:p>5</text:p>
          </table:table-cell>
          <table:table-cell table:formula="of:=[.$I$4]+[.$H$10]*[.A131]" office:value-type="float" office:value="4.5" calcext:value-type="float">
            <text:p>4.50</text:p>
          </table:table-cell>
          <table:table-cell table:formula="of:=[.$I$5]+[.$H$10]*[.B131]" office:value-type="float" office:value="-3.25" calcext:value-type="float">
            <text:p>-3.25</text:p>
          </table:table-cell>
          <table:table-cell table:number-columns-repeated="9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110]+1" office:value-type="float" office:value="5" calcext:value-type="float">
            <text:p>5</text:p>
          </table:table-cell>
          <table:table-cell table:formula="of:=[.$I$4]+[.$H$10]*[.A132]" office:value-type="float" office:value="5.3" calcext:value-type="float">
            <text:p>5.30</text:p>
          </table:table-cell>
          <table:table-cell table:formula="of:=[.$I$5]+[.$H$10]*[.B132]" office:value-type="float" office:value="-3.25" calcext:value-type="float">
            <text:p>-3.25</text:p>
          </table:table-cell>
          <table:table-cell table:number-columns-repeated="9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111]+1" office:value-type="float" office:value="5" calcext:value-type="float">
            <text:p>5</text:p>
          </table:table-cell>
          <table:table-cell table:formula="of:=[.$I$4]+[.$H$10]*[.A133]" office:value-type="float" office:value="6.1" calcext:value-type="float">
            <text:p>6.10</text:p>
          </table:table-cell>
          <table:table-cell table:formula="of:=[.$I$5]+[.$H$10]*[.B133]" office:value-type="float" office:value="-3.25" calcext:value-type="float">
            <text:p>-3.25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B112]+1" office:value-type="float" office:value="6" calcext:value-type="float">
            <text:p>6</text:p>
          </table:table-cell>
          <table:table-cell table:formula="of:=[.$I$4]+[.$H$10]*[.A134]" office:value-type="float" office:value="-10.7" calcext:value-type="float">
            <text:p>-10.70</text:p>
          </table:table-cell>
          <table:table-cell table:formula="of:=[.$I$5]+[.$H$10]*[.B134]" office:value-type="float" office:value="-2.45" calcext:value-type="float">
            <text:p>-2.45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13]+1" office:value-type="float" office:value="6" calcext:value-type="float">
            <text:p>6</text:p>
          </table:table-cell>
          <table:table-cell table:formula="of:=[.$I$4]+[.$H$10]*[.A135]" office:value-type="float" office:value="-9.9" calcext:value-type="float">
            <text:p>-9.90</text:p>
          </table:table-cell>
          <table:table-cell table:formula="of:=[.$I$5]+[.$H$10]*[.B135]" office:value-type="float" office:value="-2.45" calcext:value-type="float">
            <text:p>-2.45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114]+1" office:value-type="float" office:value="6" calcext:value-type="float">
            <text:p>6</text:p>
          </table:table-cell>
          <table:table-cell table:formula="of:=[.$I$4]+[.$H$10]*[.A136]" office:value-type="float" office:value="-9.1" calcext:value-type="float">
            <text:p>-9.10</text:p>
          </table:table-cell>
          <table:table-cell table:formula="of:=[.$I$5]+[.$H$10]*[.B136]" office:value-type="float" office:value="-2.45" calcext:value-type="float">
            <text:p>-2.45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115]+1" office:value-type="float" office:value="6" calcext:value-type="float">
            <text:p>6</text:p>
          </table:table-cell>
          <table:table-cell table:formula="of:=[.$I$4]+[.$H$10]*[.A137]" office:value-type="float" office:value="-8.3" calcext:value-type="float">
            <text:p>-8.30</text:p>
          </table:table-cell>
          <table:table-cell table:formula="of:=[.$I$5]+[.$H$10]*[.B137]" office:value-type="float" office:value="-2.45" calcext:value-type="float">
            <text:p>-2.45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16]+1" office:value-type="float" office:value="6" calcext:value-type="float">
            <text:p>6</text:p>
          </table:table-cell>
          <table:table-cell table:formula="of:=[.$I$4]+[.$H$10]*[.A138]" office:value-type="float" office:value="-7.5" calcext:value-type="float">
            <text:p>-7.50</text:p>
          </table:table-cell>
          <table:table-cell table:formula="of:=[.$I$5]+[.$H$10]*[.B138]" office:value-type="float" office:value="-2.45" calcext:value-type="float">
            <text:p>-2.45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117]+1" office:value-type="float" office:value="6" calcext:value-type="float">
            <text:p>6</text:p>
          </table:table-cell>
          <table:table-cell table:formula="of:=[.$I$4]+[.$H$10]*[.A139]" office:value-type="float" office:value="-6.7" calcext:value-type="float">
            <text:p>-6.70</text:p>
          </table:table-cell>
          <table:table-cell table:formula="of:=[.$I$5]+[.$H$10]*[.B139]" office:value-type="float" office:value="-2.45" calcext:value-type="float">
            <text:p>-2.45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18]+1" office:value-type="float" office:value="6" calcext:value-type="float">
            <text:p>6</text:p>
          </table:table-cell>
          <table:table-cell table:formula="of:=[.$I$4]+[.$H$10]*[.A140]" office:value-type="float" office:value="-5.9" calcext:value-type="float">
            <text:p>-5.90</text:p>
          </table:table-cell>
          <table:table-cell table:formula="of:=[.$I$5]+[.$H$10]*[.B140]" office:value-type="float" office:value="-2.45" calcext:value-type="float">
            <text:p>-2.45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19]+1" office:value-type="float" office:value="6" calcext:value-type="float">
            <text:p>6</text:p>
          </table:table-cell>
          <table:table-cell table:formula="of:=[.$I$4]+[.$H$10]*[.A141]" office:value-type="float" office:value="-5.1" calcext:value-type="float">
            <text:p>-5.10</text:p>
          </table:table-cell>
          <table:table-cell table:formula="of:=[.$I$5]+[.$H$10]*[.B141]" office:value-type="float" office:value="-2.45" calcext:value-type="float">
            <text:p>-2.45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120]+1" office:value-type="float" office:value="6" calcext:value-type="float">
            <text:p>6</text:p>
          </table:table-cell>
          <table:table-cell table:formula="of:=[.$I$4]+[.$H$10]*[.A142]" office:value-type="float" office:value="-4.3" calcext:value-type="float">
            <text:p>-4.30</text:p>
          </table:table-cell>
          <table:table-cell table:formula="of:=[.$I$5]+[.$H$10]*[.B142]" office:value-type="float" office:value="-2.45" calcext:value-type="float">
            <text:p>-2.45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21]+1" office:value-type="float" office:value="6" calcext:value-type="float">
            <text:p>6</text:p>
          </table:table-cell>
          <table:table-cell table:formula="of:=[.$I$4]+[.$H$10]*[.A143]" office:value-type="float" office:value="-3.5" calcext:value-type="float">
            <text:p>-3.50</text:p>
          </table:table-cell>
          <table:table-cell table:formula="of:=[.$I$5]+[.$H$10]*[.B143]" office:value-type="float" office:value="-2.45" calcext:value-type="float">
            <text:p>-2.45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122]+1" office:value-type="float" office:value="6" calcext:value-type="float">
            <text:p>6</text:p>
          </table:table-cell>
          <table:table-cell table:formula="of:=[.$I$4]+[.$H$10]*[.A144]" office:value-type="float" office:value="-2.7" calcext:value-type="float">
            <text:p>-2.70</text:p>
          </table:table-cell>
          <table:table-cell table:formula="of:=[.$I$5]+[.$H$10]*[.B144]" office:value-type="float" office:value="-2.45" calcext:value-type="float">
            <text:p>-2.45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123]+1" office:value-type="float" office:value="6" calcext:value-type="float">
            <text:p>6</text:p>
          </table:table-cell>
          <table:table-cell table:formula="of:=[.$I$4]+[.$H$10]*[.A145]" office:value-type="float" office:value="-1.9" calcext:value-type="float">
            <text:p>-1.90</text:p>
          </table:table-cell>
          <table:table-cell table:formula="of:=[.$I$5]+[.$H$10]*[.B145]" office:value-type="float" office:value="-2.45" calcext:value-type="float">
            <text:p>-2.45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124]+1" office:value-type="float" office:value="6" calcext:value-type="float">
            <text:p>6</text:p>
          </table:table-cell>
          <table:table-cell table:formula="of:=[.$I$4]+[.$H$10]*[.A146]" office:value-type="float" office:value="-1.1" calcext:value-type="float">
            <text:p>-1.10</text:p>
          </table:table-cell>
          <table:table-cell table:formula="of:=[.$I$5]+[.$H$10]*[.B146]" office:value-type="float" office:value="-2.45" calcext:value-type="float">
            <text:p>-2.45</text:p>
          </table:table-cell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125]+1" office:value-type="float" office:value="6" calcext:value-type="float">
            <text:p>6</text:p>
          </table:table-cell>
          <table:table-cell table:formula="of:=[.$I$4]+[.$H$10]*[.A147]" office:value-type="float" office:value="-0.299999999999999" calcext:value-type="float">
            <text:p>-0.30</text:p>
          </table:table-cell>
          <table:table-cell table:formula="of:=[.$I$5]+[.$H$10]*[.B147]" office:value-type="float" office:value="-2.45" calcext:value-type="float">
            <text:p>-2.45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126]+1" office:value-type="float" office:value="6" calcext:value-type="float">
            <text:p>6</text:p>
          </table:table-cell>
          <table:table-cell table:formula="of:=[.$I$4]+[.$H$10]*[.A148]" office:value-type="float" office:value="0.500000000000002" calcext:value-type="float">
            <text:p>0.50</text:p>
          </table:table-cell>
          <table:table-cell table:formula="of:=[.$I$5]+[.$H$10]*[.B148]" office:value-type="float" office:value="-2.45" calcext:value-type="float">
            <text:p>-2.45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127]+1" office:value-type="float" office:value="6" calcext:value-type="float">
            <text:p>6</text:p>
          </table:table-cell>
          <table:table-cell table:formula="of:=[.$I$4]+[.$H$10]*[.A149]" office:value-type="float" office:value="1.3" calcext:value-type="float">
            <text:p>1.30</text:p>
          </table:table-cell>
          <table:table-cell table:formula="of:=[.$I$5]+[.$H$10]*[.B149]" office:value-type="float" office:value="-2.45" calcext:value-type="float">
            <text:p>-2.45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128]+1" office:value-type="float" office:value="6" calcext:value-type="float">
            <text:p>6</text:p>
          </table:table-cell>
          <table:table-cell table:formula="of:=[.$I$4]+[.$H$10]*[.A150]" office:value-type="float" office:value="2.1" calcext:value-type="float">
            <text:p>2.10</text:p>
          </table:table-cell>
          <table:table-cell table:formula="of:=[.$I$5]+[.$H$10]*[.B150]" office:value-type="float" office:value="-2.45" calcext:value-type="float">
            <text:p>-2.45</text:p>
          </table:table-cell>
          <table:table-cell table:number-columns-repeated="9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129]+1" office:value-type="float" office:value="6" calcext:value-type="float">
            <text:p>6</text:p>
          </table:table-cell>
          <table:table-cell table:formula="of:=[.$I$4]+[.$H$10]*[.A151]" office:value-type="float" office:value="2.9" calcext:value-type="float">
            <text:p>2.90</text:p>
          </table:table-cell>
          <table:table-cell table:formula="of:=[.$I$5]+[.$H$10]*[.B151]" office:value-type="float" office:value="-2.45" calcext:value-type="float">
            <text:p>-2.45</text:p>
          </table:table-cell>
          <table:table-cell table:number-columns-repeated="9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130]+1" office:value-type="float" office:value="6" calcext:value-type="float">
            <text:p>6</text:p>
          </table:table-cell>
          <table:table-cell table:formula="of:=[.$I$4]+[.$H$10]*[.A152]" office:value-type="float" office:value="3.7" calcext:value-type="float">
            <text:p>3.70</text:p>
          </table:table-cell>
          <table:table-cell table:formula="of:=[.$I$5]+[.$H$10]*[.B152]" office:value-type="float" office:value="-2.45" calcext:value-type="float">
            <text:p>-2.45</text:p>
          </table:table-cell>
          <table:table-cell table:number-columns-repeated="9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131]+1" office:value-type="float" office:value="6" calcext:value-type="float">
            <text:p>6</text:p>
          </table:table-cell>
          <table:table-cell table:formula="of:=[.$I$4]+[.$H$10]*[.A153]" office:value-type="float" office:value="4.5" calcext:value-type="float">
            <text:p>4.50</text:p>
          </table:table-cell>
          <table:table-cell table:formula="of:=[.$I$5]+[.$H$10]*[.B153]" office:value-type="float" office:value="-2.45" calcext:value-type="float">
            <text:p>-2.45</text:p>
          </table:table-cell>
          <table:table-cell table:number-columns-repeated="9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132]+1" office:value-type="float" office:value="6" calcext:value-type="float">
            <text:p>6</text:p>
          </table:table-cell>
          <table:table-cell table:formula="of:=[.$I$4]+[.$H$10]*[.A154]" office:value-type="float" office:value="5.3" calcext:value-type="float">
            <text:p>5.30</text:p>
          </table:table-cell>
          <table:table-cell table:formula="of:=[.$I$5]+[.$H$10]*[.B154]" office:value-type="float" office:value="-2.45" calcext:value-type="float">
            <text:p>-2.45</text:p>
          </table:table-cell>
          <table:table-cell table:number-columns-repeated="9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133]+1" office:value-type="float" office:value="6" calcext:value-type="float">
            <text:p>6</text:p>
          </table:table-cell>
          <table:table-cell table:formula="of:=[.$I$4]+[.$H$10]*[.A155]" office:value-type="float" office:value="6.1" calcext:value-type="float">
            <text:p>6.10</text:p>
          </table:table-cell>
          <table:table-cell table:formula="of:=[.$I$5]+[.$H$10]*[.B155]" office:value-type="float" office:value="-2.45" calcext:value-type="float">
            <text:p>-2.45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B134]+1" office:value-type="float" office:value="7" calcext:value-type="float">
            <text:p>7</text:p>
          </table:table-cell>
          <table:table-cell table:formula="of:=[.$I$4]+[.$H$10]*[.A156]" office:value-type="float" office:value="-10.7" calcext:value-type="float">
            <text:p>-10.70</text:p>
          </table:table-cell>
          <table:table-cell table:formula="of:=[.$I$5]+[.$H$10]*[.B156]" office:value-type="float" office:value="-1.65" calcext:value-type="float">
            <text:p>-1.65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35]+1" office:value-type="float" office:value="7" calcext:value-type="float">
            <text:p>7</text:p>
          </table:table-cell>
          <table:table-cell table:formula="of:=[.$I$4]+[.$H$10]*[.A157]" office:value-type="float" office:value="-9.9" calcext:value-type="float">
            <text:p>-9.90</text:p>
          </table:table-cell>
          <table:table-cell table:formula="of:=[.$I$5]+[.$H$10]*[.B157]" office:value-type="float" office:value="-1.65" calcext:value-type="float">
            <text:p>-1.65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136]+1" office:value-type="float" office:value="7" calcext:value-type="float">
            <text:p>7</text:p>
          </table:table-cell>
          <table:table-cell table:formula="of:=[.$I$4]+[.$H$10]*[.A158]" office:value-type="float" office:value="-9.1" calcext:value-type="float">
            <text:p>-9.10</text:p>
          </table:table-cell>
          <table:table-cell table:formula="of:=[.$I$5]+[.$H$10]*[.B158]" office:value-type="float" office:value="-1.65" calcext:value-type="float">
            <text:p>-1.65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137]+1" office:value-type="float" office:value="7" calcext:value-type="float">
            <text:p>7</text:p>
          </table:table-cell>
          <table:table-cell table:formula="of:=[.$I$4]+[.$H$10]*[.A159]" office:value-type="float" office:value="-8.3" calcext:value-type="float">
            <text:p>-8.30</text:p>
          </table:table-cell>
          <table:table-cell table:formula="of:=[.$I$5]+[.$H$10]*[.B159]" office:value-type="float" office:value="-1.65" calcext:value-type="float">
            <text:p>-1.65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38]+1" office:value-type="float" office:value="7" calcext:value-type="float">
            <text:p>7</text:p>
          </table:table-cell>
          <table:table-cell table:formula="of:=[.$I$4]+[.$H$10]*[.A160]" office:value-type="float" office:value="-7.5" calcext:value-type="float">
            <text:p>-7.50</text:p>
          </table:table-cell>
          <table:table-cell table:formula="of:=[.$I$5]+[.$H$10]*[.B160]" office:value-type="float" office:value="-1.65" calcext:value-type="float">
            <text:p>-1.65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139]+1" office:value-type="float" office:value="7" calcext:value-type="float">
            <text:p>7</text:p>
          </table:table-cell>
          <table:table-cell table:formula="of:=[.$I$4]+[.$H$10]*[.A161]" office:value-type="float" office:value="-6.7" calcext:value-type="float">
            <text:p>-6.70</text:p>
          </table:table-cell>
          <table:table-cell table:formula="of:=[.$I$5]+[.$H$10]*[.B161]" office:value-type="float" office:value="-1.65" calcext:value-type="float">
            <text:p>-1.65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40]+1" office:value-type="float" office:value="7" calcext:value-type="float">
            <text:p>7</text:p>
          </table:table-cell>
          <table:table-cell table:formula="of:=[.$I$4]+[.$H$10]*[.A162]" office:value-type="float" office:value="-5.9" calcext:value-type="float">
            <text:p>-5.90</text:p>
          </table:table-cell>
          <table:table-cell table:formula="of:=[.$I$5]+[.$H$10]*[.B162]" office:value-type="float" office:value="-1.65" calcext:value-type="float">
            <text:p>-1.65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41]+1" office:value-type="float" office:value="7" calcext:value-type="float">
            <text:p>7</text:p>
          </table:table-cell>
          <table:table-cell table:formula="of:=[.$I$4]+[.$H$10]*[.A163]" office:value-type="float" office:value="-5.1" calcext:value-type="float">
            <text:p>-5.10</text:p>
          </table:table-cell>
          <table:table-cell table:formula="of:=[.$I$5]+[.$H$10]*[.B163]" office:value-type="float" office:value="-1.65" calcext:value-type="float">
            <text:p>-1.65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142]+1" office:value-type="float" office:value="7" calcext:value-type="float">
            <text:p>7</text:p>
          </table:table-cell>
          <table:table-cell table:formula="of:=[.$I$4]+[.$H$10]*[.A164]" office:value-type="float" office:value="-4.3" calcext:value-type="float">
            <text:p>-4.30</text:p>
          </table:table-cell>
          <table:table-cell table:formula="of:=[.$I$5]+[.$H$10]*[.B164]" office:value-type="float" office:value="-1.65" calcext:value-type="float">
            <text:p>-1.65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43]+1" office:value-type="float" office:value="7" calcext:value-type="float">
            <text:p>7</text:p>
          </table:table-cell>
          <table:table-cell table:formula="of:=[.$I$4]+[.$H$10]*[.A165]" office:value-type="float" office:value="-3.5" calcext:value-type="float">
            <text:p>-3.50</text:p>
          </table:table-cell>
          <table:table-cell table:formula="of:=[.$I$5]+[.$H$10]*[.B165]" office:value-type="float" office:value="-1.65" calcext:value-type="float">
            <text:p>-1.65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144]+1" office:value-type="float" office:value="7" calcext:value-type="float">
            <text:p>7</text:p>
          </table:table-cell>
          <table:table-cell table:formula="of:=[.$I$4]+[.$H$10]*[.A166]" office:value-type="float" office:value="-2.7" calcext:value-type="float">
            <text:p>-2.70</text:p>
          </table:table-cell>
          <table:table-cell table:formula="of:=[.$I$5]+[.$H$10]*[.B166]" office:value-type="float" office:value="-1.65" calcext:value-type="float">
            <text:p>-1.65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145]+1" office:value-type="float" office:value="7" calcext:value-type="float">
            <text:p>7</text:p>
          </table:table-cell>
          <table:table-cell table:formula="of:=[.$I$4]+[.$H$10]*[.A167]" office:value-type="float" office:value="-1.9" calcext:value-type="float">
            <text:p>-1.90</text:p>
          </table:table-cell>
          <table:table-cell table:formula="of:=[.$I$5]+[.$H$10]*[.B167]" office:value-type="float" office:value="-1.65" calcext:value-type="float">
            <text:p>-1.65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146]+1" office:value-type="float" office:value="7" calcext:value-type="float">
            <text:p>7</text:p>
          </table:table-cell>
          <table:table-cell table:formula="of:=[.$I$4]+[.$H$10]*[.A168]" office:value-type="float" office:value="-1.1" calcext:value-type="float">
            <text:p>-1.10</text:p>
          </table:table-cell>
          <table:table-cell table:formula="of:=[.$I$5]+[.$H$10]*[.B168]" office:value-type="float" office:value="-1.65" calcext:value-type="float">
            <text:p>-1.65</text:p>
          </table:table-cell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147]+1" office:value-type="float" office:value="7" calcext:value-type="float">
            <text:p>7</text:p>
          </table:table-cell>
          <table:table-cell table:formula="of:=[.$I$4]+[.$H$10]*[.A169]" office:value-type="float" office:value="-0.299999999999999" calcext:value-type="float">
            <text:p>-0.30</text:p>
          </table:table-cell>
          <table:table-cell table:formula="of:=[.$I$5]+[.$H$10]*[.B169]" office:value-type="float" office:value="-1.65" calcext:value-type="float">
            <text:p>-1.65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148]+1" office:value-type="float" office:value="7" calcext:value-type="float">
            <text:p>7</text:p>
          </table:table-cell>
          <table:table-cell table:formula="of:=[.$I$4]+[.$H$10]*[.A170]" office:value-type="float" office:value="0.500000000000002" calcext:value-type="float">
            <text:p>0.50</text:p>
          </table:table-cell>
          <table:table-cell table:formula="of:=[.$I$5]+[.$H$10]*[.B170]" office:value-type="float" office:value="-1.65" calcext:value-type="float">
            <text:p>-1.65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149]+1" office:value-type="float" office:value="7" calcext:value-type="float">
            <text:p>7</text:p>
          </table:table-cell>
          <table:table-cell table:formula="of:=[.$I$4]+[.$H$10]*[.A171]" office:value-type="float" office:value="1.3" calcext:value-type="float">
            <text:p>1.30</text:p>
          </table:table-cell>
          <table:table-cell table:formula="of:=[.$I$5]+[.$H$10]*[.B171]" office:value-type="float" office:value="-1.65" calcext:value-type="float">
            <text:p>-1.65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150]+1" office:value-type="float" office:value="7" calcext:value-type="float">
            <text:p>7</text:p>
          </table:table-cell>
          <table:table-cell table:formula="of:=[.$I$4]+[.$H$10]*[.A172]" office:value-type="float" office:value="2.1" calcext:value-type="float">
            <text:p>2.10</text:p>
          </table:table-cell>
          <table:table-cell table:formula="of:=[.$I$5]+[.$H$10]*[.B172]" office:value-type="float" office:value="-1.65" calcext:value-type="float">
            <text:p>-1.65</text:p>
          </table:table-cell>
          <table:table-cell table:number-columns-repeated="9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151]+1" office:value-type="float" office:value="7" calcext:value-type="float">
            <text:p>7</text:p>
          </table:table-cell>
          <table:table-cell table:formula="of:=[.$I$4]+[.$H$10]*[.A173]" office:value-type="float" office:value="2.9" calcext:value-type="float">
            <text:p>2.90</text:p>
          </table:table-cell>
          <table:table-cell table:formula="of:=[.$I$5]+[.$H$10]*[.B173]" office:value-type="float" office:value="-1.65" calcext:value-type="float">
            <text:p>-1.65</text:p>
          </table:table-cell>
          <table:table-cell table:number-columns-repeated="9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152]+1" office:value-type="float" office:value="7" calcext:value-type="float">
            <text:p>7</text:p>
          </table:table-cell>
          <table:table-cell table:formula="of:=[.$I$4]+[.$H$10]*[.A174]" office:value-type="float" office:value="3.7" calcext:value-type="float">
            <text:p>3.70</text:p>
          </table:table-cell>
          <table:table-cell table:formula="of:=[.$I$5]+[.$H$10]*[.B174]" office:value-type="float" office:value="-1.65" calcext:value-type="float">
            <text:p>-1.65</text:p>
          </table:table-cell>
          <table:table-cell table:number-columns-repeated="9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153]+1" office:value-type="float" office:value="7" calcext:value-type="float">
            <text:p>7</text:p>
          </table:table-cell>
          <table:table-cell table:formula="of:=[.$I$4]+[.$H$10]*[.A175]" office:value-type="float" office:value="4.5" calcext:value-type="float">
            <text:p>4.50</text:p>
          </table:table-cell>
          <table:table-cell table:formula="of:=[.$I$5]+[.$H$10]*[.B175]" office:value-type="float" office:value="-1.65" calcext:value-type="float">
            <text:p>-1.65</text:p>
          </table:table-cell>
          <table:table-cell table:number-columns-repeated="9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154]+1" office:value-type="float" office:value="7" calcext:value-type="float">
            <text:p>7</text:p>
          </table:table-cell>
          <table:table-cell table:formula="of:=[.$I$4]+[.$H$10]*[.A176]" office:value-type="float" office:value="5.3" calcext:value-type="float">
            <text:p>5.30</text:p>
          </table:table-cell>
          <table:table-cell table:formula="of:=[.$I$5]+[.$H$10]*[.B176]" office:value-type="float" office:value="-1.65" calcext:value-type="float">
            <text:p>-1.65</text:p>
          </table:table-cell>
          <table:table-cell table:number-columns-repeated="9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155]+1" office:value-type="float" office:value="7" calcext:value-type="float">
            <text:p>7</text:p>
          </table:table-cell>
          <table:table-cell table:formula="of:=[.$I$4]+[.$H$10]*[.A177]" office:value-type="float" office:value="6.1" calcext:value-type="float">
            <text:p>6.10</text:p>
          </table:table-cell>
          <table:table-cell table:formula="of:=[.$I$5]+[.$H$10]*[.B177]" office:value-type="float" office:value="-1.65" calcext:value-type="float">
            <text:p>-1.65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B156]+1" office:value-type="float" office:value="8" calcext:value-type="float">
            <text:p>8</text:p>
          </table:table-cell>
          <table:table-cell table:formula="of:=[.$I$4]+[.$H$10]*[.A178]" office:value-type="float" office:value="-10.7" calcext:value-type="float">
            <text:p>-10.70</text:p>
          </table:table-cell>
          <table:table-cell table:formula="of:=[.$I$5]+[.$H$10]*[.B178]" office:value-type="float" office:value="-0.85" calcext:value-type="float">
            <text:p>-0.85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57]+1" office:value-type="float" office:value="8" calcext:value-type="float">
            <text:p>8</text:p>
          </table:table-cell>
          <table:table-cell table:formula="of:=[.$I$4]+[.$H$10]*[.A179]" office:value-type="float" office:value="-9.9" calcext:value-type="float">
            <text:p>-9.90</text:p>
          </table:table-cell>
          <table:table-cell table:formula="of:=[.$I$5]+[.$H$10]*[.B179]" office:value-type="float" office:value="-0.85" calcext:value-type="float">
            <text:p>-0.85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158]+1" office:value-type="float" office:value="8" calcext:value-type="float">
            <text:p>8</text:p>
          </table:table-cell>
          <table:table-cell table:formula="of:=[.$I$4]+[.$H$10]*[.A180]" office:value-type="float" office:value="-9.1" calcext:value-type="float">
            <text:p>-9.10</text:p>
          </table:table-cell>
          <table:table-cell table:formula="of:=[.$I$5]+[.$H$10]*[.B180]" office:value-type="float" office:value="-0.85" calcext:value-type="float">
            <text:p>-0.85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159]+1" office:value-type="float" office:value="8" calcext:value-type="float">
            <text:p>8</text:p>
          </table:table-cell>
          <table:table-cell table:formula="of:=[.$I$4]+[.$H$10]*[.A181]" office:value-type="float" office:value="-8.3" calcext:value-type="float">
            <text:p>-8.30</text:p>
          </table:table-cell>
          <table:table-cell table:formula="of:=[.$I$5]+[.$H$10]*[.B181]" office:value-type="float" office:value="-0.85" calcext:value-type="float">
            <text:p>-0.85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60]+1" office:value-type="float" office:value="8" calcext:value-type="float">
            <text:p>8</text:p>
          </table:table-cell>
          <table:table-cell table:formula="of:=[.$I$4]+[.$H$10]*[.A182]" office:value-type="float" office:value="-7.5" calcext:value-type="float">
            <text:p>-7.50</text:p>
          </table:table-cell>
          <table:table-cell table:formula="of:=[.$I$5]+[.$H$10]*[.B182]" office:value-type="float" office:value="-0.85" calcext:value-type="float">
            <text:p>-0.85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161]+1" office:value-type="float" office:value="8" calcext:value-type="float">
            <text:p>8</text:p>
          </table:table-cell>
          <table:table-cell table:formula="of:=[.$I$4]+[.$H$10]*[.A183]" office:value-type="float" office:value="-6.7" calcext:value-type="float">
            <text:p>-6.70</text:p>
          </table:table-cell>
          <table:table-cell table:formula="of:=[.$I$5]+[.$H$10]*[.B183]" office:value-type="float" office:value="-0.85" calcext:value-type="float">
            <text:p>-0.85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62]+1" office:value-type="float" office:value="8" calcext:value-type="float">
            <text:p>8</text:p>
          </table:table-cell>
          <table:table-cell table:formula="of:=[.$I$4]+[.$H$10]*[.A184]" office:value-type="float" office:value="-5.9" calcext:value-type="float">
            <text:p>-5.90</text:p>
          </table:table-cell>
          <table:table-cell table:formula="of:=[.$I$5]+[.$H$10]*[.B184]" office:value-type="float" office:value="-0.85" calcext:value-type="float">
            <text:p>-0.85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63]+1" office:value-type="float" office:value="8" calcext:value-type="float">
            <text:p>8</text:p>
          </table:table-cell>
          <table:table-cell table:formula="of:=[.$I$4]+[.$H$10]*[.A185]" office:value-type="float" office:value="-5.1" calcext:value-type="float">
            <text:p>-5.10</text:p>
          </table:table-cell>
          <table:table-cell table:formula="of:=[.$I$5]+[.$H$10]*[.B185]" office:value-type="float" office:value="-0.85" calcext:value-type="float">
            <text:p>-0.85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164]+1" office:value-type="float" office:value="8" calcext:value-type="float">
            <text:p>8</text:p>
          </table:table-cell>
          <table:table-cell table:formula="of:=[.$I$4]+[.$H$10]*[.A186]" office:value-type="float" office:value="-4.3" calcext:value-type="float">
            <text:p>-4.30</text:p>
          </table:table-cell>
          <table:table-cell table:formula="of:=[.$I$5]+[.$H$10]*[.B186]" office:value-type="float" office:value="-0.85" calcext:value-type="float">
            <text:p>-0.85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65]+1" office:value-type="float" office:value="8" calcext:value-type="float">
            <text:p>8</text:p>
          </table:table-cell>
          <table:table-cell table:formula="of:=[.$I$4]+[.$H$10]*[.A187]" office:value-type="float" office:value="-3.5" calcext:value-type="float">
            <text:p>-3.50</text:p>
          </table:table-cell>
          <table:table-cell table:formula="of:=[.$I$5]+[.$H$10]*[.B187]" office:value-type="float" office:value="-0.85" calcext:value-type="float">
            <text:p>-0.85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166]+1" office:value-type="float" office:value="8" calcext:value-type="float">
            <text:p>8</text:p>
          </table:table-cell>
          <table:table-cell table:formula="of:=[.$I$4]+[.$H$10]*[.A188]" office:value-type="float" office:value="-2.7" calcext:value-type="float">
            <text:p>-2.70</text:p>
          </table:table-cell>
          <table:table-cell table:formula="of:=[.$I$5]+[.$H$10]*[.B188]" office:value-type="float" office:value="-0.85" calcext:value-type="float">
            <text:p>-0.85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167]+1" office:value-type="float" office:value="8" calcext:value-type="float">
            <text:p>8</text:p>
          </table:table-cell>
          <table:table-cell table:formula="of:=[.$I$4]+[.$H$10]*[.A189]" office:value-type="float" office:value="-1.9" calcext:value-type="float">
            <text:p>-1.90</text:p>
          </table:table-cell>
          <table:table-cell table:formula="of:=[.$I$5]+[.$H$10]*[.B189]" office:value-type="float" office:value="-0.85" calcext:value-type="float">
            <text:p>-0.85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168]+1" office:value-type="float" office:value="8" calcext:value-type="float">
            <text:p>8</text:p>
          </table:table-cell>
          <table:table-cell table:formula="of:=[.$I$4]+[.$H$10]*[.A190]" office:value-type="float" office:value="-1.1" calcext:value-type="float">
            <text:p>-1.10</text:p>
          </table:table-cell>
          <table:table-cell table:formula="of:=[.$I$5]+[.$H$10]*[.B190]" office:value-type="float" office:value="-0.85" calcext:value-type="float">
            <text:p>-0.85</text:p>
          </table:table-cell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169]+1" office:value-type="float" office:value="8" calcext:value-type="float">
            <text:p>8</text:p>
          </table:table-cell>
          <table:table-cell table:formula="of:=[.$I$4]+[.$H$10]*[.A191]" office:value-type="float" office:value="-0.299999999999999" calcext:value-type="float">
            <text:p>-0.30</text:p>
          </table:table-cell>
          <table:table-cell table:formula="of:=[.$I$5]+[.$H$10]*[.B191]" office:value-type="float" office:value="-0.85" calcext:value-type="float">
            <text:p>-0.85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170]+1" office:value-type="float" office:value="8" calcext:value-type="float">
            <text:p>8</text:p>
          </table:table-cell>
          <table:table-cell table:formula="of:=[.$I$4]+[.$H$10]*[.A192]" office:value-type="float" office:value="0.500000000000002" calcext:value-type="float">
            <text:p>0.50</text:p>
          </table:table-cell>
          <table:table-cell table:formula="of:=[.$I$5]+[.$H$10]*[.B192]" office:value-type="float" office:value="-0.85" calcext:value-type="float">
            <text:p>-0.85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171]+1" office:value-type="float" office:value="8" calcext:value-type="float">
            <text:p>8</text:p>
          </table:table-cell>
          <table:table-cell table:formula="of:=[.$I$4]+[.$H$10]*[.A193]" office:value-type="float" office:value="1.3" calcext:value-type="float">
            <text:p>1.30</text:p>
          </table:table-cell>
          <table:table-cell table:formula="of:=[.$I$5]+[.$H$10]*[.B193]" office:value-type="float" office:value="-0.85" calcext:value-type="float">
            <text:p>-0.85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172]+1" office:value-type="float" office:value="8" calcext:value-type="float">
            <text:p>8</text:p>
          </table:table-cell>
          <table:table-cell table:formula="of:=[.$I$4]+[.$H$10]*[.A194]" office:value-type="float" office:value="2.1" calcext:value-type="float">
            <text:p>2.10</text:p>
          </table:table-cell>
          <table:table-cell table:formula="of:=[.$I$5]+[.$H$10]*[.B194]" office:value-type="float" office:value="-0.85" calcext:value-type="float">
            <text:p>-0.85</text:p>
          </table:table-cell>
          <table:table-cell table:number-columns-repeated="9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173]+1" office:value-type="float" office:value="8" calcext:value-type="float">
            <text:p>8</text:p>
          </table:table-cell>
          <table:table-cell table:formula="of:=[.$I$4]+[.$H$10]*[.A195]" office:value-type="float" office:value="2.9" calcext:value-type="float">
            <text:p>2.90</text:p>
          </table:table-cell>
          <table:table-cell table:formula="of:=[.$I$5]+[.$H$10]*[.B195]" office:value-type="float" office:value="-0.85" calcext:value-type="float">
            <text:p>-0.85</text:p>
          </table:table-cell>
          <table:table-cell table:number-columns-repeated="9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174]+1" office:value-type="float" office:value="8" calcext:value-type="float">
            <text:p>8</text:p>
          </table:table-cell>
          <table:table-cell table:formula="of:=[.$I$4]+[.$H$10]*[.A196]" office:value-type="float" office:value="3.7" calcext:value-type="float">
            <text:p>3.70</text:p>
          </table:table-cell>
          <table:table-cell table:formula="of:=[.$I$5]+[.$H$10]*[.B196]" office:value-type="float" office:value="-0.85" calcext:value-type="float">
            <text:p>-0.85</text:p>
          </table:table-cell>
          <table:table-cell table:number-columns-repeated="9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175]+1" office:value-type="float" office:value="8" calcext:value-type="float">
            <text:p>8</text:p>
          </table:table-cell>
          <table:table-cell table:formula="of:=[.$I$4]+[.$H$10]*[.A197]" office:value-type="float" office:value="4.5" calcext:value-type="float">
            <text:p>4.50</text:p>
          </table:table-cell>
          <table:table-cell table:formula="of:=[.$I$5]+[.$H$10]*[.B197]" office:value-type="float" office:value="-0.85" calcext:value-type="float">
            <text:p>-0.85</text:p>
          </table:table-cell>
          <table:table-cell table:number-columns-repeated="9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176]+1" office:value-type="float" office:value="8" calcext:value-type="float">
            <text:p>8</text:p>
          </table:table-cell>
          <table:table-cell table:formula="of:=[.$I$4]+[.$H$10]*[.A198]" office:value-type="float" office:value="5.3" calcext:value-type="float">
            <text:p>5.30</text:p>
          </table:table-cell>
          <table:table-cell table:formula="of:=[.$I$5]+[.$H$10]*[.B198]" office:value-type="float" office:value="-0.85" calcext:value-type="float">
            <text:p>-0.85</text:p>
          </table:table-cell>
          <table:table-cell table:number-columns-repeated="9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177]+1" office:value-type="float" office:value="8" calcext:value-type="float">
            <text:p>8</text:p>
          </table:table-cell>
          <table:table-cell table:formula="of:=[.$I$4]+[.$H$10]*[.A199]" office:value-type="float" office:value="6.1" calcext:value-type="float">
            <text:p>6.10</text:p>
          </table:table-cell>
          <table:table-cell table:formula="of:=[.$I$5]+[.$H$10]*[.B199]" office:value-type="float" office:value="-0.85" calcext:value-type="float">
            <text:p>-0.85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B178]+1" office:value-type="float" office:value="9" calcext:value-type="float">
            <text:p>9</text:p>
          </table:table-cell>
          <table:table-cell table:formula="of:=[.$I$4]+[.$H$10]*[.A200]" office:value-type="float" office:value="-10.7" calcext:value-type="float">
            <text:p>-10.70</text:p>
          </table:table-cell>
          <table:table-cell table:formula="of:=[.$I$5]+[.$H$10]*[.B200]" office:value-type="float" office:value="-0.0499999999999998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79]+1" office:value-type="float" office:value="9" calcext:value-type="float">
            <text:p>9</text:p>
          </table:table-cell>
          <table:table-cell table:formula="of:=[.$I$4]+[.$H$10]*[.A201]" office:value-type="float" office:value="-9.9" calcext:value-type="float">
            <text:p>-9.90</text:p>
          </table:table-cell>
          <table:table-cell table:formula="of:=[.$I$5]+[.$H$10]*[.B201]" office:value-type="float" office:value="-0.0499999999999998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180]+1" office:value-type="float" office:value="9" calcext:value-type="float">
            <text:p>9</text:p>
          </table:table-cell>
          <table:table-cell table:formula="of:=[.$I$4]+[.$H$10]*[.A202]" office:value-type="float" office:value="-9.1" calcext:value-type="float">
            <text:p>-9.10</text:p>
          </table:table-cell>
          <table:table-cell table:formula="of:=[.$I$5]+[.$H$10]*[.B202]" office:value-type="float" office:value="-0.0499999999999998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181]+1" office:value-type="float" office:value="9" calcext:value-type="float">
            <text:p>9</text:p>
          </table:table-cell>
          <table:table-cell table:formula="of:=[.$I$4]+[.$H$10]*[.A203]" office:value-type="float" office:value="-8.3" calcext:value-type="float">
            <text:p>-8.30</text:p>
          </table:table-cell>
          <table:table-cell table:formula="of:=[.$I$5]+[.$H$10]*[.B203]" office:value-type="float" office:value="-0.0499999999999998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82]+1" office:value-type="float" office:value="9" calcext:value-type="float">
            <text:p>9</text:p>
          </table:table-cell>
          <table:table-cell table:formula="of:=[.$I$4]+[.$H$10]*[.A204]" office:value-type="float" office:value="-7.5" calcext:value-type="float">
            <text:p>-7.50</text:p>
          </table:table-cell>
          <table:table-cell table:formula="of:=[.$I$5]+[.$H$10]*[.B204]" office:value-type="float" office:value="-0.0499999999999998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183]+1" office:value-type="float" office:value="9" calcext:value-type="float">
            <text:p>9</text:p>
          </table:table-cell>
          <table:table-cell table:formula="of:=[.$I$4]+[.$H$10]*[.A205]" office:value-type="float" office:value="-6.7" calcext:value-type="float">
            <text:p>-6.70</text:p>
          </table:table-cell>
          <table:table-cell table:formula="of:=[.$I$5]+[.$H$10]*[.B205]" office:value-type="float" office:value="-0.0499999999999998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84]+1" office:value-type="float" office:value="9" calcext:value-type="float">
            <text:p>9</text:p>
          </table:table-cell>
          <table:table-cell table:formula="of:=[.$I$4]+[.$H$10]*[.A206]" office:value-type="float" office:value="-5.9" calcext:value-type="float">
            <text:p>-5.90</text:p>
          </table:table-cell>
          <table:table-cell table:formula="of:=[.$I$5]+[.$H$10]*[.B206]" office:value-type="float" office:value="-0.0499999999999998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85]+1" office:value-type="float" office:value="9" calcext:value-type="float">
            <text:p>9</text:p>
          </table:table-cell>
          <table:table-cell table:formula="of:=[.$I$4]+[.$H$10]*[.A207]" office:value-type="float" office:value="-5.1" calcext:value-type="float">
            <text:p>-5.10</text:p>
          </table:table-cell>
          <table:table-cell table:formula="of:=[.$I$5]+[.$H$10]*[.B207]" office:value-type="float" office:value="-0.0499999999999998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186]+1" office:value-type="float" office:value="9" calcext:value-type="float">
            <text:p>9</text:p>
          </table:table-cell>
          <table:table-cell table:formula="of:=[.$I$4]+[.$H$10]*[.A208]" office:value-type="float" office:value="-4.3" calcext:value-type="float">
            <text:p>-4.30</text:p>
          </table:table-cell>
          <table:table-cell table:formula="of:=[.$I$5]+[.$H$10]*[.B208]" office:value-type="float" office:value="-0.0499999999999998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87]+1" office:value-type="float" office:value="9" calcext:value-type="float">
            <text:p>9</text:p>
          </table:table-cell>
          <table:table-cell table:formula="of:=[.$I$4]+[.$H$10]*[.A209]" office:value-type="float" office:value="-3.5" calcext:value-type="float">
            <text:p>-3.50</text:p>
          </table:table-cell>
          <table:table-cell table:formula="of:=[.$I$5]+[.$H$10]*[.B209]" office:value-type="float" office:value="-0.0499999999999998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188]+1" office:value-type="float" office:value="9" calcext:value-type="float">
            <text:p>9</text:p>
          </table:table-cell>
          <table:table-cell table:formula="of:=[.$I$4]+[.$H$10]*[.A210]" office:value-type="float" office:value="-2.7" calcext:value-type="float">
            <text:p>-2.70</text:p>
          </table:table-cell>
          <table:table-cell table:formula="of:=[.$I$5]+[.$H$10]*[.B210]" office:value-type="float" office:value="-0.0499999999999998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189]+1" office:value-type="float" office:value="9" calcext:value-type="float">
            <text:p>9</text:p>
          </table:table-cell>
          <table:table-cell table:formula="of:=[.$I$4]+[.$H$10]*[.A211]" office:value-type="float" office:value="-1.9" calcext:value-type="float">
            <text:p>-1.90</text:p>
          </table:table-cell>
          <table:table-cell table:formula="of:=[.$I$5]+[.$H$10]*[.B211]" office:value-type="float" office:value="-0.0499999999999998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190]+1" office:value-type="float" office:value="9" calcext:value-type="float">
            <text:p>9</text:p>
          </table:table-cell>
          <table:table-cell table:formula="of:=[.$I$4]+[.$H$10]*[.A212]" office:value-type="float" office:value="-1.1" calcext:value-type="float">
            <text:p>-1.10</text:p>
          </table:table-cell>
          <table:table-cell table:formula="of:=[.$I$5]+[.$H$10]*[.B212]" office:value-type="float" office:value="-0.0499999999999998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191]+1" office:value-type="float" office:value="9" calcext:value-type="float">
            <text:p>9</text:p>
          </table:table-cell>
          <table:table-cell table:formula="of:=[.$I$4]+[.$H$10]*[.A213]" office:value-type="float" office:value="-0.299999999999999" calcext:value-type="float">
            <text:p>-0.30</text:p>
          </table:table-cell>
          <table:table-cell table:formula="of:=[.$I$5]+[.$H$10]*[.B213]" office:value-type="float" office:value="-0.0499999999999998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192]+1" office:value-type="float" office:value="9" calcext:value-type="float">
            <text:p>9</text:p>
          </table:table-cell>
          <table:table-cell table:formula="of:=[.$I$4]+[.$H$10]*[.A214]" office:value-type="float" office:value="0.500000000000002" calcext:value-type="float">
            <text:p>0.50</text:p>
          </table:table-cell>
          <table:table-cell table:formula="of:=[.$I$5]+[.$H$10]*[.B214]" office:value-type="float" office:value="-0.0499999999999998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193]+1" office:value-type="float" office:value="9" calcext:value-type="float">
            <text:p>9</text:p>
          </table:table-cell>
          <table:table-cell table:formula="of:=[.$I$4]+[.$H$10]*[.A215]" office:value-type="float" office:value="1.3" calcext:value-type="float">
            <text:p>1.30</text:p>
          </table:table-cell>
          <table:table-cell table:formula="of:=[.$I$5]+[.$H$10]*[.B215]" office:value-type="float" office:value="-0.0499999999999998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194]+1" office:value-type="float" office:value="9" calcext:value-type="float">
            <text:p>9</text:p>
          </table:table-cell>
          <table:table-cell table:formula="of:=[.$I$4]+[.$H$10]*[.A216]" office:value-type="float" office:value="2.1" calcext:value-type="float">
            <text:p>2.10</text:p>
          </table:table-cell>
          <table:table-cell table:formula="of:=[.$I$5]+[.$H$10]*[.B216]" office:value-type="float" office:value="-0.0499999999999998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195]+1" office:value-type="float" office:value="9" calcext:value-type="float">
            <text:p>9</text:p>
          </table:table-cell>
          <table:table-cell table:formula="of:=[.$I$4]+[.$H$10]*[.A217]" office:value-type="float" office:value="2.9" calcext:value-type="float">
            <text:p>2.90</text:p>
          </table:table-cell>
          <table:table-cell table:formula="of:=[.$I$5]+[.$H$10]*[.B217]" office:value-type="float" office:value="-0.0499999999999998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196]+1" office:value-type="float" office:value="9" calcext:value-type="float">
            <text:p>9</text:p>
          </table:table-cell>
          <table:table-cell table:formula="of:=[.$I$4]+[.$H$10]*[.A218]" office:value-type="float" office:value="3.7" calcext:value-type="float">
            <text:p>3.70</text:p>
          </table:table-cell>
          <table:table-cell table:formula="of:=[.$I$5]+[.$H$10]*[.B218]" office:value-type="float" office:value="-0.0499999999999998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197]+1" office:value-type="float" office:value="9" calcext:value-type="float">
            <text:p>9</text:p>
          </table:table-cell>
          <table:table-cell table:formula="of:=[.$I$4]+[.$H$10]*[.A219]" office:value-type="float" office:value="4.5" calcext:value-type="float">
            <text:p>4.50</text:p>
          </table:table-cell>
          <table:table-cell table:formula="of:=[.$I$5]+[.$H$10]*[.B219]" office:value-type="float" office:value="-0.0499999999999998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198]+1" office:value-type="float" office:value="9" calcext:value-type="float">
            <text:p>9</text:p>
          </table:table-cell>
          <table:table-cell table:formula="of:=[.$I$4]+[.$H$10]*[.A220]" office:value-type="float" office:value="5.3" calcext:value-type="float">
            <text:p>5.30</text:p>
          </table:table-cell>
          <table:table-cell table:formula="of:=[.$I$5]+[.$H$10]*[.B220]" office:value-type="float" office:value="-0.0499999999999998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199]+1" office:value-type="float" office:value="9" calcext:value-type="float">
            <text:p>9</text:p>
          </table:table-cell>
          <table:table-cell table:formula="of:=[.$I$4]+[.$H$10]*[.A221]" office:value-type="float" office:value="6.1" calcext:value-type="float">
            <text:p>6.10</text:p>
          </table:table-cell>
          <table:table-cell table:formula="of:=[.$I$5]+[.$H$10]*[.B221]" office:value-type="float" office:value="-0.0499999999999998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B200]+1" office:value-type="float" office:value="10" calcext:value-type="float">
            <text:p>10</text:p>
          </table:table-cell>
          <table:table-cell table:formula="of:=[.$I$4]+[.$H$10]*[.A222]" office:value-type="float" office:value="-10.7" calcext:value-type="float">
            <text:p>-10.70</text:p>
          </table:table-cell>
          <table:table-cell table:formula="of:=[.$I$5]+[.$H$10]*[.B222]" office:value-type="float" office:value="0.75" calcext:value-type="float">
            <text:p>0.75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201]+1" office:value-type="float" office:value="10" calcext:value-type="float">
            <text:p>10</text:p>
          </table:table-cell>
          <table:table-cell table:formula="of:=[.$I$4]+[.$H$10]*[.A223]" office:value-type="float" office:value="-9.9" calcext:value-type="float">
            <text:p>-9.90</text:p>
          </table:table-cell>
          <table:table-cell table:formula="of:=[.$I$5]+[.$H$10]*[.B223]" office:value-type="float" office:value="0.75" calcext:value-type="float">
            <text:p>0.75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202]+1" office:value-type="float" office:value="10" calcext:value-type="float">
            <text:p>10</text:p>
          </table:table-cell>
          <table:table-cell table:formula="of:=[.$I$4]+[.$H$10]*[.A224]" office:value-type="float" office:value="-9.1" calcext:value-type="float">
            <text:p>-9.10</text:p>
          </table:table-cell>
          <table:table-cell table:formula="of:=[.$I$5]+[.$H$10]*[.B224]" office:value-type="float" office:value="0.75" calcext:value-type="float">
            <text:p>0.75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203]+1" office:value-type="float" office:value="10" calcext:value-type="float">
            <text:p>10</text:p>
          </table:table-cell>
          <table:table-cell table:formula="of:=[.$I$4]+[.$H$10]*[.A225]" office:value-type="float" office:value="-8.3" calcext:value-type="float">
            <text:p>-8.30</text:p>
          </table:table-cell>
          <table:table-cell table:formula="of:=[.$I$5]+[.$H$10]*[.B225]" office:value-type="float" office:value="0.75" calcext:value-type="float">
            <text:p>0.75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204]+1" office:value-type="float" office:value="10" calcext:value-type="float">
            <text:p>10</text:p>
          </table:table-cell>
          <table:table-cell table:formula="of:=[.$I$4]+[.$H$10]*[.A226]" office:value-type="float" office:value="-7.5" calcext:value-type="float">
            <text:p>-7.50</text:p>
          </table:table-cell>
          <table:table-cell table:formula="of:=[.$I$5]+[.$H$10]*[.B226]" office:value-type="float" office:value="0.75" calcext:value-type="float">
            <text:p>0.75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205]+1" office:value-type="float" office:value="10" calcext:value-type="float">
            <text:p>10</text:p>
          </table:table-cell>
          <table:table-cell table:formula="of:=[.$I$4]+[.$H$10]*[.A227]" office:value-type="float" office:value="-6.7" calcext:value-type="float">
            <text:p>-6.70</text:p>
          </table:table-cell>
          <table:table-cell table:formula="of:=[.$I$5]+[.$H$10]*[.B227]" office:value-type="float" office:value="0.75" calcext:value-type="float">
            <text:p>0.75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206]+1" office:value-type="float" office:value="10" calcext:value-type="float">
            <text:p>10</text:p>
          </table:table-cell>
          <table:table-cell table:formula="of:=[.$I$4]+[.$H$10]*[.A228]" office:value-type="float" office:value="-5.9" calcext:value-type="float">
            <text:p>-5.90</text:p>
          </table:table-cell>
          <table:table-cell table:formula="of:=[.$I$5]+[.$H$10]*[.B228]" office:value-type="float" office:value="0.75" calcext:value-type="float">
            <text:p>0.75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207]+1" office:value-type="float" office:value="10" calcext:value-type="float">
            <text:p>10</text:p>
          </table:table-cell>
          <table:table-cell table:formula="of:=[.$I$4]+[.$H$10]*[.A229]" office:value-type="float" office:value="-5.1" calcext:value-type="float">
            <text:p>-5.10</text:p>
          </table:table-cell>
          <table:table-cell table:formula="of:=[.$I$5]+[.$H$10]*[.B229]" office:value-type="float" office:value="0.75" calcext:value-type="float">
            <text:p>0.75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208]+1" office:value-type="float" office:value="10" calcext:value-type="float">
            <text:p>10</text:p>
          </table:table-cell>
          <table:table-cell table:formula="of:=[.$I$4]+[.$H$10]*[.A230]" office:value-type="float" office:value="-4.3" calcext:value-type="float">
            <text:p>-4.30</text:p>
          </table:table-cell>
          <table:table-cell table:formula="of:=[.$I$5]+[.$H$10]*[.B230]" office:value-type="float" office:value="0.75" calcext:value-type="float">
            <text:p>0.75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209]+1" office:value-type="float" office:value="10" calcext:value-type="float">
            <text:p>10</text:p>
          </table:table-cell>
          <table:table-cell table:formula="of:=[.$I$4]+[.$H$10]*[.A231]" office:value-type="float" office:value="-3.5" calcext:value-type="float">
            <text:p>-3.50</text:p>
          </table:table-cell>
          <table:table-cell table:formula="of:=[.$I$5]+[.$H$10]*[.B231]" office:value-type="float" office:value="0.75" calcext:value-type="float">
            <text:p>0.75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210]+1" office:value-type="float" office:value="10" calcext:value-type="float">
            <text:p>10</text:p>
          </table:table-cell>
          <table:table-cell table:formula="of:=[.$I$4]+[.$H$10]*[.A232]" office:value-type="float" office:value="-2.7" calcext:value-type="float">
            <text:p>-2.70</text:p>
          </table:table-cell>
          <table:table-cell table:formula="of:=[.$I$5]+[.$H$10]*[.B232]" office:value-type="float" office:value="0.75" calcext:value-type="float">
            <text:p>0.75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211]+1" office:value-type="float" office:value="10" calcext:value-type="float">
            <text:p>10</text:p>
          </table:table-cell>
          <table:table-cell table:formula="of:=[.$I$4]+[.$H$10]*[.A233]" office:value-type="float" office:value="-1.9" calcext:value-type="float">
            <text:p>-1.90</text:p>
          </table:table-cell>
          <table:table-cell table:formula="of:=[.$I$5]+[.$H$10]*[.B233]" office:value-type="float" office:value="0.75" calcext:value-type="float">
            <text:p>0.75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212]+1" office:value-type="float" office:value="10" calcext:value-type="float">
            <text:p>10</text:p>
          </table:table-cell>
          <table:table-cell table:formula="of:=[.$I$4]+[.$H$10]*[.A234]" office:value-type="float" office:value="-1.1" calcext:value-type="float">
            <text:p>-1.10</text:p>
          </table:table-cell>
          <table:table-cell table:formula="of:=[.$I$5]+[.$H$10]*[.B234]" office:value-type="float" office:value="0.75" calcext:value-type="float">
            <text:p>0.75</text:p>
          </table:table-cell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213]+1" office:value-type="float" office:value="10" calcext:value-type="float">
            <text:p>10</text:p>
          </table:table-cell>
          <table:table-cell table:formula="of:=[.$I$4]+[.$H$10]*[.A235]" office:value-type="float" office:value="-0.299999999999999" calcext:value-type="float">
            <text:p>-0.30</text:p>
          </table:table-cell>
          <table:table-cell table:formula="of:=[.$I$5]+[.$H$10]*[.B235]" office:value-type="float" office:value="0.75" calcext:value-type="float">
            <text:p>0.75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214]+1" office:value-type="float" office:value="10" calcext:value-type="float">
            <text:p>10</text:p>
          </table:table-cell>
          <table:table-cell table:formula="of:=[.$I$4]+[.$H$10]*[.A236]" office:value-type="float" office:value="0.500000000000002" calcext:value-type="float">
            <text:p>0.50</text:p>
          </table:table-cell>
          <table:table-cell table:formula="of:=[.$I$5]+[.$H$10]*[.B236]" office:value-type="float" office:value="0.75" calcext:value-type="float">
            <text:p>0.75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215]+1" office:value-type="float" office:value="10" calcext:value-type="float">
            <text:p>10</text:p>
          </table:table-cell>
          <table:table-cell table:formula="of:=[.$I$4]+[.$H$10]*[.A237]" office:value-type="float" office:value="1.3" calcext:value-type="float">
            <text:p>1.30</text:p>
          </table:table-cell>
          <table:table-cell table:formula="of:=[.$I$5]+[.$H$10]*[.B237]" office:value-type="float" office:value="0.75" calcext:value-type="float">
            <text:p>0.75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216]+1" office:value-type="float" office:value="10" calcext:value-type="float">
            <text:p>10</text:p>
          </table:table-cell>
          <table:table-cell table:formula="of:=[.$I$4]+[.$H$10]*[.A238]" office:value-type="float" office:value="2.1" calcext:value-type="float">
            <text:p>2.10</text:p>
          </table:table-cell>
          <table:table-cell table:formula="of:=[.$I$5]+[.$H$10]*[.B238]" office:value-type="float" office:value="0.75" calcext:value-type="float">
            <text:p>0.75</text:p>
          </table:table-cell>
          <table:table-cell table:number-columns-repeated="9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217]+1" office:value-type="float" office:value="10" calcext:value-type="float">
            <text:p>10</text:p>
          </table:table-cell>
          <table:table-cell table:formula="of:=[.$I$4]+[.$H$10]*[.A239]" office:value-type="float" office:value="2.9" calcext:value-type="float">
            <text:p>2.90</text:p>
          </table:table-cell>
          <table:table-cell table:formula="of:=[.$I$5]+[.$H$10]*[.B239]" office:value-type="float" office:value="0.75" calcext:value-type="float">
            <text:p>0.75</text:p>
          </table:table-cell>
          <table:table-cell table:number-columns-repeated="9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218]+1" office:value-type="float" office:value="10" calcext:value-type="float">
            <text:p>10</text:p>
          </table:table-cell>
          <table:table-cell table:formula="of:=[.$I$4]+[.$H$10]*[.A240]" office:value-type="float" office:value="3.7" calcext:value-type="float">
            <text:p>3.70</text:p>
          </table:table-cell>
          <table:table-cell table:formula="of:=[.$I$5]+[.$H$10]*[.B240]" office:value-type="float" office:value="0.75" calcext:value-type="float">
            <text:p>0.75</text:p>
          </table:table-cell>
          <table:table-cell table:number-columns-repeated="9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219]+1" office:value-type="float" office:value="10" calcext:value-type="float">
            <text:p>10</text:p>
          </table:table-cell>
          <table:table-cell table:formula="of:=[.$I$4]+[.$H$10]*[.A241]" office:value-type="float" office:value="4.5" calcext:value-type="float">
            <text:p>4.50</text:p>
          </table:table-cell>
          <table:table-cell table:formula="of:=[.$I$5]+[.$H$10]*[.B241]" office:value-type="float" office:value="0.75" calcext:value-type="float">
            <text:p>0.75</text:p>
          </table:table-cell>
          <table:table-cell table:number-columns-repeated="9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220]+1" office:value-type="float" office:value="10" calcext:value-type="float">
            <text:p>10</text:p>
          </table:table-cell>
          <table:table-cell table:formula="of:=[.$I$4]+[.$H$10]*[.A242]" office:value-type="float" office:value="5.3" calcext:value-type="float">
            <text:p>5.30</text:p>
          </table:table-cell>
          <table:table-cell table:formula="of:=[.$I$5]+[.$H$10]*[.B242]" office:value-type="float" office:value="0.75" calcext:value-type="float">
            <text:p>0.75</text:p>
          </table:table-cell>
          <table:table-cell table:number-columns-repeated="9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221]+1" office:value-type="float" office:value="10" calcext:value-type="float">
            <text:p>10</text:p>
          </table:table-cell>
          <table:table-cell table:formula="of:=[.$I$4]+[.$H$10]*[.A243]" office:value-type="float" office:value="6.1" calcext:value-type="float">
            <text:p>6.10</text:p>
          </table:table-cell>
          <table:table-cell table:formula="of:=[.$I$5]+[.$H$10]*[.B243]" office:value-type="float" office:value="0.75" calcext:value-type="float">
            <text:p>0.75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B222]+1" office:value-type="float" office:value="11" calcext:value-type="float">
            <text:p>11</text:p>
          </table:table-cell>
          <table:table-cell table:formula="of:=[.$I$4]+[.$H$10]*[.A244]" office:value-type="float" office:value="-10.7" calcext:value-type="float">
            <text:p>-10.70</text:p>
          </table:table-cell>
          <table:table-cell table:formula="of:=[.$I$5]+[.$H$10]*[.B244]" office:value-type="float" office:value="1.55" calcext:value-type="float">
            <text:p>1.55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223]+1" office:value-type="float" office:value="11" calcext:value-type="float">
            <text:p>11</text:p>
          </table:table-cell>
          <table:table-cell table:formula="of:=[.$I$4]+[.$H$10]*[.A245]" office:value-type="float" office:value="-9.9" calcext:value-type="float">
            <text:p>-9.90</text:p>
          </table:table-cell>
          <table:table-cell table:formula="of:=[.$I$5]+[.$H$10]*[.B245]" office:value-type="float" office:value="1.55" calcext:value-type="float">
            <text:p>1.55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224]+1" office:value-type="float" office:value="11" calcext:value-type="float">
            <text:p>11</text:p>
          </table:table-cell>
          <table:table-cell table:formula="of:=[.$I$4]+[.$H$10]*[.A246]" office:value-type="float" office:value="-9.1" calcext:value-type="float">
            <text:p>-9.10</text:p>
          </table:table-cell>
          <table:table-cell table:formula="of:=[.$I$5]+[.$H$10]*[.B246]" office:value-type="float" office:value="1.55" calcext:value-type="float">
            <text:p>1.55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225]+1" office:value-type="float" office:value="11" calcext:value-type="float">
            <text:p>11</text:p>
          </table:table-cell>
          <table:table-cell table:formula="of:=[.$I$4]+[.$H$10]*[.A247]" office:value-type="float" office:value="-8.3" calcext:value-type="float">
            <text:p>-8.30</text:p>
          </table:table-cell>
          <table:table-cell table:formula="of:=[.$I$5]+[.$H$10]*[.B247]" office:value-type="float" office:value="1.55" calcext:value-type="float">
            <text:p>1.55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226]+1" office:value-type="float" office:value="11" calcext:value-type="float">
            <text:p>11</text:p>
          </table:table-cell>
          <table:table-cell table:formula="of:=[.$I$4]+[.$H$10]*[.A248]" office:value-type="float" office:value="-7.5" calcext:value-type="float">
            <text:p>-7.50</text:p>
          </table:table-cell>
          <table:table-cell table:formula="of:=[.$I$5]+[.$H$10]*[.B248]" office:value-type="float" office:value="1.55" calcext:value-type="float">
            <text:p>1.55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227]+1" office:value-type="float" office:value="11" calcext:value-type="float">
            <text:p>11</text:p>
          </table:table-cell>
          <table:table-cell table:formula="of:=[.$I$4]+[.$H$10]*[.A249]" office:value-type="float" office:value="-6.7" calcext:value-type="float">
            <text:p>-6.70</text:p>
          </table:table-cell>
          <table:table-cell table:formula="of:=[.$I$5]+[.$H$10]*[.B249]" office:value-type="float" office:value="1.55" calcext:value-type="float">
            <text:p>1.55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228]+1" office:value-type="float" office:value="11" calcext:value-type="float">
            <text:p>11</text:p>
          </table:table-cell>
          <table:table-cell table:formula="of:=[.$I$4]+[.$H$10]*[.A250]" office:value-type="float" office:value="-5.9" calcext:value-type="float">
            <text:p>-5.90</text:p>
          </table:table-cell>
          <table:table-cell table:formula="of:=[.$I$5]+[.$H$10]*[.B250]" office:value-type="float" office:value="1.55" calcext:value-type="float">
            <text:p>1.55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229]+1" office:value-type="float" office:value="11" calcext:value-type="float">
            <text:p>11</text:p>
          </table:table-cell>
          <table:table-cell table:formula="of:=[.$I$4]+[.$H$10]*[.A251]" office:value-type="float" office:value="-5.1" calcext:value-type="float">
            <text:p>-5.10</text:p>
          </table:table-cell>
          <table:table-cell table:formula="of:=[.$I$5]+[.$H$10]*[.B251]" office:value-type="float" office:value="1.55" calcext:value-type="float">
            <text:p>1.55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230]+1" office:value-type="float" office:value="11" calcext:value-type="float">
            <text:p>11</text:p>
          </table:table-cell>
          <table:table-cell table:formula="of:=[.$I$4]+[.$H$10]*[.A252]" office:value-type="float" office:value="-4.3" calcext:value-type="float">
            <text:p>-4.30</text:p>
          </table:table-cell>
          <table:table-cell table:formula="of:=[.$I$5]+[.$H$10]*[.B252]" office:value-type="float" office:value="1.55" calcext:value-type="float">
            <text:p>1.55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231]+1" office:value-type="float" office:value="11" calcext:value-type="float">
            <text:p>11</text:p>
          </table:table-cell>
          <table:table-cell table:formula="of:=[.$I$4]+[.$H$10]*[.A253]" office:value-type="float" office:value="-3.5" calcext:value-type="float">
            <text:p>-3.50</text:p>
          </table:table-cell>
          <table:table-cell table:formula="of:=[.$I$5]+[.$H$10]*[.B253]" office:value-type="float" office:value="1.55" calcext:value-type="float">
            <text:p>1.55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232]+1" office:value-type="float" office:value="11" calcext:value-type="float">
            <text:p>11</text:p>
          </table:table-cell>
          <table:table-cell table:formula="of:=[.$I$4]+[.$H$10]*[.A254]" office:value-type="float" office:value="-2.7" calcext:value-type="float">
            <text:p>-2.70</text:p>
          </table:table-cell>
          <table:table-cell table:formula="of:=[.$I$5]+[.$H$10]*[.B254]" office:value-type="float" office:value="1.55" calcext:value-type="float">
            <text:p>1.55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233]+1" office:value-type="float" office:value="11" calcext:value-type="float">
            <text:p>11</text:p>
          </table:table-cell>
          <table:table-cell table:formula="of:=[.$I$4]+[.$H$10]*[.A255]" office:value-type="float" office:value="-1.9" calcext:value-type="float">
            <text:p>-1.90</text:p>
          </table:table-cell>
          <table:table-cell table:formula="of:=[.$I$5]+[.$H$10]*[.B255]" office:value-type="float" office:value="1.55" calcext:value-type="float">
            <text:p>1.55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234]+1" office:value-type="float" office:value="11" calcext:value-type="float">
            <text:p>11</text:p>
          </table:table-cell>
          <table:table-cell table:formula="of:=[.$I$4]+[.$H$10]*[.A256]" office:value-type="float" office:value="-1.1" calcext:value-type="float">
            <text:p>-1.10</text:p>
          </table:table-cell>
          <table:table-cell table:formula="of:=[.$I$5]+[.$H$10]*[.B256]" office:value-type="float" office:value="1.55" calcext:value-type="float">
            <text:p>1.55</text:p>
          </table:table-cell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235]+1" office:value-type="float" office:value="11" calcext:value-type="float">
            <text:p>11</text:p>
          </table:table-cell>
          <table:table-cell table:formula="of:=[.$I$4]+[.$H$10]*[.A257]" office:value-type="float" office:value="-0.299999999999999" calcext:value-type="float">
            <text:p>-0.30</text:p>
          </table:table-cell>
          <table:table-cell table:formula="of:=[.$I$5]+[.$H$10]*[.B257]" office:value-type="float" office:value="1.55" calcext:value-type="float">
            <text:p>1.55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236]+1" office:value-type="float" office:value="11" calcext:value-type="float">
            <text:p>11</text:p>
          </table:table-cell>
          <table:table-cell table:formula="of:=[.$I$4]+[.$H$10]*[.A258]" office:value-type="float" office:value="0.500000000000002" calcext:value-type="float">
            <text:p>0.50</text:p>
          </table:table-cell>
          <table:table-cell table:formula="of:=[.$I$5]+[.$H$10]*[.B258]" office:value-type="float" office:value="1.55" calcext:value-type="float">
            <text:p>1.55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237]+1" office:value-type="float" office:value="11" calcext:value-type="float">
            <text:p>11</text:p>
          </table:table-cell>
          <table:table-cell table:formula="of:=[.$I$4]+[.$H$10]*[.A259]" office:value-type="float" office:value="1.3" calcext:value-type="float">
            <text:p>1.30</text:p>
          </table:table-cell>
          <table:table-cell table:formula="of:=[.$I$5]+[.$H$10]*[.B259]" office:value-type="float" office:value="1.55" calcext:value-type="float">
            <text:p>1.55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238]+1" office:value-type="float" office:value="11" calcext:value-type="float">
            <text:p>11</text:p>
          </table:table-cell>
          <table:table-cell table:formula="of:=[.$I$4]+[.$H$10]*[.A260]" office:value-type="float" office:value="2.1" calcext:value-type="float">
            <text:p>2.10</text:p>
          </table:table-cell>
          <table:table-cell table:formula="of:=[.$I$5]+[.$H$10]*[.B260]" office:value-type="float" office:value="1.55" calcext:value-type="float">
            <text:p>1.55</text:p>
          </table:table-cell>
          <table:table-cell table:number-columns-repeated="9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239]+1" office:value-type="float" office:value="11" calcext:value-type="float">
            <text:p>11</text:p>
          </table:table-cell>
          <table:table-cell table:formula="of:=[.$I$4]+[.$H$10]*[.A261]" office:value-type="float" office:value="2.9" calcext:value-type="float">
            <text:p>2.90</text:p>
          </table:table-cell>
          <table:table-cell table:formula="of:=[.$I$5]+[.$H$10]*[.B261]" office:value-type="float" office:value="1.55" calcext:value-type="float">
            <text:p>1.55</text:p>
          </table:table-cell>
          <table:table-cell table:number-columns-repeated="9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240]+1" office:value-type="float" office:value="11" calcext:value-type="float">
            <text:p>11</text:p>
          </table:table-cell>
          <table:table-cell table:formula="of:=[.$I$4]+[.$H$10]*[.A262]" office:value-type="float" office:value="3.7" calcext:value-type="float">
            <text:p>3.70</text:p>
          </table:table-cell>
          <table:table-cell table:formula="of:=[.$I$5]+[.$H$10]*[.B262]" office:value-type="float" office:value="1.55" calcext:value-type="float">
            <text:p>1.55</text:p>
          </table:table-cell>
          <table:table-cell table:number-columns-repeated="9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241]+1" office:value-type="float" office:value="11" calcext:value-type="float">
            <text:p>11</text:p>
          </table:table-cell>
          <table:table-cell table:formula="of:=[.$I$4]+[.$H$10]*[.A263]" office:value-type="float" office:value="4.5" calcext:value-type="float">
            <text:p>4.50</text:p>
          </table:table-cell>
          <table:table-cell table:formula="of:=[.$I$5]+[.$H$10]*[.B263]" office:value-type="float" office:value="1.55" calcext:value-type="float">
            <text:p>1.55</text:p>
          </table:table-cell>
          <table:table-cell table:number-columns-repeated="9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242]+1" office:value-type="float" office:value="11" calcext:value-type="float">
            <text:p>11</text:p>
          </table:table-cell>
          <table:table-cell table:formula="of:=[.$I$4]+[.$H$10]*[.A264]" office:value-type="float" office:value="5.3" calcext:value-type="float">
            <text:p>5.30</text:p>
          </table:table-cell>
          <table:table-cell table:formula="of:=[.$I$5]+[.$H$10]*[.B264]" office:value-type="float" office:value="1.55" calcext:value-type="float">
            <text:p>1.55</text:p>
          </table:table-cell>
          <table:table-cell table:number-columns-repeated="9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243]+1" office:value-type="float" office:value="11" calcext:value-type="float">
            <text:p>11</text:p>
          </table:table-cell>
          <table:table-cell table:formula="of:=[.$I$4]+[.$H$10]*[.A265]" office:value-type="float" office:value="6.1" calcext:value-type="float">
            <text:p>6.10</text:p>
          </table:table-cell>
          <table:table-cell table:formula="of:=[.$I$5]+[.$H$10]*[.B265]" office:value-type="float" office:value="1.55" calcext:value-type="float">
            <text:p>1.55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B244]+1" office:value-type="float" office:value="12" calcext:value-type="float">
            <text:p>12</text:p>
          </table:table-cell>
          <table:table-cell table:formula="of:=[.$I$4]+[.$H$10]*[.A266]" office:value-type="float" office:value="-10.7" calcext:value-type="float">
            <text:p>-10.70</text:p>
          </table:table-cell>
          <table:table-cell table:formula="of:=[.$I$5]+[.$H$10]*[.B266]" office:value-type="float" office:value="2.35" calcext:value-type="float">
            <text:p>2.35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245]+1" office:value-type="float" office:value="12" calcext:value-type="float">
            <text:p>12</text:p>
          </table:table-cell>
          <table:table-cell table:formula="of:=[.$I$4]+[.$H$10]*[.A267]" office:value-type="float" office:value="-9.9" calcext:value-type="float">
            <text:p>-9.90</text:p>
          </table:table-cell>
          <table:table-cell table:formula="of:=[.$I$5]+[.$H$10]*[.B267]" office:value-type="float" office:value="2.35" calcext:value-type="float">
            <text:p>2.35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246]+1" office:value-type="float" office:value="12" calcext:value-type="float">
            <text:p>12</text:p>
          </table:table-cell>
          <table:table-cell table:formula="of:=[.$I$4]+[.$H$10]*[.A268]" office:value-type="float" office:value="-9.1" calcext:value-type="float">
            <text:p>-9.10</text:p>
          </table:table-cell>
          <table:table-cell table:formula="of:=[.$I$5]+[.$H$10]*[.B268]" office:value-type="float" office:value="2.35" calcext:value-type="float">
            <text:p>2.35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247]+1" office:value-type="float" office:value="12" calcext:value-type="float">
            <text:p>12</text:p>
          </table:table-cell>
          <table:table-cell table:formula="of:=[.$I$4]+[.$H$10]*[.A269]" office:value-type="float" office:value="-8.3" calcext:value-type="float">
            <text:p>-8.30</text:p>
          </table:table-cell>
          <table:table-cell table:formula="of:=[.$I$5]+[.$H$10]*[.B269]" office:value-type="float" office:value="2.35" calcext:value-type="float">
            <text:p>2.35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248]+1" office:value-type="float" office:value="12" calcext:value-type="float">
            <text:p>12</text:p>
          </table:table-cell>
          <table:table-cell table:formula="of:=[.$I$4]+[.$H$10]*[.A270]" office:value-type="float" office:value="-7.5" calcext:value-type="float">
            <text:p>-7.50</text:p>
          </table:table-cell>
          <table:table-cell table:formula="of:=[.$I$5]+[.$H$10]*[.B270]" office:value-type="float" office:value="2.35" calcext:value-type="float">
            <text:p>2.35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249]+1" office:value-type="float" office:value="12" calcext:value-type="float">
            <text:p>12</text:p>
          </table:table-cell>
          <table:table-cell table:formula="of:=[.$I$4]+[.$H$10]*[.A271]" office:value-type="float" office:value="-6.7" calcext:value-type="float">
            <text:p>-6.70</text:p>
          </table:table-cell>
          <table:table-cell table:formula="of:=[.$I$5]+[.$H$10]*[.B271]" office:value-type="float" office:value="2.35" calcext:value-type="float">
            <text:p>2.35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250]+1" office:value-type="float" office:value="12" calcext:value-type="float">
            <text:p>12</text:p>
          </table:table-cell>
          <table:table-cell table:formula="of:=[.$I$4]+[.$H$10]*[.A272]" office:value-type="float" office:value="-5.9" calcext:value-type="float">
            <text:p>-5.90</text:p>
          </table:table-cell>
          <table:table-cell table:formula="of:=[.$I$5]+[.$H$10]*[.B272]" office:value-type="float" office:value="2.35" calcext:value-type="float">
            <text:p>2.35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251]+1" office:value-type="float" office:value="12" calcext:value-type="float">
            <text:p>12</text:p>
          </table:table-cell>
          <table:table-cell table:formula="of:=[.$I$4]+[.$H$10]*[.A273]" office:value-type="float" office:value="-5.1" calcext:value-type="float">
            <text:p>-5.10</text:p>
          </table:table-cell>
          <table:table-cell table:formula="of:=[.$I$5]+[.$H$10]*[.B273]" office:value-type="float" office:value="2.35" calcext:value-type="float">
            <text:p>2.35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252]+1" office:value-type="float" office:value="12" calcext:value-type="float">
            <text:p>12</text:p>
          </table:table-cell>
          <table:table-cell table:formula="of:=[.$I$4]+[.$H$10]*[.A274]" office:value-type="float" office:value="-4.3" calcext:value-type="float">
            <text:p>-4.30</text:p>
          </table:table-cell>
          <table:table-cell table:formula="of:=[.$I$5]+[.$H$10]*[.B274]" office:value-type="float" office:value="2.35" calcext:value-type="float">
            <text:p>2.35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253]+1" office:value-type="float" office:value="12" calcext:value-type="float">
            <text:p>12</text:p>
          </table:table-cell>
          <table:table-cell table:formula="of:=[.$I$4]+[.$H$10]*[.A275]" office:value-type="float" office:value="-3.5" calcext:value-type="float">
            <text:p>-3.50</text:p>
          </table:table-cell>
          <table:table-cell table:formula="of:=[.$I$5]+[.$H$10]*[.B275]" office:value-type="float" office:value="2.35" calcext:value-type="float">
            <text:p>2.35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254]+1" office:value-type="float" office:value="12" calcext:value-type="float">
            <text:p>12</text:p>
          </table:table-cell>
          <table:table-cell table:formula="of:=[.$I$4]+[.$H$10]*[.A276]" office:value-type="float" office:value="-2.7" calcext:value-type="float">
            <text:p>-2.70</text:p>
          </table:table-cell>
          <table:table-cell table:formula="of:=[.$I$5]+[.$H$10]*[.B276]" office:value-type="float" office:value="2.35" calcext:value-type="float">
            <text:p>2.35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255]+1" office:value-type="float" office:value="12" calcext:value-type="float">
            <text:p>12</text:p>
          </table:table-cell>
          <table:table-cell table:formula="of:=[.$I$4]+[.$H$10]*[.A277]" office:value-type="float" office:value="-1.9" calcext:value-type="float">
            <text:p>-1.90</text:p>
          </table:table-cell>
          <table:table-cell table:formula="of:=[.$I$5]+[.$H$10]*[.B277]" office:value-type="float" office:value="2.35" calcext:value-type="float">
            <text:p>2.35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256]+1" office:value-type="float" office:value="12" calcext:value-type="float">
            <text:p>12</text:p>
          </table:table-cell>
          <table:table-cell table:formula="of:=[.$I$4]+[.$H$10]*[.A278]" office:value-type="float" office:value="-1.1" calcext:value-type="float">
            <text:p>-1.10</text:p>
          </table:table-cell>
          <table:table-cell table:formula="of:=[.$I$5]+[.$H$10]*[.B278]" office:value-type="float" office:value="2.35" calcext:value-type="float">
            <text:p>2.35</text:p>
          </table:table-cell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257]+1" office:value-type="float" office:value="12" calcext:value-type="float">
            <text:p>12</text:p>
          </table:table-cell>
          <table:table-cell table:formula="of:=[.$I$4]+[.$H$10]*[.A279]" office:value-type="float" office:value="-0.299999999999999" calcext:value-type="float">
            <text:p>-0.30</text:p>
          </table:table-cell>
          <table:table-cell table:formula="of:=[.$I$5]+[.$H$10]*[.B279]" office:value-type="float" office:value="2.35" calcext:value-type="float">
            <text:p>2.35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258]+1" office:value-type="float" office:value="12" calcext:value-type="float">
            <text:p>12</text:p>
          </table:table-cell>
          <table:table-cell table:formula="of:=[.$I$4]+[.$H$10]*[.A280]" office:value-type="float" office:value="0.500000000000002" calcext:value-type="float">
            <text:p>0.50</text:p>
          </table:table-cell>
          <table:table-cell table:formula="of:=[.$I$5]+[.$H$10]*[.B280]" office:value-type="float" office:value="2.35" calcext:value-type="float">
            <text:p>2.35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259]+1" office:value-type="float" office:value="12" calcext:value-type="float">
            <text:p>12</text:p>
          </table:table-cell>
          <table:table-cell table:formula="of:=[.$I$4]+[.$H$10]*[.A281]" office:value-type="float" office:value="1.3" calcext:value-type="float">
            <text:p>1.30</text:p>
          </table:table-cell>
          <table:table-cell table:formula="of:=[.$I$5]+[.$H$10]*[.B281]" office:value-type="float" office:value="2.35" calcext:value-type="float">
            <text:p>2.35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260]+1" office:value-type="float" office:value="12" calcext:value-type="float">
            <text:p>12</text:p>
          </table:table-cell>
          <table:table-cell table:formula="of:=[.$I$4]+[.$H$10]*[.A282]" office:value-type="float" office:value="2.1" calcext:value-type="float">
            <text:p>2.10</text:p>
          </table:table-cell>
          <table:table-cell table:formula="of:=[.$I$5]+[.$H$10]*[.B282]" office:value-type="float" office:value="2.35" calcext:value-type="float">
            <text:p>2.35</text:p>
          </table:table-cell>
          <table:table-cell table:number-columns-repeated="9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261]+1" office:value-type="float" office:value="12" calcext:value-type="float">
            <text:p>12</text:p>
          </table:table-cell>
          <table:table-cell table:formula="of:=[.$I$4]+[.$H$10]*[.A283]" office:value-type="float" office:value="2.9" calcext:value-type="float">
            <text:p>2.90</text:p>
          </table:table-cell>
          <table:table-cell table:formula="of:=[.$I$5]+[.$H$10]*[.B283]" office:value-type="float" office:value="2.35" calcext:value-type="float">
            <text:p>2.35</text:p>
          </table:table-cell>
          <table:table-cell table:number-columns-repeated="9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262]+1" office:value-type="float" office:value="12" calcext:value-type="float">
            <text:p>12</text:p>
          </table:table-cell>
          <table:table-cell table:formula="of:=[.$I$4]+[.$H$10]*[.A284]" office:value-type="float" office:value="3.7" calcext:value-type="float">
            <text:p>3.70</text:p>
          </table:table-cell>
          <table:table-cell table:formula="of:=[.$I$5]+[.$H$10]*[.B284]" office:value-type="float" office:value="2.35" calcext:value-type="float">
            <text:p>2.35</text:p>
          </table:table-cell>
          <table:table-cell table:number-columns-repeated="9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263]+1" office:value-type="float" office:value="12" calcext:value-type="float">
            <text:p>12</text:p>
          </table:table-cell>
          <table:table-cell table:formula="of:=[.$I$4]+[.$H$10]*[.A285]" office:value-type="float" office:value="4.5" calcext:value-type="float">
            <text:p>4.50</text:p>
          </table:table-cell>
          <table:table-cell table:formula="of:=[.$I$5]+[.$H$10]*[.B285]" office:value-type="float" office:value="2.35" calcext:value-type="float">
            <text:p>2.35</text:p>
          </table:table-cell>
          <table:table-cell table:number-columns-repeated="9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264]+1" office:value-type="float" office:value="12" calcext:value-type="float">
            <text:p>12</text:p>
          </table:table-cell>
          <table:table-cell table:formula="of:=[.$I$4]+[.$H$10]*[.A286]" office:value-type="float" office:value="5.3" calcext:value-type="float">
            <text:p>5.30</text:p>
          </table:table-cell>
          <table:table-cell table:formula="of:=[.$I$5]+[.$H$10]*[.B286]" office:value-type="float" office:value="2.35" calcext:value-type="float">
            <text:p>2.35</text:p>
          </table:table-cell>
          <table:table-cell table:number-columns-repeated="9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265]+1" office:value-type="float" office:value="12" calcext:value-type="float">
            <text:p>12</text:p>
          </table:table-cell>
          <table:table-cell table:formula="of:=[.$I$4]+[.$H$10]*[.A287]" office:value-type="float" office:value="6.1" calcext:value-type="float">
            <text:p>6.10</text:p>
          </table:table-cell>
          <table:table-cell table:formula="of:=[.$I$5]+[.$H$10]*[.B287]" office:value-type="float" office:value="2.35" calcext:value-type="float">
            <text:p>2.35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B266]+1" office:value-type="float" office:value="13" calcext:value-type="float">
            <text:p>13</text:p>
          </table:table-cell>
          <table:table-cell table:formula="of:=[.$I$4]+[.$H$10]*[.A288]" office:value-type="float" office:value="-10.7" calcext:value-type="float">
            <text:p>-10.70</text:p>
          </table:table-cell>
          <table:table-cell table:formula="of:=[.$I$5]+[.$H$10]*[.B288]" office:value-type="float" office:value="3.15" calcext:value-type="float">
            <text:p>3.15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267]+1" office:value-type="float" office:value="13" calcext:value-type="float">
            <text:p>13</text:p>
          </table:table-cell>
          <table:table-cell table:formula="of:=[.$I$4]+[.$H$10]*[.A289]" office:value-type="float" office:value="-9.9" calcext:value-type="float">
            <text:p>-9.90</text:p>
          </table:table-cell>
          <table:table-cell table:formula="of:=[.$I$5]+[.$H$10]*[.B289]" office:value-type="float" office:value="3.15" calcext:value-type="float">
            <text:p>3.15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268]+1" office:value-type="float" office:value="13" calcext:value-type="float">
            <text:p>13</text:p>
          </table:table-cell>
          <table:table-cell table:formula="of:=[.$I$4]+[.$H$10]*[.A290]" office:value-type="float" office:value="-9.1" calcext:value-type="float">
            <text:p>-9.10</text:p>
          </table:table-cell>
          <table:table-cell table:formula="of:=[.$I$5]+[.$H$10]*[.B290]" office:value-type="float" office:value="3.15" calcext:value-type="float">
            <text:p>3.15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269]+1" office:value-type="float" office:value="13" calcext:value-type="float">
            <text:p>13</text:p>
          </table:table-cell>
          <table:table-cell table:formula="of:=[.$I$4]+[.$H$10]*[.A291]" office:value-type="float" office:value="-8.3" calcext:value-type="float">
            <text:p>-8.30</text:p>
          </table:table-cell>
          <table:table-cell table:formula="of:=[.$I$5]+[.$H$10]*[.B291]" office:value-type="float" office:value="3.15" calcext:value-type="float">
            <text:p>3.15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270]+1" office:value-type="float" office:value="13" calcext:value-type="float">
            <text:p>13</text:p>
          </table:table-cell>
          <table:table-cell table:formula="of:=[.$I$4]+[.$H$10]*[.A292]" office:value-type="float" office:value="-7.5" calcext:value-type="float">
            <text:p>-7.50</text:p>
          </table:table-cell>
          <table:table-cell table:formula="of:=[.$I$5]+[.$H$10]*[.B292]" office:value-type="float" office:value="3.15" calcext:value-type="float">
            <text:p>3.15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271]+1" office:value-type="float" office:value="13" calcext:value-type="float">
            <text:p>13</text:p>
          </table:table-cell>
          <table:table-cell table:formula="of:=[.$I$4]+[.$H$10]*[.A293]" office:value-type="float" office:value="-6.7" calcext:value-type="float">
            <text:p>-6.70</text:p>
          </table:table-cell>
          <table:table-cell table:formula="of:=[.$I$5]+[.$H$10]*[.B293]" office:value-type="float" office:value="3.15" calcext:value-type="float">
            <text:p>3.15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272]+1" office:value-type="float" office:value="13" calcext:value-type="float">
            <text:p>13</text:p>
          </table:table-cell>
          <table:table-cell table:formula="of:=[.$I$4]+[.$H$10]*[.A294]" office:value-type="float" office:value="-5.9" calcext:value-type="float">
            <text:p>-5.90</text:p>
          </table:table-cell>
          <table:table-cell table:formula="of:=[.$I$5]+[.$H$10]*[.B294]" office:value-type="float" office:value="3.15" calcext:value-type="float">
            <text:p>3.15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273]+1" office:value-type="float" office:value="13" calcext:value-type="float">
            <text:p>13</text:p>
          </table:table-cell>
          <table:table-cell table:formula="of:=[.$I$4]+[.$H$10]*[.A295]" office:value-type="float" office:value="-5.1" calcext:value-type="float">
            <text:p>-5.10</text:p>
          </table:table-cell>
          <table:table-cell table:formula="of:=[.$I$5]+[.$H$10]*[.B295]" office:value-type="float" office:value="3.15" calcext:value-type="float">
            <text:p>3.15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274]+1" office:value-type="float" office:value="13" calcext:value-type="float">
            <text:p>13</text:p>
          </table:table-cell>
          <table:table-cell table:formula="of:=[.$I$4]+[.$H$10]*[.A296]" office:value-type="float" office:value="-4.3" calcext:value-type="float">
            <text:p>-4.30</text:p>
          </table:table-cell>
          <table:table-cell table:formula="of:=[.$I$5]+[.$H$10]*[.B296]" office:value-type="float" office:value="3.15" calcext:value-type="float">
            <text:p>3.15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275]+1" office:value-type="float" office:value="13" calcext:value-type="float">
            <text:p>13</text:p>
          </table:table-cell>
          <table:table-cell table:formula="of:=[.$I$4]+[.$H$10]*[.A297]" office:value-type="float" office:value="-3.5" calcext:value-type="float">
            <text:p>-3.50</text:p>
          </table:table-cell>
          <table:table-cell table:formula="of:=[.$I$5]+[.$H$10]*[.B297]" office:value-type="float" office:value="3.15" calcext:value-type="float">
            <text:p>3.15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276]+1" office:value-type="float" office:value="13" calcext:value-type="float">
            <text:p>13</text:p>
          </table:table-cell>
          <table:table-cell table:formula="of:=[.$I$4]+[.$H$10]*[.A298]" office:value-type="float" office:value="-2.7" calcext:value-type="float">
            <text:p>-2.70</text:p>
          </table:table-cell>
          <table:table-cell table:formula="of:=[.$I$5]+[.$H$10]*[.B298]" office:value-type="float" office:value="3.15" calcext:value-type="float">
            <text:p>3.15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277]+1" office:value-type="float" office:value="13" calcext:value-type="float">
            <text:p>13</text:p>
          </table:table-cell>
          <table:table-cell table:formula="of:=[.$I$4]+[.$H$10]*[.A299]" office:value-type="float" office:value="-1.9" calcext:value-type="float">
            <text:p>-1.90</text:p>
          </table:table-cell>
          <table:table-cell table:formula="of:=[.$I$5]+[.$H$10]*[.B299]" office:value-type="float" office:value="3.15" calcext:value-type="float">
            <text:p>3.15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278]+1" office:value-type="float" office:value="13" calcext:value-type="float">
            <text:p>13</text:p>
          </table:table-cell>
          <table:table-cell table:formula="of:=[.$I$4]+[.$H$10]*[.A300]" office:value-type="float" office:value="-1.1" calcext:value-type="float">
            <text:p>-1.10</text:p>
          </table:table-cell>
          <table:table-cell table:formula="of:=[.$I$5]+[.$H$10]*[.B300]" office:value-type="float" office:value="3.15" calcext:value-type="float">
            <text:p>3.15</text:p>
          </table:table-cell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279]+1" office:value-type="float" office:value="13" calcext:value-type="float">
            <text:p>13</text:p>
          </table:table-cell>
          <table:table-cell table:formula="of:=[.$I$4]+[.$H$10]*[.A301]" office:value-type="float" office:value="-0.299999999999999" calcext:value-type="float">
            <text:p>-0.30</text:p>
          </table:table-cell>
          <table:table-cell table:formula="of:=[.$I$5]+[.$H$10]*[.B301]" office:value-type="float" office:value="3.15" calcext:value-type="float">
            <text:p>3.15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280]+1" office:value-type="float" office:value="13" calcext:value-type="float">
            <text:p>13</text:p>
          </table:table-cell>
          <table:table-cell table:formula="of:=[.$I$4]+[.$H$10]*[.A302]" office:value-type="float" office:value="0.500000000000002" calcext:value-type="float">
            <text:p>0.50</text:p>
          </table:table-cell>
          <table:table-cell table:formula="of:=[.$I$5]+[.$H$10]*[.B302]" office:value-type="float" office:value="3.15" calcext:value-type="float">
            <text:p>3.15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281]+1" office:value-type="float" office:value="13" calcext:value-type="float">
            <text:p>13</text:p>
          </table:table-cell>
          <table:table-cell table:formula="of:=[.$I$4]+[.$H$10]*[.A303]" office:value-type="float" office:value="1.3" calcext:value-type="float">
            <text:p>1.30</text:p>
          </table:table-cell>
          <table:table-cell table:formula="of:=[.$I$5]+[.$H$10]*[.B303]" office:value-type="float" office:value="3.15" calcext:value-type="float">
            <text:p>3.15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282]+1" office:value-type="float" office:value="13" calcext:value-type="float">
            <text:p>13</text:p>
          </table:table-cell>
          <table:table-cell table:formula="of:=[.$I$4]+[.$H$10]*[.A304]" office:value-type="float" office:value="2.1" calcext:value-type="float">
            <text:p>2.10</text:p>
          </table:table-cell>
          <table:table-cell table:formula="of:=[.$I$5]+[.$H$10]*[.B304]" office:value-type="float" office:value="3.15" calcext:value-type="float">
            <text:p>3.15</text:p>
          </table:table-cell>
          <table:table-cell table:number-columns-repeated="9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283]+1" office:value-type="float" office:value="13" calcext:value-type="float">
            <text:p>13</text:p>
          </table:table-cell>
          <table:table-cell table:formula="of:=[.$I$4]+[.$H$10]*[.A305]" office:value-type="float" office:value="2.9" calcext:value-type="float">
            <text:p>2.90</text:p>
          </table:table-cell>
          <table:table-cell table:formula="of:=[.$I$5]+[.$H$10]*[.B305]" office:value-type="float" office:value="3.15" calcext:value-type="float">
            <text:p>3.15</text:p>
          </table:table-cell>
          <table:table-cell table:number-columns-repeated="9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284]+1" office:value-type="float" office:value="13" calcext:value-type="float">
            <text:p>13</text:p>
          </table:table-cell>
          <table:table-cell table:formula="of:=[.$I$4]+[.$H$10]*[.A306]" office:value-type="float" office:value="3.7" calcext:value-type="float">
            <text:p>3.70</text:p>
          </table:table-cell>
          <table:table-cell table:formula="of:=[.$I$5]+[.$H$10]*[.B306]" office:value-type="float" office:value="3.15" calcext:value-type="float">
            <text:p>3.15</text:p>
          </table:table-cell>
          <table:table-cell table:number-columns-repeated="9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285]+1" office:value-type="float" office:value="13" calcext:value-type="float">
            <text:p>13</text:p>
          </table:table-cell>
          <table:table-cell table:formula="of:=[.$I$4]+[.$H$10]*[.A307]" office:value-type="float" office:value="4.5" calcext:value-type="float">
            <text:p>4.50</text:p>
          </table:table-cell>
          <table:table-cell table:formula="of:=[.$I$5]+[.$H$10]*[.B307]" office:value-type="float" office:value="3.15" calcext:value-type="float">
            <text:p>3.15</text:p>
          </table:table-cell>
          <table:table-cell table:number-columns-repeated="9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286]+1" office:value-type="float" office:value="13" calcext:value-type="float">
            <text:p>13</text:p>
          </table:table-cell>
          <table:table-cell table:formula="of:=[.$I$4]+[.$H$10]*[.A308]" office:value-type="float" office:value="5.3" calcext:value-type="float">
            <text:p>5.30</text:p>
          </table:table-cell>
          <table:table-cell table:formula="of:=[.$I$5]+[.$H$10]*[.B308]" office:value-type="float" office:value="3.15" calcext:value-type="float">
            <text:p>3.15</text:p>
          </table:table-cell>
          <table:table-cell table:number-columns-repeated="9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287]+1" office:value-type="float" office:value="13" calcext:value-type="float">
            <text:p>13</text:p>
          </table:table-cell>
          <table:table-cell table:formula="of:=[.$I$4]+[.$H$10]*[.A309]" office:value-type="float" office:value="6.1" calcext:value-type="float">
            <text:p>6.10</text:p>
          </table:table-cell>
          <table:table-cell table:formula="of:=[.$I$5]+[.$H$10]*[.B309]" office:value-type="float" office:value="3.15" calcext:value-type="float">
            <text:p>3.15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B288]+1" office:value-type="float" office:value="14" calcext:value-type="float">
            <text:p>14</text:p>
          </table:table-cell>
          <table:table-cell table:formula="of:=[.$I$4]+[.$H$10]*[.A310]" office:value-type="float" office:value="-10.7" calcext:value-type="float">
            <text:p>-10.70</text:p>
          </table:table-cell>
          <table:table-cell table:formula="of:=[.$I$5]+[.$H$10]*[.B310]" office:value-type="float" office:value="3.95" calcext:value-type="float">
            <text:p>3.95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289]+1" office:value-type="float" office:value="14" calcext:value-type="float">
            <text:p>14</text:p>
          </table:table-cell>
          <table:table-cell table:formula="of:=[.$I$4]+[.$H$10]*[.A311]" office:value-type="float" office:value="-9.9" calcext:value-type="float">
            <text:p>-9.90</text:p>
          </table:table-cell>
          <table:table-cell table:formula="of:=[.$I$5]+[.$H$10]*[.B311]" office:value-type="float" office:value="3.95" calcext:value-type="float">
            <text:p>3.95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290]+1" office:value-type="float" office:value="14" calcext:value-type="float">
            <text:p>14</text:p>
          </table:table-cell>
          <table:table-cell table:formula="of:=[.$I$4]+[.$H$10]*[.A312]" office:value-type="float" office:value="-9.1" calcext:value-type="float">
            <text:p>-9.10</text:p>
          </table:table-cell>
          <table:table-cell table:formula="of:=[.$I$5]+[.$H$10]*[.B312]" office:value-type="float" office:value="3.95" calcext:value-type="float">
            <text:p>3.95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291]+1" office:value-type="float" office:value="14" calcext:value-type="float">
            <text:p>14</text:p>
          </table:table-cell>
          <table:table-cell table:formula="of:=[.$I$4]+[.$H$10]*[.A313]" office:value-type="float" office:value="-8.3" calcext:value-type="float">
            <text:p>-8.30</text:p>
          </table:table-cell>
          <table:table-cell table:formula="of:=[.$I$5]+[.$H$10]*[.B313]" office:value-type="float" office:value="3.95" calcext:value-type="float">
            <text:p>3.95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292]+1" office:value-type="float" office:value="14" calcext:value-type="float">
            <text:p>14</text:p>
          </table:table-cell>
          <table:table-cell table:formula="of:=[.$I$4]+[.$H$10]*[.A314]" office:value-type="float" office:value="-7.5" calcext:value-type="float">
            <text:p>-7.50</text:p>
          </table:table-cell>
          <table:table-cell table:formula="of:=[.$I$5]+[.$H$10]*[.B314]" office:value-type="float" office:value="3.95" calcext:value-type="float">
            <text:p>3.95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293]+1" office:value-type="float" office:value="14" calcext:value-type="float">
            <text:p>14</text:p>
          </table:table-cell>
          <table:table-cell table:formula="of:=[.$I$4]+[.$H$10]*[.A315]" office:value-type="float" office:value="-6.7" calcext:value-type="float">
            <text:p>-6.70</text:p>
          </table:table-cell>
          <table:table-cell table:formula="of:=[.$I$5]+[.$H$10]*[.B315]" office:value-type="float" office:value="3.95" calcext:value-type="float">
            <text:p>3.95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294]+1" office:value-type="float" office:value="14" calcext:value-type="float">
            <text:p>14</text:p>
          </table:table-cell>
          <table:table-cell table:formula="of:=[.$I$4]+[.$H$10]*[.A316]" office:value-type="float" office:value="-5.9" calcext:value-type="float">
            <text:p>-5.90</text:p>
          </table:table-cell>
          <table:table-cell table:formula="of:=[.$I$5]+[.$H$10]*[.B316]" office:value-type="float" office:value="3.95" calcext:value-type="float">
            <text:p>3.95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295]+1" office:value-type="float" office:value="14" calcext:value-type="float">
            <text:p>14</text:p>
          </table:table-cell>
          <table:table-cell table:formula="of:=[.$I$4]+[.$H$10]*[.A317]" office:value-type="float" office:value="-5.1" calcext:value-type="float">
            <text:p>-5.10</text:p>
          </table:table-cell>
          <table:table-cell table:formula="of:=[.$I$5]+[.$H$10]*[.B317]" office:value-type="float" office:value="3.95" calcext:value-type="float">
            <text:p>3.95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296]+1" office:value-type="float" office:value="14" calcext:value-type="float">
            <text:p>14</text:p>
          </table:table-cell>
          <table:table-cell table:formula="of:=[.$I$4]+[.$H$10]*[.A318]" office:value-type="float" office:value="-4.3" calcext:value-type="float">
            <text:p>-4.30</text:p>
          </table:table-cell>
          <table:table-cell table:formula="of:=[.$I$5]+[.$H$10]*[.B318]" office:value-type="float" office:value="3.95" calcext:value-type="float">
            <text:p>3.95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297]+1" office:value-type="float" office:value="14" calcext:value-type="float">
            <text:p>14</text:p>
          </table:table-cell>
          <table:table-cell table:formula="of:=[.$I$4]+[.$H$10]*[.A319]" office:value-type="float" office:value="-3.5" calcext:value-type="float">
            <text:p>-3.50</text:p>
          </table:table-cell>
          <table:table-cell table:formula="of:=[.$I$5]+[.$H$10]*[.B319]" office:value-type="float" office:value="3.95" calcext:value-type="float">
            <text:p>3.95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298]+1" office:value-type="float" office:value="14" calcext:value-type="float">
            <text:p>14</text:p>
          </table:table-cell>
          <table:table-cell table:formula="of:=[.$I$4]+[.$H$10]*[.A320]" office:value-type="float" office:value="-2.7" calcext:value-type="float">
            <text:p>-2.70</text:p>
          </table:table-cell>
          <table:table-cell table:formula="of:=[.$I$5]+[.$H$10]*[.B320]" office:value-type="float" office:value="3.95" calcext:value-type="float">
            <text:p>3.95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299]+1" office:value-type="float" office:value="14" calcext:value-type="float">
            <text:p>14</text:p>
          </table:table-cell>
          <table:table-cell table:formula="of:=[.$I$4]+[.$H$10]*[.A321]" office:value-type="float" office:value="-1.9" calcext:value-type="float">
            <text:p>-1.90</text:p>
          </table:table-cell>
          <table:table-cell table:formula="of:=[.$I$5]+[.$H$10]*[.B321]" office:value-type="float" office:value="3.95" calcext:value-type="float">
            <text:p>3.95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300]+1" office:value-type="float" office:value="14" calcext:value-type="float">
            <text:p>14</text:p>
          </table:table-cell>
          <table:table-cell table:formula="of:=[.$I$4]+[.$H$10]*[.A322]" office:value-type="float" office:value="-1.1" calcext:value-type="float">
            <text:p>-1.10</text:p>
          </table:table-cell>
          <table:table-cell table:formula="of:=[.$I$5]+[.$H$10]*[.B322]" office:value-type="float" office:value="3.95" calcext:value-type="float">
            <text:p>3.95</text:p>
          </table:table-cell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301]+1" office:value-type="float" office:value="14" calcext:value-type="float">
            <text:p>14</text:p>
          </table:table-cell>
          <table:table-cell table:formula="of:=[.$I$4]+[.$H$10]*[.A323]" office:value-type="float" office:value="-0.299999999999999" calcext:value-type="float">
            <text:p>-0.30</text:p>
          </table:table-cell>
          <table:table-cell table:formula="of:=[.$I$5]+[.$H$10]*[.B323]" office:value-type="float" office:value="3.95" calcext:value-type="float">
            <text:p>3.95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302]+1" office:value-type="float" office:value="14" calcext:value-type="float">
            <text:p>14</text:p>
          </table:table-cell>
          <table:table-cell table:formula="of:=[.$I$4]+[.$H$10]*[.A324]" office:value-type="float" office:value="0.500000000000002" calcext:value-type="float">
            <text:p>0.50</text:p>
          </table:table-cell>
          <table:table-cell table:formula="of:=[.$I$5]+[.$H$10]*[.B324]" office:value-type="float" office:value="3.95" calcext:value-type="float">
            <text:p>3.95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303]+1" office:value-type="float" office:value="14" calcext:value-type="float">
            <text:p>14</text:p>
          </table:table-cell>
          <table:table-cell table:formula="of:=[.$I$4]+[.$H$10]*[.A325]" office:value-type="float" office:value="1.3" calcext:value-type="float">
            <text:p>1.30</text:p>
          </table:table-cell>
          <table:table-cell table:formula="of:=[.$I$5]+[.$H$10]*[.B325]" office:value-type="float" office:value="3.95" calcext:value-type="float">
            <text:p>3.95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304]+1" office:value-type="float" office:value="14" calcext:value-type="float">
            <text:p>14</text:p>
          </table:table-cell>
          <table:table-cell table:formula="of:=[.$I$4]+[.$H$10]*[.A326]" office:value-type="float" office:value="2.1" calcext:value-type="float">
            <text:p>2.10</text:p>
          </table:table-cell>
          <table:table-cell table:formula="of:=[.$I$5]+[.$H$10]*[.B326]" office:value-type="float" office:value="3.95" calcext:value-type="float">
            <text:p>3.95</text:p>
          </table:table-cell>
          <table:table-cell table:number-columns-repeated="9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305]+1" office:value-type="float" office:value="14" calcext:value-type="float">
            <text:p>14</text:p>
          </table:table-cell>
          <table:table-cell table:formula="of:=[.$I$4]+[.$H$10]*[.A327]" office:value-type="float" office:value="2.9" calcext:value-type="float">
            <text:p>2.90</text:p>
          </table:table-cell>
          <table:table-cell table:formula="of:=[.$I$5]+[.$H$10]*[.B327]" office:value-type="float" office:value="3.95" calcext:value-type="float">
            <text:p>3.95</text:p>
          </table:table-cell>
          <table:table-cell table:number-columns-repeated="9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306]+1" office:value-type="float" office:value="14" calcext:value-type="float">
            <text:p>14</text:p>
          </table:table-cell>
          <table:table-cell table:formula="of:=[.$I$4]+[.$H$10]*[.A328]" office:value-type="float" office:value="3.7" calcext:value-type="float">
            <text:p>3.70</text:p>
          </table:table-cell>
          <table:table-cell table:formula="of:=[.$I$5]+[.$H$10]*[.B328]" office:value-type="float" office:value="3.95" calcext:value-type="float">
            <text:p>3.95</text:p>
          </table:table-cell>
          <table:table-cell table:number-columns-repeated="9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307]+1" office:value-type="float" office:value="14" calcext:value-type="float">
            <text:p>14</text:p>
          </table:table-cell>
          <table:table-cell table:formula="of:=[.$I$4]+[.$H$10]*[.A329]" office:value-type="float" office:value="4.5" calcext:value-type="float">
            <text:p>4.50</text:p>
          </table:table-cell>
          <table:table-cell table:formula="of:=[.$I$5]+[.$H$10]*[.B329]" office:value-type="float" office:value="3.95" calcext:value-type="float">
            <text:p>3.95</text:p>
          </table:table-cell>
          <table:table-cell table:number-columns-repeated="9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308]+1" office:value-type="float" office:value="14" calcext:value-type="float">
            <text:p>14</text:p>
          </table:table-cell>
          <table:table-cell table:formula="of:=[.$I$4]+[.$H$10]*[.A330]" office:value-type="float" office:value="5.3" calcext:value-type="float">
            <text:p>5.30</text:p>
          </table:table-cell>
          <table:table-cell table:formula="of:=[.$I$5]+[.$H$10]*[.B330]" office:value-type="float" office:value="3.95" calcext:value-type="float">
            <text:p>3.95</text:p>
          </table:table-cell>
          <table:table-cell table:number-columns-repeated="9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309]+1" office:value-type="float" office:value="14" calcext:value-type="float">
            <text:p>14</text:p>
          </table:table-cell>
          <table:table-cell table:formula="of:=[.$I$4]+[.$H$10]*[.A331]" office:value-type="float" office:value="6.1" calcext:value-type="float">
            <text:p>6.10</text:p>
          </table:table-cell>
          <table:table-cell table:formula="of:=[.$I$5]+[.$H$10]*[.B331]" office:value-type="float" office:value="3.95" calcext:value-type="float">
            <text:p>3.95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B310]+1" office:value-type="float" office:value="15" calcext:value-type="float">
            <text:p>15</text:p>
          </table:table-cell>
          <table:table-cell table:formula="of:=[.$I$4]+[.$H$10]*[.A332]" office:value-type="float" office:value="-10.7" calcext:value-type="float">
            <text:p>-10.70</text:p>
          </table:table-cell>
          <table:table-cell table:formula="of:=[.$I$5]+[.$H$10]*[.B332]" office:value-type="float" office:value="4.75" calcext:value-type="float">
            <text:p>4.75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311]+1" office:value-type="float" office:value="15" calcext:value-type="float">
            <text:p>15</text:p>
          </table:table-cell>
          <table:table-cell table:formula="of:=[.$I$4]+[.$H$10]*[.A333]" office:value-type="float" office:value="-9.9" calcext:value-type="float">
            <text:p>-9.90</text:p>
          </table:table-cell>
          <table:table-cell table:formula="of:=[.$I$5]+[.$H$10]*[.B333]" office:value-type="float" office:value="4.75" calcext:value-type="float">
            <text:p>4.75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312]+1" office:value-type="float" office:value="15" calcext:value-type="float">
            <text:p>15</text:p>
          </table:table-cell>
          <table:table-cell table:formula="of:=[.$I$4]+[.$H$10]*[.A334]" office:value-type="float" office:value="-9.1" calcext:value-type="float">
            <text:p>-9.10</text:p>
          </table:table-cell>
          <table:table-cell table:formula="of:=[.$I$5]+[.$H$10]*[.B334]" office:value-type="float" office:value="4.75" calcext:value-type="float">
            <text:p>4.75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313]+1" office:value-type="float" office:value="15" calcext:value-type="float">
            <text:p>15</text:p>
          </table:table-cell>
          <table:table-cell table:formula="of:=[.$I$4]+[.$H$10]*[.A335]" office:value-type="float" office:value="-8.3" calcext:value-type="float">
            <text:p>-8.30</text:p>
          </table:table-cell>
          <table:table-cell table:formula="of:=[.$I$5]+[.$H$10]*[.B335]" office:value-type="float" office:value="4.75" calcext:value-type="float">
            <text:p>4.75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314]+1" office:value-type="float" office:value="15" calcext:value-type="float">
            <text:p>15</text:p>
          </table:table-cell>
          <table:table-cell table:formula="of:=[.$I$4]+[.$H$10]*[.A336]" office:value-type="float" office:value="-7.5" calcext:value-type="float">
            <text:p>-7.50</text:p>
          </table:table-cell>
          <table:table-cell table:formula="of:=[.$I$5]+[.$H$10]*[.B336]" office:value-type="float" office:value="4.75" calcext:value-type="float">
            <text:p>4.75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315]+1" office:value-type="float" office:value="15" calcext:value-type="float">
            <text:p>15</text:p>
          </table:table-cell>
          <table:table-cell table:formula="of:=[.$I$4]+[.$H$10]*[.A337]" office:value-type="float" office:value="-6.7" calcext:value-type="float">
            <text:p>-6.70</text:p>
          </table:table-cell>
          <table:table-cell table:formula="of:=[.$I$5]+[.$H$10]*[.B337]" office:value-type="float" office:value="4.75" calcext:value-type="float">
            <text:p>4.75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316]+1" office:value-type="float" office:value="15" calcext:value-type="float">
            <text:p>15</text:p>
          </table:table-cell>
          <table:table-cell table:formula="of:=[.$I$4]+[.$H$10]*[.A338]" office:value-type="float" office:value="-5.9" calcext:value-type="float">
            <text:p>-5.90</text:p>
          </table:table-cell>
          <table:table-cell table:formula="of:=[.$I$5]+[.$H$10]*[.B338]" office:value-type="float" office:value="4.75" calcext:value-type="float">
            <text:p>4.75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317]+1" office:value-type="float" office:value="15" calcext:value-type="float">
            <text:p>15</text:p>
          </table:table-cell>
          <table:table-cell table:formula="of:=[.$I$4]+[.$H$10]*[.A339]" office:value-type="float" office:value="-5.1" calcext:value-type="float">
            <text:p>-5.10</text:p>
          </table:table-cell>
          <table:table-cell table:formula="of:=[.$I$5]+[.$H$10]*[.B339]" office:value-type="float" office:value="4.75" calcext:value-type="float">
            <text:p>4.75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318]+1" office:value-type="float" office:value="15" calcext:value-type="float">
            <text:p>15</text:p>
          </table:table-cell>
          <table:table-cell table:formula="of:=[.$I$4]+[.$H$10]*[.A340]" office:value-type="float" office:value="-4.3" calcext:value-type="float">
            <text:p>-4.30</text:p>
          </table:table-cell>
          <table:table-cell table:formula="of:=[.$I$5]+[.$H$10]*[.B340]" office:value-type="float" office:value="4.75" calcext:value-type="float">
            <text:p>4.75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319]+1" office:value-type="float" office:value="15" calcext:value-type="float">
            <text:p>15</text:p>
          </table:table-cell>
          <table:table-cell table:formula="of:=[.$I$4]+[.$H$10]*[.A341]" office:value-type="float" office:value="-3.5" calcext:value-type="float">
            <text:p>-3.50</text:p>
          </table:table-cell>
          <table:table-cell table:formula="of:=[.$I$5]+[.$H$10]*[.B341]" office:value-type="float" office:value="4.75" calcext:value-type="float">
            <text:p>4.75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320]+1" office:value-type="float" office:value="15" calcext:value-type="float">
            <text:p>15</text:p>
          </table:table-cell>
          <table:table-cell table:formula="of:=[.$I$4]+[.$H$10]*[.A342]" office:value-type="float" office:value="-2.7" calcext:value-type="float">
            <text:p>-2.70</text:p>
          </table:table-cell>
          <table:table-cell table:formula="of:=[.$I$5]+[.$H$10]*[.B342]" office:value-type="float" office:value="4.75" calcext:value-type="float">
            <text:p>4.75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321]+1" office:value-type="float" office:value="15" calcext:value-type="float">
            <text:p>15</text:p>
          </table:table-cell>
          <table:table-cell table:formula="of:=[.$I$4]+[.$H$10]*[.A343]" office:value-type="float" office:value="-1.9" calcext:value-type="float">
            <text:p>-1.90</text:p>
          </table:table-cell>
          <table:table-cell table:formula="of:=[.$I$5]+[.$H$10]*[.B343]" office:value-type="float" office:value="4.75" calcext:value-type="float">
            <text:p>4.75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322]+1" office:value-type="float" office:value="15" calcext:value-type="float">
            <text:p>15</text:p>
          </table:table-cell>
          <table:table-cell table:formula="of:=[.$I$4]+[.$H$10]*[.A344]" office:value-type="float" office:value="-1.1" calcext:value-type="float">
            <text:p>-1.10</text:p>
          </table:table-cell>
          <table:table-cell table:formula="of:=[.$I$5]+[.$H$10]*[.B344]" office:value-type="float" office:value="4.75" calcext:value-type="float">
            <text:p>4.75</text:p>
          </table:table-cell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323]+1" office:value-type="float" office:value="15" calcext:value-type="float">
            <text:p>15</text:p>
          </table:table-cell>
          <table:table-cell table:formula="of:=[.$I$4]+[.$H$10]*[.A345]" office:value-type="float" office:value="-0.299999999999999" calcext:value-type="float">
            <text:p>-0.30</text:p>
          </table:table-cell>
          <table:table-cell table:formula="of:=[.$I$5]+[.$H$10]*[.B345]" office:value-type="float" office:value="4.75" calcext:value-type="float">
            <text:p>4.75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324]+1" office:value-type="float" office:value="15" calcext:value-type="float">
            <text:p>15</text:p>
          </table:table-cell>
          <table:table-cell table:formula="of:=[.$I$4]+[.$H$10]*[.A346]" office:value-type="float" office:value="0.500000000000002" calcext:value-type="float">
            <text:p>0.50</text:p>
          </table:table-cell>
          <table:table-cell table:formula="of:=[.$I$5]+[.$H$10]*[.B346]" office:value-type="float" office:value="4.75" calcext:value-type="float">
            <text:p>4.75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325]+1" office:value-type="float" office:value="15" calcext:value-type="float">
            <text:p>15</text:p>
          </table:table-cell>
          <table:table-cell table:formula="of:=[.$I$4]+[.$H$10]*[.A347]" office:value-type="float" office:value="1.3" calcext:value-type="float">
            <text:p>1.30</text:p>
          </table:table-cell>
          <table:table-cell table:formula="of:=[.$I$5]+[.$H$10]*[.B347]" office:value-type="float" office:value="4.75" calcext:value-type="float">
            <text:p>4.75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326]+1" office:value-type="float" office:value="15" calcext:value-type="float">
            <text:p>15</text:p>
          </table:table-cell>
          <table:table-cell table:formula="of:=[.$I$4]+[.$H$10]*[.A348]" office:value-type="float" office:value="2.1" calcext:value-type="float">
            <text:p>2.10</text:p>
          </table:table-cell>
          <table:table-cell table:formula="of:=[.$I$5]+[.$H$10]*[.B348]" office:value-type="float" office:value="4.75" calcext:value-type="float">
            <text:p>4.75</text:p>
          </table:table-cell>
          <table:table-cell table:number-columns-repeated="9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327]+1" office:value-type="float" office:value="15" calcext:value-type="float">
            <text:p>15</text:p>
          </table:table-cell>
          <table:table-cell table:formula="of:=[.$I$4]+[.$H$10]*[.A349]" office:value-type="float" office:value="2.9" calcext:value-type="float">
            <text:p>2.90</text:p>
          </table:table-cell>
          <table:table-cell table:formula="of:=[.$I$5]+[.$H$10]*[.B349]" office:value-type="float" office:value="4.75" calcext:value-type="float">
            <text:p>4.75</text:p>
          </table:table-cell>
          <table:table-cell table:number-columns-repeated="9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328]+1" office:value-type="float" office:value="15" calcext:value-type="float">
            <text:p>15</text:p>
          </table:table-cell>
          <table:table-cell table:formula="of:=[.$I$4]+[.$H$10]*[.A350]" office:value-type="float" office:value="3.7" calcext:value-type="float">
            <text:p>3.70</text:p>
          </table:table-cell>
          <table:table-cell table:formula="of:=[.$I$5]+[.$H$10]*[.B350]" office:value-type="float" office:value="4.75" calcext:value-type="float">
            <text:p>4.75</text:p>
          </table:table-cell>
          <table:table-cell table:number-columns-repeated="9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329]+1" office:value-type="float" office:value="15" calcext:value-type="float">
            <text:p>15</text:p>
          </table:table-cell>
          <table:table-cell table:formula="of:=[.$I$4]+[.$H$10]*[.A351]" office:value-type="float" office:value="4.5" calcext:value-type="float">
            <text:p>4.50</text:p>
          </table:table-cell>
          <table:table-cell table:formula="of:=[.$I$5]+[.$H$10]*[.B351]" office:value-type="float" office:value="4.75" calcext:value-type="float">
            <text:p>4.75</text:p>
          </table:table-cell>
          <table:table-cell table:number-columns-repeated="9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330]+1" office:value-type="float" office:value="15" calcext:value-type="float">
            <text:p>15</text:p>
          </table:table-cell>
          <table:table-cell table:formula="of:=[.$I$4]+[.$H$10]*[.A352]" office:value-type="float" office:value="5.3" calcext:value-type="float">
            <text:p>5.30</text:p>
          </table:table-cell>
          <table:table-cell table:formula="of:=[.$I$5]+[.$H$10]*[.B352]" office:value-type="float" office:value="4.75" calcext:value-type="float">
            <text:p>4.75</text:p>
          </table:table-cell>
          <table:table-cell table:number-columns-repeated="9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331]+1" office:value-type="float" office:value="15" calcext:value-type="float">
            <text:p>15</text:p>
          </table:table-cell>
          <table:table-cell table:formula="of:=[.$I$4]+[.$H$10]*[.A353]" office:value-type="float" office:value="6.1" calcext:value-type="float">
            <text:p>6.10</text:p>
          </table:table-cell>
          <table:table-cell table:formula="of:=[.$I$5]+[.$H$10]*[.B353]" office:value-type="float" office:value="4.75" calcext:value-type="float">
            <text:p>4.75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B332]+1" office:value-type="float" office:value="16" calcext:value-type="float">
            <text:p>16</text:p>
          </table:table-cell>
          <table:table-cell table:formula="of:=[.$I$4]+[.$H$10]*[.A354]" office:value-type="float" office:value="-10.7" calcext:value-type="float">
            <text:p>-10.70</text:p>
          </table:table-cell>
          <table:table-cell table:formula="of:=[.$I$5]+[.$H$10]*[.B354]" office:value-type="float" office:value="5.55" calcext:value-type="float">
            <text:p>5.55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333]+1" office:value-type="float" office:value="16" calcext:value-type="float">
            <text:p>16</text:p>
          </table:table-cell>
          <table:table-cell table:formula="of:=[.$I$4]+[.$H$10]*[.A355]" office:value-type="float" office:value="-9.9" calcext:value-type="float">
            <text:p>-9.90</text:p>
          </table:table-cell>
          <table:table-cell table:formula="of:=[.$I$5]+[.$H$10]*[.B355]" office:value-type="float" office:value="5.55" calcext:value-type="float">
            <text:p>5.55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334]+1" office:value-type="float" office:value="16" calcext:value-type="float">
            <text:p>16</text:p>
          </table:table-cell>
          <table:table-cell table:formula="of:=[.$I$4]+[.$H$10]*[.A356]" office:value-type="float" office:value="-9.1" calcext:value-type="float">
            <text:p>-9.10</text:p>
          </table:table-cell>
          <table:table-cell table:formula="of:=[.$I$5]+[.$H$10]*[.B356]" office:value-type="float" office:value="5.55" calcext:value-type="float">
            <text:p>5.55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335]+1" office:value-type="float" office:value="16" calcext:value-type="float">
            <text:p>16</text:p>
          </table:table-cell>
          <table:table-cell table:formula="of:=[.$I$4]+[.$H$10]*[.A357]" office:value-type="float" office:value="-8.3" calcext:value-type="float">
            <text:p>-8.30</text:p>
          </table:table-cell>
          <table:table-cell table:formula="of:=[.$I$5]+[.$H$10]*[.B357]" office:value-type="float" office:value="5.55" calcext:value-type="float">
            <text:p>5.55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336]+1" office:value-type="float" office:value="16" calcext:value-type="float">
            <text:p>16</text:p>
          </table:table-cell>
          <table:table-cell table:formula="of:=[.$I$4]+[.$H$10]*[.A358]" office:value-type="float" office:value="-7.5" calcext:value-type="float">
            <text:p>-7.50</text:p>
          </table:table-cell>
          <table:table-cell table:formula="of:=[.$I$5]+[.$H$10]*[.B358]" office:value-type="float" office:value="5.55" calcext:value-type="float">
            <text:p>5.55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337]+1" office:value-type="float" office:value="16" calcext:value-type="float">
            <text:p>16</text:p>
          </table:table-cell>
          <table:table-cell table:formula="of:=[.$I$4]+[.$H$10]*[.A359]" office:value-type="float" office:value="-6.7" calcext:value-type="float">
            <text:p>-6.70</text:p>
          </table:table-cell>
          <table:table-cell table:formula="of:=[.$I$5]+[.$H$10]*[.B359]" office:value-type="float" office:value="5.55" calcext:value-type="float">
            <text:p>5.55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338]+1" office:value-type="float" office:value="16" calcext:value-type="float">
            <text:p>16</text:p>
          </table:table-cell>
          <table:table-cell table:formula="of:=[.$I$4]+[.$H$10]*[.A360]" office:value-type="float" office:value="-5.9" calcext:value-type="float">
            <text:p>-5.90</text:p>
          </table:table-cell>
          <table:table-cell table:formula="of:=[.$I$5]+[.$H$10]*[.B360]" office:value-type="float" office:value="5.55" calcext:value-type="float">
            <text:p>5.55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339]+1" office:value-type="float" office:value="16" calcext:value-type="float">
            <text:p>16</text:p>
          </table:table-cell>
          <table:table-cell table:formula="of:=[.$I$4]+[.$H$10]*[.A361]" office:value-type="float" office:value="-5.1" calcext:value-type="float">
            <text:p>-5.10</text:p>
          </table:table-cell>
          <table:table-cell table:formula="of:=[.$I$5]+[.$H$10]*[.B361]" office:value-type="float" office:value="5.55" calcext:value-type="float">
            <text:p>5.55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340]+1" office:value-type="float" office:value="16" calcext:value-type="float">
            <text:p>16</text:p>
          </table:table-cell>
          <table:table-cell table:formula="of:=[.$I$4]+[.$H$10]*[.A362]" office:value-type="float" office:value="-4.3" calcext:value-type="float">
            <text:p>-4.30</text:p>
          </table:table-cell>
          <table:table-cell table:formula="of:=[.$I$5]+[.$H$10]*[.B362]" office:value-type="float" office:value="5.55" calcext:value-type="float">
            <text:p>5.55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341]+1" office:value-type="float" office:value="16" calcext:value-type="float">
            <text:p>16</text:p>
          </table:table-cell>
          <table:table-cell table:formula="of:=[.$I$4]+[.$H$10]*[.A363]" office:value-type="float" office:value="-3.5" calcext:value-type="float">
            <text:p>-3.50</text:p>
          </table:table-cell>
          <table:table-cell table:formula="of:=[.$I$5]+[.$H$10]*[.B363]" office:value-type="float" office:value="5.55" calcext:value-type="float">
            <text:p>5.55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342]+1" office:value-type="float" office:value="16" calcext:value-type="float">
            <text:p>16</text:p>
          </table:table-cell>
          <table:table-cell table:formula="of:=[.$I$4]+[.$H$10]*[.A364]" office:value-type="float" office:value="-2.7" calcext:value-type="float">
            <text:p>-2.70</text:p>
          </table:table-cell>
          <table:table-cell table:formula="of:=[.$I$5]+[.$H$10]*[.B364]" office:value-type="float" office:value="5.55" calcext:value-type="float">
            <text:p>5.55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343]+1" office:value-type="float" office:value="16" calcext:value-type="float">
            <text:p>16</text:p>
          </table:table-cell>
          <table:table-cell table:formula="of:=[.$I$4]+[.$H$10]*[.A365]" office:value-type="float" office:value="-1.9" calcext:value-type="float">
            <text:p>-1.90</text:p>
          </table:table-cell>
          <table:table-cell table:formula="of:=[.$I$5]+[.$H$10]*[.B365]" office:value-type="float" office:value="5.55" calcext:value-type="float">
            <text:p>5.55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344]+1" office:value-type="float" office:value="16" calcext:value-type="float">
            <text:p>16</text:p>
          </table:table-cell>
          <table:table-cell table:formula="of:=[.$I$4]+[.$H$10]*[.A366]" office:value-type="float" office:value="-1.1" calcext:value-type="float">
            <text:p>-1.10</text:p>
          </table:table-cell>
          <table:table-cell table:formula="of:=[.$I$5]+[.$H$10]*[.B366]" office:value-type="float" office:value="5.55" calcext:value-type="float">
            <text:p>5.55</text:p>
          </table:table-cell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345]+1" office:value-type="float" office:value="16" calcext:value-type="float">
            <text:p>16</text:p>
          </table:table-cell>
          <table:table-cell table:formula="of:=[.$I$4]+[.$H$10]*[.A367]" office:value-type="float" office:value="-0.299999999999999" calcext:value-type="float">
            <text:p>-0.30</text:p>
          </table:table-cell>
          <table:table-cell table:formula="of:=[.$I$5]+[.$H$10]*[.B367]" office:value-type="float" office:value="5.55" calcext:value-type="float">
            <text:p>5.55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346]+1" office:value-type="float" office:value="16" calcext:value-type="float">
            <text:p>16</text:p>
          </table:table-cell>
          <table:table-cell table:formula="of:=[.$I$4]+[.$H$10]*[.A368]" office:value-type="float" office:value="0.500000000000002" calcext:value-type="float">
            <text:p>0.50</text:p>
          </table:table-cell>
          <table:table-cell table:formula="of:=[.$I$5]+[.$H$10]*[.B368]" office:value-type="float" office:value="5.55" calcext:value-type="float">
            <text:p>5.55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347]+1" office:value-type="float" office:value="16" calcext:value-type="float">
            <text:p>16</text:p>
          </table:table-cell>
          <table:table-cell table:formula="of:=[.$I$4]+[.$H$10]*[.A369]" office:value-type="float" office:value="1.3" calcext:value-type="float">
            <text:p>1.30</text:p>
          </table:table-cell>
          <table:table-cell table:formula="of:=[.$I$5]+[.$H$10]*[.B369]" office:value-type="float" office:value="5.55" calcext:value-type="float">
            <text:p>5.55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348]+1" office:value-type="float" office:value="16" calcext:value-type="float">
            <text:p>16</text:p>
          </table:table-cell>
          <table:table-cell table:formula="of:=[.$I$4]+[.$H$10]*[.A370]" office:value-type="float" office:value="2.1" calcext:value-type="float">
            <text:p>2.10</text:p>
          </table:table-cell>
          <table:table-cell table:formula="of:=[.$I$5]+[.$H$10]*[.B370]" office:value-type="float" office:value="5.55" calcext:value-type="float">
            <text:p>5.55</text:p>
          </table:table-cell>
          <table:table-cell table:number-columns-repeated="9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349]+1" office:value-type="float" office:value="16" calcext:value-type="float">
            <text:p>16</text:p>
          </table:table-cell>
          <table:table-cell table:formula="of:=[.$I$4]+[.$H$10]*[.A371]" office:value-type="float" office:value="2.9" calcext:value-type="float">
            <text:p>2.90</text:p>
          </table:table-cell>
          <table:table-cell table:formula="of:=[.$I$5]+[.$H$10]*[.B371]" office:value-type="float" office:value="5.55" calcext:value-type="float">
            <text:p>5.55</text:p>
          </table:table-cell>
          <table:table-cell table:number-columns-repeated="9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350]+1" office:value-type="float" office:value="16" calcext:value-type="float">
            <text:p>16</text:p>
          </table:table-cell>
          <table:table-cell table:formula="of:=[.$I$4]+[.$H$10]*[.A372]" office:value-type="float" office:value="3.7" calcext:value-type="float">
            <text:p>3.70</text:p>
          </table:table-cell>
          <table:table-cell table:formula="of:=[.$I$5]+[.$H$10]*[.B372]" office:value-type="float" office:value="5.55" calcext:value-type="float">
            <text:p>5.55</text:p>
          </table:table-cell>
          <table:table-cell table:number-columns-repeated="9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351]+1" office:value-type="float" office:value="16" calcext:value-type="float">
            <text:p>16</text:p>
          </table:table-cell>
          <table:table-cell table:formula="of:=[.$I$4]+[.$H$10]*[.A373]" office:value-type="float" office:value="4.5" calcext:value-type="float">
            <text:p>4.50</text:p>
          </table:table-cell>
          <table:table-cell table:formula="of:=[.$I$5]+[.$H$10]*[.B373]" office:value-type="float" office:value="5.55" calcext:value-type="float">
            <text:p>5.55</text:p>
          </table:table-cell>
          <table:table-cell table:number-columns-repeated="9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352]+1" office:value-type="float" office:value="16" calcext:value-type="float">
            <text:p>16</text:p>
          </table:table-cell>
          <table:table-cell table:formula="of:=[.$I$4]+[.$H$10]*[.A374]" office:value-type="float" office:value="5.3" calcext:value-type="float">
            <text:p>5.30</text:p>
          </table:table-cell>
          <table:table-cell table:formula="of:=[.$I$5]+[.$H$10]*[.B374]" office:value-type="float" office:value="5.55" calcext:value-type="float">
            <text:p>5.55</text:p>
          </table:table-cell>
          <table:table-cell table:number-columns-repeated="9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353]+1" office:value-type="float" office:value="16" calcext:value-type="float">
            <text:p>16</text:p>
          </table:table-cell>
          <table:table-cell table:formula="of:=[.$I$4]+[.$H$10]*[.A375]" office:value-type="float" office:value="6.1" calcext:value-type="float">
            <text:p>6.10</text:p>
          </table:table-cell>
          <table:table-cell table:formula="of:=[.$I$5]+[.$H$10]*[.B375]" office:value-type="float" office:value="5.55" calcext:value-type="float">
            <text:p>5.55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B354]+1" office:value-type="float" office:value="17" calcext:value-type="float">
            <text:p>17</text:p>
          </table:table-cell>
          <table:table-cell table:formula="of:=[.$I$4]+[.$H$10]*[.A376]" office:value-type="float" office:value="-10.7" calcext:value-type="float">
            <text:p>-10.70</text:p>
          </table:table-cell>
          <table:table-cell table:formula="of:=[.$I$5]+[.$H$10]*[.B376]" office:value-type="float" office:value="6.35" calcext:value-type="float">
            <text:p>6.35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355]+1" office:value-type="float" office:value="17" calcext:value-type="float">
            <text:p>17</text:p>
          </table:table-cell>
          <table:table-cell table:formula="of:=[.$I$4]+[.$H$10]*[.A377]" office:value-type="float" office:value="-9.9" calcext:value-type="float">
            <text:p>-9.90</text:p>
          </table:table-cell>
          <table:table-cell table:formula="of:=[.$I$5]+[.$H$10]*[.B377]" office:value-type="float" office:value="6.35" calcext:value-type="float">
            <text:p>6.35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356]+1" office:value-type="float" office:value="17" calcext:value-type="float">
            <text:p>17</text:p>
          </table:table-cell>
          <table:table-cell table:formula="of:=[.$I$4]+[.$H$10]*[.A378]" office:value-type="float" office:value="-9.1" calcext:value-type="float">
            <text:p>-9.10</text:p>
          </table:table-cell>
          <table:table-cell table:formula="of:=[.$I$5]+[.$H$10]*[.B378]" office:value-type="float" office:value="6.35" calcext:value-type="float">
            <text:p>6.35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357]+1" office:value-type="float" office:value="17" calcext:value-type="float">
            <text:p>17</text:p>
          </table:table-cell>
          <table:table-cell table:formula="of:=[.$I$4]+[.$H$10]*[.A379]" office:value-type="float" office:value="-8.3" calcext:value-type="float">
            <text:p>-8.30</text:p>
          </table:table-cell>
          <table:table-cell table:formula="of:=[.$I$5]+[.$H$10]*[.B379]" office:value-type="float" office:value="6.35" calcext:value-type="float">
            <text:p>6.35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358]+1" office:value-type="float" office:value="17" calcext:value-type="float">
            <text:p>17</text:p>
          </table:table-cell>
          <table:table-cell table:formula="of:=[.$I$4]+[.$H$10]*[.A380]" office:value-type="float" office:value="-7.5" calcext:value-type="float">
            <text:p>-7.50</text:p>
          </table:table-cell>
          <table:table-cell table:formula="of:=[.$I$5]+[.$H$10]*[.B380]" office:value-type="float" office:value="6.35" calcext:value-type="float">
            <text:p>6.35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359]+1" office:value-type="float" office:value="17" calcext:value-type="float">
            <text:p>17</text:p>
          </table:table-cell>
          <table:table-cell table:formula="of:=[.$I$4]+[.$H$10]*[.A381]" office:value-type="float" office:value="-6.7" calcext:value-type="float">
            <text:p>-6.70</text:p>
          </table:table-cell>
          <table:table-cell table:formula="of:=[.$I$5]+[.$H$10]*[.B381]" office:value-type="float" office:value="6.35" calcext:value-type="float">
            <text:p>6.35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360]+1" office:value-type="float" office:value="17" calcext:value-type="float">
            <text:p>17</text:p>
          </table:table-cell>
          <table:table-cell table:formula="of:=[.$I$4]+[.$H$10]*[.A382]" office:value-type="float" office:value="-5.9" calcext:value-type="float">
            <text:p>-5.90</text:p>
          </table:table-cell>
          <table:table-cell table:formula="of:=[.$I$5]+[.$H$10]*[.B382]" office:value-type="float" office:value="6.35" calcext:value-type="float">
            <text:p>6.35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361]+1" office:value-type="float" office:value="17" calcext:value-type="float">
            <text:p>17</text:p>
          </table:table-cell>
          <table:table-cell table:formula="of:=[.$I$4]+[.$H$10]*[.A383]" office:value-type="float" office:value="-5.1" calcext:value-type="float">
            <text:p>-5.10</text:p>
          </table:table-cell>
          <table:table-cell table:formula="of:=[.$I$5]+[.$H$10]*[.B383]" office:value-type="float" office:value="6.35" calcext:value-type="float">
            <text:p>6.35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362]+1" office:value-type="float" office:value="17" calcext:value-type="float">
            <text:p>17</text:p>
          </table:table-cell>
          <table:table-cell table:formula="of:=[.$I$4]+[.$H$10]*[.A384]" office:value-type="float" office:value="-4.3" calcext:value-type="float">
            <text:p>-4.30</text:p>
          </table:table-cell>
          <table:table-cell table:formula="of:=[.$I$5]+[.$H$10]*[.B384]" office:value-type="float" office:value="6.35" calcext:value-type="float">
            <text:p>6.35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363]+1" office:value-type="float" office:value="17" calcext:value-type="float">
            <text:p>17</text:p>
          </table:table-cell>
          <table:table-cell table:formula="of:=[.$I$4]+[.$H$10]*[.A385]" office:value-type="float" office:value="-3.5" calcext:value-type="float">
            <text:p>-3.50</text:p>
          </table:table-cell>
          <table:table-cell table:formula="of:=[.$I$5]+[.$H$10]*[.B385]" office:value-type="float" office:value="6.35" calcext:value-type="float">
            <text:p>6.35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364]+1" office:value-type="float" office:value="17" calcext:value-type="float">
            <text:p>17</text:p>
          </table:table-cell>
          <table:table-cell table:formula="of:=[.$I$4]+[.$H$10]*[.A386]" office:value-type="float" office:value="-2.7" calcext:value-type="float">
            <text:p>-2.70</text:p>
          </table:table-cell>
          <table:table-cell table:formula="of:=[.$I$5]+[.$H$10]*[.B386]" office:value-type="float" office:value="6.35" calcext:value-type="float">
            <text:p>6.35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365]+1" office:value-type="float" office:value="17" calcext:value-type="float">
            <text:p>17</text:p>
          </table:table-cell>
          <table:table-cell table:formula="of:=[.$I$4]+[.$H$10]*[.A387]" office:value-type="float" office:value="-1.9" calcext:value-type="float">
            <text:p>-1.90</text:p>
          </table:table-cell>
          <table:table-cell table:formula="of:=[.$I$5]+[.$H$10]*[.B387]" office:value-type="float" office:value="6.35" calcext:value-type="float">
            <text:p>6.35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366]+1" office:value-type="float" office:value="17" calcext:value-type="float">
            <text:p>17</text:p>
          </table:table-cell>
          <table:table-cell table:formula="of:=[.$I$4]+[.$H$10]*[.A388]" office:value-type="float" office:value="-1.1" calcext:value-type="float">
            <text:p>-1.10</text:p>
          </table:table-cell>
          <table:table-cell table:formula="of:=[.$I$5]+[.$H$10]*[.B388]" office:value-type="float" office:value="6.35" calcext:value-type="float">
            <text:p>6.35</text:p>
          </table:table-cell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367]+1" office:value-type="float" office:value="17" calcext:value-type="float">
            <text:p>17</text:p>
          </table:table-cell>
          <table:table-cell table:formula="of:=[.$I$4]+[.$H$10]*[.A389]" office:value-type="float" office:value="-0.299999999999999" calcext:value-type="float">
            <text:p>-0.30</text:p>
          </table:table-cell>
          <table:table-cell table:formula="of:=[.$I$5]+[.$H$10]*[.B389]" office:value-type="float" office:value="6.35" calcext:value-type="float">
            <text:p>6.35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368]+1" office:value-type="float" office:value="17" calcext:value-type="float">
            <text:p>17</text:p>
          </table:table-cell>
          <table:table-cell table:formula="of:=[.$I$4]+[.$H$10]*[.A390]" office:value-type="float" office:value="0.500000000000002" calcext:value-type="float">
            <text:p>0.50</text:p>
          </table:table-cell>
          <table:table-cell table:formula="of:=[.$I$5]+[.$H$10]*[.B390]" office:value-type="float" office:value="6.35" calcext:value-type="float">
            <text:p>6.35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369]+1" office:value-type="float" office:value="17" calcext:value-type="float">
            <text:p>17</text:p>
          </table:table-cell>
          <table:table-cell table:formula="of:=[.$I$4]+[.$H$10]*[.A391]" office:value-type="float" office:value="1.3" calcext:value-type="float">
            <text:p>1.30</text:p>
          </table:table-cell>
          <table:table-cell table:formula="of:=[.$I$5]+[.$H$10]*[.B391]" office:value-type="float" office:value="6.35" calcext:value-type="float">
            <text:p>6.35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370]+1" office:value-type="float" office:value="17" calcext:value-type="float">
            <text:p>17</text:p>
          </table:table-cell>
          <table:table-cell table:formula="of:=[.$I$4]+[.$H$10]*[.A392]" office:value-type="float" office:value="2.1" calcext:value-type="float">
            <text:p>2.10</text:p>
          </table:table-cell>
          <table:table-cell table:formula="of:=[.$I$5]+[.$H$10]*[.B392]" office:value-type="float" office:value="6.35" calcext:value-type="float">
            <text:p>6.35</text:p>
          </table:table-cell>
          <table:table-cell table:number-columns-repeated="9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371]+1" office:value-type="float" office:value="17" calcext:value-type="float">
            <text:p>17</text:p>
          </table:table-cell>
          <table:table-cell table:formula="of:=[.$I$4]+[.$H$10]*[.A393]" office:value-type="float" office:value="2.9" calcext:value-type="float">
            <text:p>2.90</text:p>
          </table:table-cell>
          <table:table-cell table:formula="of:=[.$I$5]+[.$H$10]*[.B393]" office:value-type="float" office:value="6.35" calcext:value-type="float">
            <text:p>6.35</text:p>
          </table:table-cell>
          <table:table-cell table:number-columns-repeated="9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372]+1" office:value-type="float" office:value="17" calcext:value-type="float">
            <text:p>17</text:p>
          </table:table-cell>
          <table:table-cell table:formula="of:=[.$I$4]+[.$H$10]*[.A394]" office:value-type="float" office:value="3.7" calcext:value-type="float">
            <text:p>3.70</text:p>
          </table:table-cell>
          <table:table-cell table:formula="of:=[.$I$5]+[.$H$10]*[.B394]" office:value-type="float" office:value="6.35" calcext:value-type="float">
            <text:p>6.35</text:p>
          </table:table-cell>
          <table:table-cell table:number-columns-repeated="9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373]+1" office:value-type="float" office:value="17" calcext:value-type="float">
            <text:p>17</text:p>
          </table:table-cell>
          <table:table-cell table:formula="of:=[.$I$4]+[.$H$10]*[.A395]" office:value-type="float" office:value="4.5" calcext:value-type="float">
            <text:p>4.50</text:p>
          </table:table-cell>
          <table:table-cell table:formula="of:=[.$I$5]+[.$H$10]*[.B395]" office:value-type="float" office:value="6.35" calcext:value-type="float">
            <text:p>6.35</text:p>
          </table:table-cell>
          <table:table-cell table:number-columns-repeated="9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374]+1" office:value-type="float" office:value="17" calcext:value-type="float">
            <text:p>17</text:p>
          </table:table-cell>
          <table:table-cell table:formula="of:=[.$I$4]+[.$H$10]*[.A396]" office:value-type="float" office:value="5.3" calcext:value-type="float">
            <text:p>5.30</text:p>
          </table:table-cell>
          <table:table-cell table:formula="of:=[.$I$5]+[.$H$10]*[.B396]" office:value-type="float" office:value="6.35" calcext:value-type="float">
            <text:p>6.35</text:p>
          </table:table-cell>
          <table:table-cell table:number-columns-repeated="9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375]+1" office:value-type="float" office:value="17" calcext:value-type="float">
            <text:p>17</text:p>
          </table:table-cell>
          <table:table-cell table:formula="of:=[.$I$4]+[.$H$10]*[.A397]" office:value-type="float" office:value="6.1" calcext:value-type="float">
            <text:p>6.10</text:p>
          </table:table-cell>
          <table:table-cell table:formula="of:=[.$I$5]+[.$H$10]*[.B397]" office:value-type="float" office:value="6.35" calcext:value-type="float">
            <text:p>6.35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B376]+1" office:value-type="float" office:value="18" calcext:value-type="float">
            <text:p>18</text:p>
          </table:table-cell>
          <table:table-cell table:formula="of:=[.$I$4]+[.$H$10]*[.A398]" office:value-type="float" office:value="-10.7" calcext:value-type="float">
            <text:p>-10.70</text:p>
          </table:table-cell>
          <table:table-cell table:formula="of:=[.$I$5]+[.$H$10]*[.B398]" office:value-type="float" office:value="7.15" calcext:value-type="float">
            <text:p>7.15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377]+1" office:value-type="float" office:value="18" calcext:value-type="float">
            <text:p>18</text:p>
          </table:table-cell>
          <table:table-cell table:formula="of:=[.$I$4]+[.$H$10]*[.A399]" office:value-type="float" office:value="-9.9" calcext:value-type="float">
            <text:p>-9.90</text:p>
          </table:table-cell>
          <table:table-cell table:formula="of:=[.$I$5]+[.$H$10]*[.B399]" office:value-type="float" office:value="7.15" calcext:value-type="float">
            <text:p>7.15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378]+1" office:value-type="float" office:value="18" calcext:value-type="float">
            <text:p>18</text:p>
          </table:table-cell>
          <table:table-cell table:formula="of:=[.$I$4]+[.$H$10]*[.A400]" office:value-type="float" office:value="-9.1" calcext:value-type="float">
            <text:p>-9.10</text:p>
          </table:table-cell>
          <table:table-cell table:formula="of:=[.$I$5]+[.$H$10]*[.B400]" office:value-type="float" office:value="7.15" calcext:value-type="float">
            <text:p>7.15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379]+1" office:value-type="float" office:value="18" calcext:value-type="float">
            <text:p>18</text:p>
          </table:table-cell>
          <table:table-cell table:formula="of:=[.$I$4]+[.$H$10]*[.A401]" office:value-type="float" office:value="-8.3" calcext:value-type="float">
            <text:p>-8.30</text:p>
          </table:table-cell>
          <table:table-cell table:formula="of:=[.$I$5]+[.$H$10]*[.B401]" office:value-type="float" office:value="7.15" calcext:value-type="float">
            <text:p>7.15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380]+1" office:value-type="float" office:value="18" calcext:value-type="float">
            <text:p>18</text:p>
          </table:table-cell>
          <table:table-cell table:formula="of:=[.$I$4]+[.$H$10]*[.A402]" office:value-type="float" office:value="-7.5" calcext:value-type="float">
            <text:p>-7.50</text:p>
          </table:table-cell>
          <table:table-cell table:formula="of:=[.$I$5]+[.$H$10]*[.B402]" office:value-type="float" office:value="7.15" calcext:value-type="float">
            <text:p>7.15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381]+1" office:value-type="float" office:value="18" calcext:value-type="float">
            <text:p>18</text:p>
          </table:table-cell>
          <table:table-cell table:formula="of:=[.$I$4]+[.$H$10]*[.A403]" office:value-type="float" office:value="-6.7" calcext:value-type="float">
            <text:p>-6.70</text:p>
          </table:table-cell>
          <table:table-cell table:formula="of:=[.$I$5]+[.$H$10]*[.B403]" office:value-type="float" office:value="7.15" calcext:value-type="float">
            <text:p>7.15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382]+1" office:value-type="float" office:value="18" calcext:value-type="float">
            <text:p>18</text:p>
          </table:table-cell>
          <table:table-cell table:formula="of:=[.$I$4]+[.$H$10]*[.A404]" office:value-type="float" office:value="-5.9" calcext:value-type="float">
            <text:p>-5.90</text:p>
          </table:table-cell>
          <table:table-cell table:formula="of:=[.$I$5]+[.$H$10]*[.B404]" office:value-type="float" office:value="7.15" calcext:value-type="float">
            <text:p>7.15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383]+1" office:value-type="float" office:value="18" calcext:value-type="float">
            <text:p>18</text:p>
          </table:table-cell>
          <table:table-cell table:formula="of:=[.$I$4]+[.$H$10]*[.A405]" office:value-type="float" office:value="-5.1" calcext:value-type="float">
            <text:p>-5.10</text:p>
          </table:table-cell>
          <table:table-cell table:formula="of:=[.$I$5]+[.$H$10]*[.B405]" office:value-type="float" office:value="7.15" calcext:value-type="float">
            <text:p>7.15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384]+1" office:value-type="float" office:value="18" calcext:value-type="float">
            <text:p>18</text:p>
          </table:table-cell>
          <table:table-cell table:formula="of:=[.$I$4]+[.$H$10]*[.A406]" office:value-type="float" office:value="-4.3" calcext:value-type="float">
            <text:p>-4.30</text:p>
          </table:table-cell>
          <table:table-cell table:formula="of:=[.$I$5]+[.$H$10]*[.B406]" office:value-type="float" office:value="7.15" calcext:value-type="float">
            <text:p>7.15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385]+1" office:value-type="float" office:value="18" calcext:value-type="float">
            <text:p>18</text:p>
          </table:table-cell>
          <table:table-cell table:formula="of:=[.$I$4]+[.$H$10]*[.A407]" office:value-type="float" office:value="-3.5" calcext:value-type="float">
            <text:p>-3.50</text:p>
          </table:table-cell>
          <table:table-cell table:formula="of:=[.$I$5]+[.$H$10]*[.B407]" office:value-type="float" office:value="7.15" calcext:value-type="float">
            <text:p>7.15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386]+1" office:value-type="float" office:value="18" calcext:value-type="float">
            <text:p>18</text:p>
          </table:table-cell>
          <table:table-cell table:formula="of:=[.$I$4]+[.$H$10]*[.A408]" office:value-type="float" office:value="-2.7" calcext:value-type="float">
            <text:p>-2.70</text:p>
          </table:table-cell>
          <table:table-cell table:formula="of:=[.$I$5]+[.$H$10]*[.B408]" office:value-type="float" office:value="7.15" calcext:value-type="float">
            <text:p>7.15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387]+1" office:value-type="float" office:value="18" calcext:value-type="float">
            <text:p>18</text:p>
          </table:table-cell>
          <table:table-cell table:formula="of:=[.$I$4]+[.$H$10]*[.A409]" office:value-type="float" office:value="-1.9" calcext:value-type="float">
            <text:p>-1.90</text:p>
          </table:table-cell>
          <table:table-cell table:formula="of:=[.$I$5]+[.$H$10]*[.B409]" office:value-type="float" office:value="7.15" calcext:value-type="float">
            <text:p>7.15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388]+1" office:value-type="float" office:value="18" calcext:value-type="float">
            <text:p>18</text:p>
          </table:table-cell>
          <table:table-cell table:formula="of:=[.$I$4]+[.$H$10]*[.A410]" office:value-type="float" office:value="-1.1" calcext:value-type="float">
            <text:p>-1.10</text:p>
          </table:table-cell>
          <table:table-cell table:formula="of:=[.$I$5]+[.$H$10]*[.B410]" office:value-type="float" office:value="7.15" calcext:value-type="float">
            <text:p>7.15</text:p>
          </table:table-cell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389]+1" office:value-type="float" office:value="18" calcext:value-type="float">
            <text:p>18</text:p>
          </table:table-cell>
          <table:table-cell table:formula="of:=[.$I$4]+[.$H$10]*[.A411]" office:value-type="float" office:value="-0.299999999999999" calcext:value-type="float">
            <text:p>-0.30</text:p>
          </table:table-cell>
          <table:table-cell table:formula="of:=[.$I$5]+[.$H$10]*[.B411]" office:value-type="float" office:value="7.15" calcext:value-type="float">
            <text:p>7.15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390]+1" office:value-type="float" office:value="18" calcext:value-type="float">
            <text:p>18</text:p>
          </table:table-cell>
          <table:table-cell table:formula="of:=[.$I$4]+[.$H$10]*[.A412]" office:value-type="float" office:value="0.500000000000002" calcext:value-type="float">
            <text:p>0.50</text:p>
          </table:table-cell>
          <table:table-cell table:formula="of:=[.$I$5]+[.$H$10]*[.B412]" office:value-type="float" office:value="7.15" calcext:value-type="float">
            <text:p>7.15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391]+1" office:value-type="float" office:value="18" calcext:value-type="float">
            <text:p>18</text:p>
          </table:table-cell>
          <table:table-cell table:formula="of:=[.$I$4]+[.$H$10]*[.A413]" office:value-type="float" office:value="1.3" calcext:value-type="float">
            <text:p>1.30</text:p>
          </table:table-cell>
          <table:table-cell table:formula="of:=[.$I$5]+[.$H$10]*[.B413]" office:value-type="float" office:value="7.15" calcext:value-type="float">
            <text:p>7.15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392]+1" office:value-type="float" office:value="18" calcext:value-type="float">
            <text:p>18</text:p>
          </table:table-cell>
          <table:table-cell table:formula="of:=[.$I$4]+[.$H$10]*[.A414]" office:value-type="float" office:value="2.1" calcext:value-type="float">
            <text:p>2.10</text:p>
          </table:table-cell>
          <table:table-cell table:formula="of:=[.$I$5]+[.$H$10]*[.B414]" office:value-type="float" office:value="7.15" calcext:value-type="float">
            <text:p>7.15</text:p>
          </table:table-cell>
          <table:table-cell table:number-columns-repeated="9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393]+1" office:value-type="float" office:value="18" calcext:value-type="float">
            <text:p>18</text:p>
          </table:table-cell>
          <table:table-cell table:formula="of:=[.$I$4]+[.$H$10]*[.A415]" office:value-type="float" office:value="2.9" calcext:value-type="float">
            <text:p>2.90</text:p>
          </table:table-cell>
          <table:table-cell table:formula="of:=[.$I$5]+[.$H$10]*[.B415]" office:value-type="float" office:value="7.15" calcext:value-type="float">
            <text:p>7.15</text:p>
          </table:table-cell>
          <table:table-cell table:number-columns-repeated="9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394]+1" office:value-type="float" office:value="18" calcext:value-type="float">
            <text:p>18</text:p>
          </table:table-cell>
          <table:table-cell table:formula="of:=[.$I$4]+[.$H$10]*[.A416]" office:value-type="float" office:value="3.7" calcext:value-type="float">
            <text:p>3.70</text:p>
          </table:table-cell>
          <table:table-cell table:formula="of:=[.$I$5]+[.$H$10]*[.B416]" office:value-type="float" office:value="7.15" calcext:value-type="float">
            <text:p>7.15</text:p>
          </table:table-cell>
          <table:table-cell table:number-columns-repeated="9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395]+1" office:value-type="float" office:value="18" calcext:value-type="float">
            <text:p>18</text:p>
          </table:table-cell>
          <table:table-cell table:formula="of:=[.$I$4]+[.$H$10]*[.A417]" office:value-type="float" office:value="4.5" calcext:value-type="float">
            <text:p>4.50</text:p>
          </table:table-cell>
          <table:table-cell table:formula="of:=[.$I$5]+[.$H$10]*[.B417]" office:value-type="float" office:value="7.15" calcext:value-type="float">
            <text:p>7.15</text:p>
          </table:table-cell>
          <table:table-cell table:number-columns-repeated="9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396]+1" office:value-type="float" office:value="18" calcext:value-type="float">
            <text:p>18</text:p>
          </table:table-cell>
          <table:table-cell table:formula="of:=[.$I$4]+[.$H$10]*[.A418]" office:value-type="float" office:value="5.3" calcext:value-type="float">
            <text:p>5.30</text:p>
          </table:table-cell>
          <table:table-cell table:formula="of:=[.$I$5]+[.$H$10]*[.B418]" office:value-type="float" office:value="7.15" calcext:value-type="float">
            <text:p>7.15</text:p>
          </table:table-cell>
          <table:table-cell table:number-columns-repeated="9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397]+1" office:value-type="float" office:value="18" calcext:value-type="float">
            <text:p>18</text:p>
          </table:table-cell>
          <table:table-cell table:formula="of:=[.$I$4]+[.$H$10]*[.A419]" office:value-type="float" office:value="6.1" calcext:value-type="float">
            <text:p>6.10</text:p>
          </table:table-cell>
          <table:table-cell table:formula="of:=[.$I$5]+[.$H$10]*[.B419]" office:value-type="float" office:value="7.15" calcext:value-type="float">
            <text:p>7.15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B398]+1" office:value-type="float" office:value="19" calcext:value-type="float">
            <text:p>19</text:p>
          </table:table-cell>
          <table:table-cell table:formula="of:=[.$I$4]+[.$H$10]*[.A420]" office:value-type="float" office:value="-10.7" calcext:value-type="float">
            <text:p>-10.70</text:p>
          </table:table-cell>
          <table:table-cell table:formula="of:=[.$I$5]+[.$H$10]*[.B420]" office:value-type="float" office:value="7.95" calcext:value-type="float">
            <text:p>7.95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399]+1" office:value-type="float" office:value="19" calcext:value-type="float">
            <text:p>19</text:p>
          </table:table-cell>
          <table:table-cell table:formula="of:=[.$I$4]+[.$H$10]*[.A421]" office:value-type="float" office:value="-9.9" calcext:value-type="float">
            <text:p>-9.90</text:p>
          </table:table-cell>
          <table:table-cell table:formula="of:=[.$I$5]+[.$H$10]*[.B421]" office:value-type="float" office:value="7.95" calcext:value-type="float">
            <text:p>7.95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400]+1" office:value-type="float" office:value="19" calcext:value-type="float">
            <text:p>19</text:p>
          </table:table-cell>
          <table:table-cell table:formula="of:=[.$I$4]+[.$H$10]*[.A422]" office:value-type="float" office:value="-9.1" calcext:value-type="float">
            <text:p>-9.10</text:p>
          </table:table-cell>
          <table:table-cell table:formula="of:=[.$I$5]+[.$H$10]*[.B422]" office:value-type="float" office:value="7.95" calcext:value-type="float">
            <text:p>7.95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401]+1" office:value-type="float" office:value="19" calcext:value-type="float">
            <text:p>19</text:p>
          </table:table-cell>
          <table:table-cell table:formula="of:=[.$I$4]+[.$H$10]*[.A423]" office:value-type="float" office:value="-8.3" calcext:value-type="float">
            <text:p>-8.30</text:p>
          </table:table-cell>
          <table:table-cell table:formula="of:=[.$I$5]+[.$H$10]*[.B423]" office:value-type="float" office:value="7.95" calcext:value-type="float">
            <text:p>7.95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402]+1" office:value-type="float" office:value="19" calcext:value-type="float">
            <text:p>19</text:p>
          </table:table-cell>
          <table:table-cell table:formula="of:=[.$I$4]+[.$H$10]*[.A424]" office:value-type="float" office:value="-7.5" calcext:value-type="float">
            <text:p>-7.50</text:p>
          </table:table-cell>
          <table:table-cell table:formula="of:=[.$I$5]+[.$H$10]*[.B424]" office:value-type="float" office:value="7.95" calcext:value-type="float">
            <text:p>7.95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403]+1" office:value-type="float" office:value="19" calcext:value-type="float">
            <text:p>19</text:p>
          </table:table-cell>
          <table:table-cell table:formula="of:=[.$I$4]+[.$H$10]*[.A425]" office:value-type="float" office:value="-6.7" calcext:value-type="float">
            <text:p>-6.70</text:p>
          </table:table-cell>
          <table:table-cell table:formula="of:=[.$I$5]+[.$H$10]*[.B425]" office:value-type="float" office:value="7.95" calcext:value-type="float">
            <text:p>7.95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404]+1" office:value-type="float" office:value="19" calcext:value-type="float">
            <text:p>19</text:p>
          </table:table-cell>
          <table:table-cell table:formula="of:=[.$I$4]+[.$H$10]*[.A426]" office:value-type="float" office:value="-5.9" calcext:value-type="float">
            <text:p>-5.90</text:p>
          </table:table-cell>
          <table:table-cell table:formula="of:=[.$I$5]+[.$H$10]*[.B426]" office:value-type="float" office:value="7.95" calcext:value-type="float">
            <text:p>7.95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405]+1" office:value-type="float" office:value="19" calcext:value-type="float">
            <text:p>19</text:p>
          </table:table-cell>
          <table:table-cell table:formula="of:=[.$I$4]+[.$H$10]*[.A427]" office:value-type="float" office:value="-5.1" calcext:value-type="float">
            <text:p>-5.10</text:p>
          </table:table-cell>
          <table:table-cell table:formula="of:=[.$I$5]+[.$H$10]*[.B427]" office:value-type="float" office:value="7.95" calcext:value-type="float">
            <text:p>7.95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406]+1" office:value-type="float" office:value="19" calcext:value-type="float">
            <text:p>19</text:p>
          </table:table-cell>
          <table:table-cell table:formula="of:=[.$I$4]+[.$H$10]*[.A428]" office:value-type="float" office:value="-4.3" calcext:value-type="float">
            <text:p>-4.30</text:p>
          </table:table-cell>
          <table:table-cell table:formula="of:=[.$I$5]+[.$H$10]*[.B428]" office:value-type="float" office:value="7.95" calcext:value-type="float">
            <text:p>7.95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407]+1" office:value-type="float" office:value="19" calcext:value-type="float">
            <text:p>19</text:p>
          </table:table-cell>
          <table:table-cell table:formula="of:=[.$I$4]+[.$H$10]*[.A429]" office:value-type="float" office:value="-3.5" calcext:value-type="float">
            <text:p>-3.50</text:p>
          </table:table-cell>
          <table:table-cell table:formula="of:=[.$I$5]+[.$H$10]*[.B429]" office:value-type="float" office:value="7.95" calcext:value-type="float">
            <text:p>7.95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408]+1" office:value-type="float" office:value="19" calcext:value-type="float">
            <text:p>19</text:p>
          </table:table-cell>
          <table:table-cell table:formula="of:=[.$I$4]+[.$H$10]*[.A430]" office:value-type="float" office:value="-2.7" calcext:value-type="float">
            <text:p>-2.70</text:p>
          </table:table-cell>
          <table:table-cell table:formula="of:=[.$I$5]+[.$H$10]*[.B430]" office:value-type="float" office:value="7.95" calcext:value-type="float">
            <text:p>7.95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409]+1" office:value-type="float" office:value="19" calcext:value-type="float">
            <text:p>19</text:p>
          </table:table-cell>
          <table:table-cell table:formula="of:=[.$I$4]+[.$H$10]*[.A431]" office:value-type="float" office:value="-1.9" calcext:value-type="float">
            <text:p>-1.90</text:p>
          </table:table-cell>
          <table:table-cell table:formula="of:=[.$I$5]+[.$H$10]*[.B431]" office:value-type="float" office:value="7.95" calcext:value-type="float">
            <text:p>7.95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410]+1" office:value-type="float" office:value="19" calcext:value-type="float">
            <text:p>19</text:p>
          </table:table-cell>
          <table:table-cell table:formula="of:=[.$I$4]+[.$H$10]*[.A432]" office:value-type="float" office:value="-1.1" calcext:value-type="float">
            <text:p>-1.10</text:p>
          </table:table-cell>
          <table:table-cell table:formula="of:=[.$I$5]+[.$H$10]*[.B432]" office:value-type="float" office:value="7.95" calcext:value-type="float">
            <text:p>7.95</text:p>
          </table:table-cell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411]+1" office:value-type="float" office:value="19" calcext:value-type="float">
            <text:p>19</text:p>
          </table:table-cell>
          <table:table-cell table:formula="of:=[.$I$4]+[.$H$10]*[.A433]" office:value-type="float" office:value="-0.299999999999999" calcext:value-type="float">
            <text:p>-0.30</text:p>
          </table:table-cell>
          <table:table-cell table:formula="of:=[.$I$5]+[.$H$10]*[.B433]" office:value-type="float" office:value="7.95" calcext:value-type="float">
            <text:p>7.95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412]+1" office:value-type="float" office:value="19" calcext:value-type="float">
            <text:p>19</text:p>
          </table:table-cell>
          <table:table-cell table:formula="of:=[.$I$4]+[.$H$10]*[.A434]" office:value-type="float" office:value="0.500000000000002" calcext:value-type="float">
            <text:p>0.50</text:p>
          </table:table-cell>
          <table:table-cell table:formula="of:=[.$I$5]+[.$H$10]*[.B434]" office:value-type="float" office:value="7.95" calcext:value-type="float">
            <text:p>7.95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413]+1" office:value-type="float" office:value="19" calcext:value-type="float">
            <text:p>19</text:p>
          </table:table-cell>
          <table:table-cell table:formula="of:=[.$I$4]+[.$H$10]*[.A435]" office:value-type="float" office:value="1.3" calcext:value-type="float">
            <text:p>1.30</text:p>
          </table:table-cell>
          <table:table-cell table:formula="of:=[.$I$5]+[.$H$10]*[.B435]" office:value-type="float" office:value="7.95" calcext:value-type="float">
            <text:p>7.95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414]+1" office:value-type="float" office:value="19" calcext:value-type="float">
            <text:p>19</text:p>
          </table:table-cell>
          <table:table-cell table:formula="of:=[.$I$4]+[.$H$10]*[.A436]" office:value-type="float" office:value="2.1" calcext:value-type="float">
            <text:p>2.10</text:p>
          </table:table-cell>
          <table:table-cell table:formula="of:=[.$I$5]+[.$H$10]*[.B436]" office:value-type="float" office:value="7.95" calcext:value-type="float">
            <text:p>7.95</text:p>
          </table:table-cell>
          <table:table-cell table:number-columns-repeated="9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415]+1" office:value-type="float" office:value="19" calcext:value-type="float">
            <text:p>19</text:p>
          </table:table-cell>
          <table:table-cell table:formula="of:=[.$I$4]+[.$H$10]*[.A437]" office:value-type="float" office:value="2.9" calcext:value-type="float">
            <text:p>2.90</text:p>
          </table:table-cell>
          <table:table-cell table:formula="of:=[.$I$5]+[.$H$10]*[.B437]" office:value-type="float" office:value="7.95" calcext:value-type="float">
            <text:p>7.95</text:p>
          </table:table-cell>
          <table:table-cell table:number-columns-repeated="9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416]+1" office:value-type="float" office:value="19" calcext:value-type="float">
            <text:p>19</text:p>
          </table:table-cell>
          <table:table-cell table:formula="of:=[.$I$4]+[.$H$10]*[.A438]" office:value-type="float" office:value="3.7" calcext:value-type="float">
            <text:p>3.70</text:p>
          </table:table-cell>
          <table:table-cell table:formula="of:=[.$I$5]+[.$H$10]*[.B438]" office:value-type="float" office:value="7.95" calcext:value-type="float">
            <text:p>7.95</text:p>
          </table:table-cell>
          <table:table-cell table:number-columns-repeated="9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417]+1" office:value-type="float" office:value="19" calcext:value-type="float">
            <text:p>19</text:p>
          </table:table-cell>
          <table:table-cell table:formula="of:=[.$I$4]+[.$H$10]*[.A439]" office:value-type="float" office:value="4.5" calcext:value-type="float">
            <text:p>4.50</text:p>
          </table:table-cell>
          <table:table-cell table:formula="of:=[.$I$5]+[.$H$10]*[.B439]" office:value-type="float" office:value="7.95" calcext:value-type="float">
            <text:p>7.95</text:p>
          </table:table-cell>
          <table:table-cell table:number-columns-repeated="9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418]+1" office:value-type="float" office:value="19" calcext:value-type="float">
            <text:p>19</text:p>
          </table:table-cell>
          <table:table-cell table:formula="of:=[.$I$4]+[.$H$10]*[.A440]" office:value-type="float" office:value="5.3" calcext:value-type="float">
            <text:p>5.30</text:p>
          </table:table-cell>
          <table:table-cell table:formula="of:=[.$I$5]+[.$H$10]*[.B440]" office:value-type="float" office:value="7.95" calcext:value-type="float">
            <text:p>7.95</text:p>
          </table:table-cell>
          <table:table-cell table:number-columns-repeated="9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419]+1" office:value-type="float" office:value="19" calcext:value-type="float">
            <text:p>19</text:p>
          </table:table-cell>
          <table:table-cell table:formula="of:=[.$I$4]+[.$H$10]*[.A441]" office:value-type="float" office:value="6.1" calcext:value-type="float">
            <text:p>6.10</text:p>
          </table:table-cell>
          <table:table-cell table:formula="of:=[.$I$5]+[.$H$10]*[.B441]" office:value-type="float" office:value="7.95" calcext:value-type="float">
            <text:p>7.95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B420]+1" office:value-type="float" office:value="20" calcext:value-type="float">
            <text:p>20</text:p>
          </table:table-cell>
          <table:table-cell table:formula="of:=[.$I$4]+[.$H$10]*[.A442]" office:value-type="float" office:value="-10.7" calcext:value-type="float">
            <text:p>-10.70</text:p>
          </table:table-cell>
          <table:table-cell table:formula="of:=[.$I$5]+[.$H$10]*[.B442]" office:value-type="float" office:value="8.75" calcext:value-type="float">
            <text:p>8.75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421]+1" office:value-type="float" office:value="20" calcext:value-type="float">
            <text:p>20</text:p>
          </table:table-cell>
          <table:table-cell table:formula="of:=[.$I$4]+[.$H$10]*[.A443]" office:value-type="float" office:value="-9.9" calcext:value-type="float">
            <text:p>-9.90</text:p>
          </table:table-cell>
          <table:table-cell table:formula="of:=[.$I$5]+[.$H$10]*[.B443]" office:value-type="float" office:value="8.75" calcext:value-type="float">
            <text:p>8.75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422]+1" office:value-type="float" office:value="20" calcext:value-type="float">
            <text:p>20</text:p>
          </table:table-cell>
          <table:table-cell table:formula="of:=[.$I$4]+[.$H$10]*[.A444]" office:value-type="float" office:value="-9.1" calcext:value-type="float">
            <text:p>-9.10</text:p>
          </table:table-cell>
          <table:table-cell table:formula="of:=[.$I$5]+[.$H$10]*[.B444]" office:value-type="float" office:value="8.75" calcext:value-type="float">
            <text:p>8.75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423]+1" office:value-type="float" office:value="20" calcext:value-type="float">
            <text:p>20</text:p>
          </table:table-cell>
          <table:table-cell table:formula="of:=[.$I$4]+[.$H$10]*[.A445]" office:value-type="float" office:value="-8.3" calcext:value-type="float">
            <text:p>-8.30</text:p>
          </table:table-cell>
          <table:table-cell table:formula="of:=[.$I$5]+[.$H$10]*[.B445]" office:value-type="float" office:value="8.75" calcext:value-type="float">
            <text:p>8.75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424]+1" office:value-type="float" office:value="20" calcext:value-type="float">
            <text:p>20</text:p>
          </table:table-cell>
          <table:table-cell table:formula="of:=[.$I$4]+[.$H$10]*[.A446]" office:value-type="float" office:value="-7.5" calcext:value-type="float">
            <text:p>-7.50</text:p>
          </table:table-cell>
          <table:table-cell table:formula="of:=[.$I$5]+[.$H$10]*[.B446]" office:value-type="float" office:value="8.75" calcext:value-type="float">
            <text:p>8.75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425]+1" office:value-type="float" office:value="20" calcext:value-type="float">
            <text:p>20</text:p>
          </table:table-cell>
          <table:table-cell table:formula="of:=[.$I$4]+[.$H$10]*[.A447]" office:value-type="float" office:value="-6.7" calcext:value-type="float">
            <text:p>-6.70</text:p>
          </table:table-cell>
          <table:table-cell table:formula="of:=[.$I$5]+[.$H$10]*[.B447]" office:value-type="float" office:value="8.75" calcext:value-type="float">
            <text:p>8.75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426]+1" office:value-type="float" office:value="20" calcext:value-type="float">
            <text:p>20</text:p>
          </table:table-cell>
          <table:table-cell table:formula="of:=[.$I$4]+[.$H$10]*[.A448]" office:value-type="float" office:value="-5.9" calcext:value-type="float">
            <text:p>-5.90</text:p>
          </table:table-cell>
          <table:table-cell table:formula="of:=[.$I$5]+[.$H$10]*[.B448]" office:value-type="float" office:value="8.75" calcext:value-type="float">
            <text:p>8.75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427]+1" office:value-type="float" office:value="20" calcext:value-type="float">
            <text:p>20</text:p>
          </table:table-cell>
          <table:table-cell table:formula="of:=[.$I$4]+[.$H$10]*[.A449]" office:value-type="float" office:value="-5.1" calcext:value-type="float">
            <text:p>-5.10</text:p>
          </table:table-cell>
          <table:table-cell table:formula="of:=[.$I$5]+[.$H$10]*[.B449]" office:value-type="float" office:value="8.75" calcext:value-type="float">
            <text:p>8.75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428]+1" office:value-type="float" office:value="20" calcext:value-type="float">
            <text:p>20</text:p>
          </table:table-cell>
          <table:table-cell table:formula="of:=[.$I$4]+[.$H$10]*[.A450]" office:value-type="float" office:value="-4.3" calcext:value-type="float">
            <text:p>-4.30</text:p>
          </table:table-cell>
          <table:table-cell table:formula="of:=[.$I$5]+[.$H$10]*[.B450]" office:value-type="float" office:value="8.75" calcext:value-type="float">
            <text:p>8.75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429]+1" office:value-type="float" office:value="20" calcext:value-type="float">
            <text:p>20</text:p>
          </table:table-cell>
          <table:table-cell table:formula="of:=[.$I$4]+[.$H$10]*[.A451]" office:value-type="float" office:value="-3.5" calcext:value-type="float">
            <text:p>-3.50</text:p>
          </table:table-cell>
          <table:table-cell table:formula="of:=[.$I$5]+[.$H$10]*[.B451]" office:value-type="float" office:value="8.75" calcext:value-type="float">
            <text:p>8.75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430]+1" office:value-type="float" office:value="20" calcext:value-type="float">
            <text:p>20</text:p>
          </table:table-cell>
          <table:table-cell table:formula="of:=[.$I$4]+[.$H$10]*[.A452]" office:value-type="float" office:value="-2.7" calcext:value-type="float">
            <text:p>-2.70</text:p>
          </table:table-cell>
          <table:table-cell table:formula="of:=[.$I$5]+[.$H$10]*[.B452]" office:value-type="float" office:value="8.75" calcext:value-type="float">
            <text:p>8.75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431]+1" office:value-type="float" office:value="20" calcext:value-type="float">
            <text:p>20</text:p>
          </table:table-cell>
          <table:table-cell table:formula="of:=[.$I$4]+[.$H$10]*[.A453]" office:value-type="float" office:value="-1.9" calcext:value-type="float">
            <text:p>-1.90</text:p>
          </table:table-cell>
          <table:table-cell table:formula="of:=[.$I$5]+[.$H$10]*[.B453]" office:value-type="float" office:value="8.75" calcext:value-type="float">
            <text:p>8.75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432]+1" office:value-type="float" office:value="20" calcext:value-type="float">
            <text:p>20</text:p>
          </table:table-cell>
          <table:table-cell table:formula="of:=[.$I$4]+[.$H$10]*[.A454]" office:value-type="float" office:value="-1.1" calcext:value-type="float">
            <text:p>-1.10</text:p>
          </table:table-cell>
          <table:table-cell table:formula="of:=[.$I$5]+[.$H$10]*[.B454]" office:value-type="float" office:value="8.75" calcext:value-type="float">
            <text:p>8.75</text:p>
          </table:table-cell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433]+1" office:value-type="float" office:value="20" calcext:value-type="float">
            <text:p>20</text:p>
          </table:table-cell>
          <table:table-cell table:formula="of:=[.$I$4]+[.$H$10]*[.A455]" office:value-type="float" office:value="-0.299999999999999" calcext:value-type="float">
            <text:p>-0.30</text:p>
          </table:table-cell>
          <table:table-cell table:formula="of:=[.$I$5]+[.$H$10]*[.B455]" office:value-type="float" office:value="8.75" calcext:value-type="float">
            <text:p>8.75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434]+1" office:value-type="float" office:value="20" calcext:value-type="float">
            <text:p>20</text:p>
          </table:table-cell>
          <table:table-cell table:formula="of:=[.$I$4]+[.$H$10]*[.A456]" office:value-type="float" office:value="0.500000000000002" calcext:value-type="float">
            <text:p>0.50</text:p>
          </table:table-cell>
          <table:table-cell table:formula="of:=[.$I$5]+[.$H$10]*[.B456]" office:value-type="float" office:value="8.75" calcext:value-type="float">
            <text:p>8.75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435]+1" office:value-type="float" office:value="20" calcext:value-type="float">
            <text:p>20</text:p>
          </table:table-cell>
          <table:table-cell table:formula="of:=[.$I$4]+[.$H$10]*[.A457]" office:value-type="float" office:value="1.3" calcext:value-type="float">
            <text:p>1.30</text:p>
          </table:table-cell>
          <table:table-cell table:formula="of:=[.$I$5]+[.$H$10]*[.B457]" office:value-type="float" office:value="8.75" calcext:value-type="float">
            <text:p>8.75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436]+1" office:value-type="float" office:value="20" calcext:value-type="float">
            <text:p>20</text:p>
          </table:table-cell>
          <table:table-cell table:formula="of:=[.$I$4]+[.$H$10]*[.A458]" office:value-type="float" office:value="2.1" calcext:value-type="float">
            <text:p>2.10</text:p>
          </table:table-cell>
          <table:table-cell table:formula="of:=[.$I$5]+[.$H$10]*[.B458]" office:value-type="float" office:value="8.75" calcext:value-type="float">
            <text:p>8.75</text:p>
          </table:table-cell>
          <table:table-cell table:number-columns-repeated="9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437]+1" office:value-type="float" office:value="20" calcext:value-type="float">
            <text:p>20</text:p>
          </table:table-cell>
          <table:table-cell table:formula="of:=[.$I$4]+[.$H$10]*[.A459]" office:value-type="float" office:value="2.9" calcext:value-type="float">
            <text:p>2.90</text:p>
          </table:table-cell>
          <table:table-cell table:formula="of:=[.$I$5]+[.$H$10]*[.B459]" office:value-type="float" office:value="8.75" calcext:value-type="float">
            <text:p>8.75</text:p>
          </table:table-cell>
          <table:table-cell table:number-columns-repeated="9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438]+1" office:value-type="float" office:value="20" calcext:value-type="float">
            <text:p>20</text:p>
          </table:table-cell>
          <table:table-cell table:formula="of:=[.$I$4]+[.$H$10]*[.A460]" office:value-type="float" office:value="3.7" calcext:value-type="float">
            <text:p>3.70</text:p>
          </table:table-cell>
          <table:table-cell table:formula="of:=[.$I$5]+[.$H$10]*[.B460]" office:value-type="float" office:value="8.75" calcext:value-type="float">
            <text:p>8.75</text:p>
          </table:table-cell>
          <table:table-cell table:number-columns-repeated="9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439]+1" office:value-type="float" office:value="20" calcext:value-type="float">
            <text:p>20</text:p>
          </table:table-cell>
          <table:table-cell table:formula="of:=[.$I$4]+[.$H$10]*[.A461]" office:value-type="float" office:value="4.5" calcext:value-type="float">
            <text:p>4.50</text:p>
          </table:table-cell>
          <table:table-cell table:formula="of:=[.$I$5]+[.$H$10]*[.B461]" office:value-type="float" office:value="8.75" calcext:value-type="float">
            <text:p>8.75</text:p>
          </table:table-cell>
          <table:table-cell table:number-columns-repeated="9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440]+1" office:value-type="float" office:value="20" calcext:value-type="float">
            <text:p>20</text:p>
          </table:table-cell>
          <table:table-cell table:formula="of:=[.$I$4]+[.$H$10]*[.A462]" office:value-type="float" office:value="5.3" calcext:value-type="float">
            <text:p>5.30</text:p>
          </table:table-cell>
          <table:table-cell table:formula="of:=[.$I$5]+[.$H$10]*[.B462]" office:value-type="float" office:value="8.75" calcext:value-type="float">
            <text:p>8.75</text:p>
          </table:table-cell>
          <table:table-cell table:number-columns-repeated="9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441]+1" office:value-type="float" office:value="20" calcext:value-type="float">
            <text:p>20</text:p>
          </table:table-cell>
          <table:table-cell table:formula="of:=[.$I$4]+[.$H$10]*[.A463]" office:value-type="float" office:value="6.1" calcext:value-type="float">
            <text:p>6.10</text:p>
          </table:table-cell>
          <table:table-cell table:formula="of:=[.$I$5]+[.$H$10]*[.B463]" office:value-type="float" office:value="8.75" calcext:value-type="float">
            <text:p>8.75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B442]+1" office:value-type="float" office:value="21" calcext:value-type="float">
            <text:p>21</text:p>
          </table:table-cell>
          <table:table-cell table:formula="of:=[.$I$4]+[.$H$10]*[.A464]" office:value-type="float" office:value="-10.7" calcext:value-type="float">
            <text:p>-10.70</text:p>
          </table:table-cell>
          <table:table-cell table:formula="of:=[.$I$5]+[.$H$10]*[.B464]" office:value-type="float" office:value="9.55" calcext:value-type="float">
            <text:p>9.55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443]+1" office:value-type="float" office:value="21" calcext:value-type="float">
            <text:p>21</text:p>
          </table:table-cell>
          <table:table-cell table:formula="of:=[.$I$4]+[.$H$10]*[.A465]" office:value-type="float" office:value="-9.9" calcext:value-type="float">
            <text:p>-9.90</text:p>
          </table:table-cell>
          <table:table-cell table:formula="of:=[.$I$5]+[.$H$10]*[.B465]" office:value-type="float" office:value="9.55" calcext:value-type="float">
            <text:p>9.55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444]+1" office:value-type="float" office:value="21" calcext:value-type="float">
            <text:p>21</text:p>
          </table:table-cell>
          <table:table-cell table:formula="of:=[.$I$4]+[.$H$10]*[.A466]" office:value-type="float" office:value="-9.1" calcext:value-type="float">
            <text:p>-9.10</text:p>
          </table:table-cell>
          <table:table-cell table:formula="of:=[.$I$5]+[.$H$10]*[.B466]" office:value-type="float" office:value="9.55" calcext:value-type="float">
            <text:p>9.55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445]+1" office:value-type="float" office:value="21" calcext:value-type="float">
            <text:p>21</text:p>
          </table:table-cell>
          <table:table-cell table:formula="of:=[.$I$4]+[.$H$10]*[.A467]" office:value-type="float" office:value="-8.3" calcext:value-type="float">
            <text:p>-8.30</text:p>
          </table:table-cell>
          <table:table-cell table:formula="of:=[.$I$5]+[.$H$10]*[.B467]" office:value-type="float" office:value="9.55" calcext:value-type="float">
            <text:p>9.55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446]+1" office:value-type="float" office:value="21" calcext:value-type="float">
            <text:p>21</text:p>
          </table:table-cell>
          <table:table-cell table:formula="of:=[.$I$4]+[.$H$10]*[.A468]" office:value-type="float" office:value="-7.5" calcext:value-type="float">
            <text:p>-7.50</text:p>
          </table:table-cell>
          <table:table-cell table:formula="of:=[.$I$5]+[.$H$10]*[.B468]" office:value-type="float" office:value="9.55" calcext:value-type="float">
            <text:p>9.55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447]+1" office:value-type="float" office:value="21" calcext:value-type="float">
            <text:p>21</text:p>
          </table:table-cell>
          <table:table-cell table:formula="of:=[.$I$4]+[.$H$10]*[.A469]" office:value-type="float" office:value="-6.7" calcext:value-type="float">
            <text:p>-6.70</text:p>
          </table:table-cell>
          <table:table-cell table:formula="of:=[.$I$5]+[.$H$10]*[.B469]" office:value-type="float" office:value="9.55" calcext:value-type="float">
            <text:p>9.55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448]+1" office:value-type="float" office:value="21" calcext:value-type="float">
            <text:p>21</text:p>
          </table:table-cell>
          <table:table-cell table:formula="of:=[.$I$4]+[.$H$10]*[.A470]" office:value-type="float" office:value="-5.9" calcext:value-type="float">
            <text:p>-5.90</text:p>
          </table:table-cell>
          <table:table-cell table:formula="of:=[.$I$5]+[.$H$10]*[.B470]" office:value-type="float" office:value="9.55" calcext:value-type="float">
            <text:p>9.55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449]+1" office:value-type="float" office:value="21" calcext:value-type="float">
            <text:p>21</text:p>
          </table:table-cell>
          <table:table-cell table:formula="of:=[.$I$4]+[.$H$10]*[.A471]" office:value-type="float" office:value="-5.1" calcext:value-type="float">
            <text:p>-5.10</text:p>
          </table:table-cell>
          <table:table-cell table:formula="of:=[.$I$5]+[.$H$10]*[.B471]" office:value-type="float" office:value="9.55" calcext:value-type="float">
            <text:p>9.55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450]+1" office:value-type="float" office:value="21" calcext:value-type="float">
            <text:p>21</text:p>
          </table:table-cell>
          <table:table-cell table:formula="of:=[.$I$4]+[.$H$10]*[.A472]" office:value-type="float" office:value="-4.3" calcext:value-type="float">
            <text:p>-4.30</text:p>
          </table:table-cell>
          <table:table-cell table:formula="of:=[.$I$5]+[.$H$10]*[.B472]" office:value-type="float" office:value="9.55" calcext:value-type="float">
            <text:p>9.55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451]+1" office:value-type="float" office:value="21" calcext:value-type="float">
            <text:p>21</text:p>
          </table:table-cell>
          <table:table-cell table:formula="of:=[.$I$4]+[.$H$10]*[.A473]" office:value-type="float" office:value="-3.5" calcext:value-type="float">
            <text:p>-3.50</text:p>
          </table:table-cell>
          <table:table-cell table:formula="of:=[.$I$5]+[.$H$10]*[.B473]" office:value-type="float" office:value="9.55" calcext:value-type="float">
            <text:p>9.55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452]+1" office:value-type="float" office:value="21" calcext:value-type="float">
            <text:p>21</text:p>
          </table:table-cell>
          <table:table-cell table:formula="of:=[.$I$4]+[.$H$10]*[.A474]" office:value-type="float" office:value="-2.7" calcext:value-type="float">
            <text:p>-2.70</text:p>
          </table:table-cell>
          <table:table-cell table:formula="of:=[.$I$5]+[.$H$10]*[.B474]" office:value-type="float" office:value="9.55" calcext:value-type="float">
            <text:p>9.55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453]+1" office:value-type="float" office:value="21" calcext:value-type="float">
            <text:p>21</text:p>
          </table:table-cell>
          <table:table-cell table:formula="of:=[.$I$4]+[.$H$10]*[.A475]" office:value-type="float" office:value="-1.9" calcext:value-type="float">
            <text:p>-1.90</text:p>
          </table:table-cell>
          <table:table-cell table:formula="of:=[.$I$5]+[.$H$10]*[.B475]" office:value-type="float" office:value="9.55" calcext:value-type="float">
            <text:p>9.55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454]+1" office:value-type="float" office:value="21" calcext:value-type="float">
            <text:p>21</text:p>
          </table:table-cell>
          <table:table-cell table:formula="of:=[.$I$4]+[.$H$10]*[.A476]" office:value-type="float" office:value="-1.1" calcext:value-type="float">
            <text:p>-1.10</text:p>
          </table:table-cell>
          <table:table-cell table:formula="of:=[.$I$5]+[.$H$10]*[.B476]" office:value-type="float" office:value="9.55" calcext:value-type="float">
            <text:p>9.55</text:p>
          </table:table-cell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455]+1" office:value-type="float" office:value="21" calcext:value-type="float">
            <text:p>21</text:p>
          </table:table-cell>
          <table:table-cell table:formula="of:=[.$I$4]+[.$H$10]*[.A477]" office:value-type="float" office:value="-0.299999999999999" calcext:value-type="float">
            <text:p>-0.30</text:p>
          </table:table-cell>
          <table:table-cell table:formula="of:=[.$I$5]+[.$H$10]*[.B477]" office:value-type="float" office:value="9.55" calcext:value-type="float">
            <text:p>9.55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456]+1" office:value-type="float" office:value="21" calcext:value-type="float">
            <text:p>21</text:p>
          </table:table-cell>
          <table:table-cell table:formula="of:=[.$I$4]+[.$H$10]*[.A478]" office:value-type="float" office:value="0.500000000000002" calcext:value-type="float">
            <text:p>0.50</text:p>
          </table:table-cell>
          <table:table-cell table:formula="of:=[.$I$5]+[.$H$10]*[.B478]" office:value-type="float" office:value="9.55" calcext:value-type="float">
            <text:p>9.55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457]+1" office:value-type="float" office:value="21" calcext:value-type="float">
            <text:p>21</text:p>
          </table:table-cell>
          <table:table-cell table:formula="of:=[.$I$4]+[.$H$10]*[.A479]" office:value-type="float" office:value="1.3" calcext:value-type="float">
            <text:p>1.30</text:p>
          </table:table-cell>
          <table:table-cell table:formula="of:=[.$I$5]+[.$H$10]*[.B479]" office:value-type="float" office:value="9.55" calcext:value-type="float">
            <text:p>9.55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458]+1" office:value-type="float" office:value="21" calcext:value-type="float">
            <text:p>21</text:p>
          </table:table-cell>
          <table:table-cell table:formula="of:=[.$I$4]+[.$H$10]*[.A480]" office:value-type="float" office:value="2.1" calcext:value-type="float">
            <text:p>2.10</text:p>
          </table:table-cell>
          <table:table-cell table:formula="of:=[.$I$5]+[.$H$10]*[.B480]" office:value-type="float" office:value="9.55" calcext:value-type="float">
            <text:p>9.55</text:p>
          </table:table-cell>
          <table:table-cell table:number-columns-repeated="9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459]+1" office:value-type="float" office:value="21" calcext:value-type="float">
            <text:p>21</text:p>
          </table:table-cell>
          <table:table-cell table:formula="of:=[.$I$4]+[.$H$10]*[.A481]" office:value-type="float" office:value="2.9" calcext:value-type="float">
            <text:p>2.90</text:p>
          </table:table-cell>
          <table:table-cell table:formula="of:=[.$I$5]+[.$H$10]*[.B481]" office:value-type="float" office:value="9.55" calcext:value-type="float">
            <text:p>9.55</text:p>
          </table:table-cell>
          <table:table-cell table:number-columns-repeated="9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460]+1" office:value-type="float" office:value="21" calcext:value-type="float">
            <text:p>21</text:p>
          </table:table-cell>
          <table:table-cell table:formula="of:=[.$I$4]+[.$H$10]*[.A482]" office:value-type="float" office:value="3.7" calcext:value-type="float">
            <text:p>3.70</text:p>
          </table:table-cell>
          <table:table-cell table:formula="of:=[.$I$5]+[.$H$10]*[.B482]" office:value-type="float" office:value="9.55" calcext:value-type="float">
            <text:p>9.55</text:p>
          </table:table-cell>
          <table:table-cell table:number-columns-repeated="9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461]+1" office:value-type="float" office:value="21" calcext:value-type="float">
            <text:p>21</text:p>
          </table:table-cell>
          <table:table-cell table:formula="of:=[.$I$4]+[.$H$10]*[.A483]" office:value-type="float" office:value="4.5" calcext:value-type="float">
            <text:p>4.50</text:p>
          </table:table-cell>
          <table:table-cell table:formula="of:=[.$I$5]+[.$H$10]*[.B483]" office:value-type="float" office:value="9.55" calcext:value-type="float">
            <text:p>9.55</text:p>
          </table:table-cell>
          <table:table-cell table:number-columns-repeated="9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462]+1" office:value-type="float" office:value="21" calcext:value-type="float">
            <text:p>21</text:p>
          </table:table-cell>
          <table:table-cell table:formula="of:=[.$I$4]+[.$H$10]*[.A484]" office:value-type="float" office:value="5.3" calcext:value-type="float">
            <text:p>5.30</text:p>
          </table:table-cell>
          <table:table-cell table:formula="of:=[.$I$5]+[.$H$10]*[.B484]" office:value-type="float" office:value="9.55" calcext:value-type="float">
            <text:p>9.55</text:p>
          </table:table-cell>
          <table:table-cell table:number-columns-repeated="9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463]+1" office:value-type="float" office:value="21" calcext:value-type="float">
            <text:p>21</text:p>
          </table:table-cell>
          <table:table-cell table:formula="of:=[.$I$4]+[.$H$10]*[.A485]" office:value-type="float" office:value="6.1" calcext:value-type="float">
            <text:p>6.10</text:p>
          </table:table-cell>
          <table:table-cell table:formula="of:=[.$I$5]+[.$H$10]*[.B485]" office:value-type="float" office:value="9.55" calcext:value-type="float">
            <text:p>9.55</text:p>
          </table:table-cell>
          <table:table-cell table:number-columns-repeated="9"/>
        </table:table-row>
        <table:table-row table:style-name="ro1" table:number-rows-repeated="43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4-14">00/00/0000</text:date>, <text:time style:data-style-name="N2" text:time-value="13:19:54.0276306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14T09:35:55.291712092</meta:creation-date>
    <dc:date>2021-04-14T15:07:59.764570372</dc:date>
    <meta:editing-duration>PT2H30M7S</meta:editing-duration>
    <meta:editing-cycles>7</meta:editing-cycles>
    <meta:generator>LibreOffice/5.1.6.2$Linux_X86_64 LibreOffice_project/10m0$Build-2</meta:generator>
    <meta:document-statistic meta:table-count="1" meta:cell-count="1977" meta:object-count="0"/>
  </office:meta>
</office:document-meta>
</file>